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setting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officeooo:rsid="0003b4da" officeooo:paragraph-rsid="000809eb" style:font-size-asian="12pt" style:font-size-complex="12pt"/>
    </style:style>
    <style:style style:name="P2" style:family="paragraph" style:parent-style-name="Standard">
      <style:text-properties style:font-name="Liberation Serif" fo:font-size="12pt" officeooo:rsid="0003b4da" officeooo:paragraph-rsid="000e0ade" style:font-size-asian="12pt" style:font-size-complex="12pt"/>
    </style:style>
    <style:style style:name="P3" style:family="paragraph" style:parent-style-name="Standard">
      <style:text-properties style:font-name="Liberation Serif" fo:font-size="12pt" officeooo:rsid="0003b4da" officeooo:paragraph-rsid="000ffdfe" style:font-size-asian="12pt" style:font-size-complex="12pt"/>
    </style:style>
    <style:style style:name="P4" style:family="paragraph" style:parent-style-name="Standard">
      <style:text-properties style:font-name="Liberation Serif" fo:font-size="12pt" officeooo:rsid="0003b4da" officeooo:paragraph-rsid="0003b4da" style:font-size-asian="12pt" style:font-size-complex="12pt"/>
    </style:style>
    <style:style style:name="P5" style:family="paragraph" style:parent-style-name="Standard">
      <style:text-properties style:font-name="Liberation Serif" fo:font-size="12pt" officeooo:rsid="000582b2" officeooo:paragraph-rsid="000582b2" style:font-size-asian="12pt" style:font-size-complex="12pt"/>
    </style:style>
    <style:style style:name="P6" style:family="paragraph" style:parent-style-name="Standard">
      <style:text-properties style:font-name="Liberation Serif" fo:font-size="12pt" officeooo:paragraph-rsid="00076e3b" style:font-size-asian="12pt" style:font-size-complex="12pt"/>
    </style:style>
    <style:style style:name="P7" style:family="paragraph" style:parent-style-name="Standard">
      <style:text-properties style:font-name="Liberation Serif" fo:font-size="12pt" officeooo:rsid="00076e3b" officeooo:paragraph-rsid="00076e3b" style:font-size-asian="12pt" style:font-size-complex="12pt"/>
    </style:style>
    <style:style style:name="P8" style:family="paragraph" style:parent-style-name="Standard">
      <style:paragraph-properties fo:line-height="115%"/>
      <style:text-properties style:font-name="Liberation Serif" fo:font-size="12pt" officeooo:rsid="00076e3b" officeooo:paragraph-rsid="00076e3b" style:font-size-asian="12pt" style:font-size-complex="12pt"/>
    </style:style>
    <style:style style:name="P9" style:family="paragraph" style:parent-style-name="Standard">
      <style:paragraph-properties fo:line-height="100%"/>
      <style:text-properties style:font-name="Liberation Serif" fo:font-size="12pt" officeooo:paragraph-rsid="000809eb" style:font-size-asian="12pt" style:font-size-complex="12pt"/>
    </style:style>
    <style:style style:name="P10" style:family="paragraph" style:parent-style-name="Standard">
      <style:paragraph-properties fo:line-height="115%"/>
      <style:text-properties style:font-name="Liberation Serif" fo:font-size="12pt" officeooo:rsid="000a8712" officeooo:paragraph-rsid="000a8712" style:font-size-asian="12pt" style:font-size-complex="12pt"/>
    </style:style>
    <style:style style:name="P11" style:family="paragraph" style:parent-style-name="Standard">
      <style:text-properties style:font-name="Liberation Serif" fo:font-size="12pt" officeooo:rsid="000ffdfe" officeooo:paragraph-rsid="000ffdfe" style:font-size-asian="12pt" style:font-size-complex="12pt"/>
    </style:style>
    <style:style style:name="P12" style:family="paragraph" style:parent-style-name="Standard">
      <style:paragraph-properties fo:line-height="115%"/>
      <style:text-properties style:font-name="Liberation Serif" fo:font-size="12pt" officeooo:rsid="000ffdfe" officeooo:paragraph-rsid="000ffdfe" style:font-size-asian="12pt" style:font-size-complex="12pt"/>
    </style:style>
    <style:style style:name="P13" style:family="paragraph" style:parent-style-name="Standard">
      <style:paragraph-properties fo:line-height="115%"/>
      <style:text-properties style:font-name="Liberation Serif" fo:font-size="12pt" officeooo:rsid="00117cee" officeooo:paragraph-rsid="00117cee" style:font-size-asian="12pt" style:font-size-complex="12pt"/>
    </style:style>
    <style:style style:name="P14" style:family="paragraph" style:parent-style-name="Standard">
      <style:paragraph-properties fo:line-height="115%"/>
      <style:text-properties style:font-name="Liberation Serif" fo:font-size="12pt" officeooo:paragraph-rsid="00076e3b" style:font-size-asian="12pt" style:font-size-complex="12pt"/>
    </style:style>
    <style:style style:name="P15" style:family="paragraph" style:parent-style-name="Standard">
      <style:paragraph-properties fo:line-height="115%"/>
      <style:text-properties style:font-name="Liberation Serif" fo:font-size="12pt" officeooo:paragraph-rsid="000a8712" style:font-size-asian="12pt" style:font-size-complex="12pt"/>
    </style:style>
    <style:style style:name="P16" style:family="paragraph" style:parent-style-name="Standard">
      <style:paragraph-properties fo:line-height="115%"/>
      <style:text-properties style:font-name="Liberation Serif" fo:font-size="12pt" officeooo:rsid="00118869" officeooo:paragraph-rsid="004f784d" style:font-size-asian="12pt" style:font-size-complex="12pt"/>
    </style:style>
    <style:style style:name="P17" style:family="paragraph" style:parent-style-name="Standard">
      <style:paragraph-properties fo:line-height="115%"/>
      <style:text-properties style:font-name="Liberation Serif" fo:font-size="12pt" officeooo:rsid="00118869" officeooo:paragraph-rsid="004bc7ad" style:font-size-asian="12pt" style:font-size-complex="12pt"/>
    </style:style>
    <style:style style:name="P18" style:family="paragraph" style:parent-style-name="Standard">
      <style:text-properties style:font-name="Liberation Serif" fo:font-size="12pt" officeooo:rsid="00241a9a" officeooo:paragraph-rsid="00241a9a" style:font-size-asian="12pt" style:font-size-complex="12pt"/>
    </style:style>
    <style:style style:name="P19" style:family="paragraph" style:parent-style-name="Standard">
      <style:text-properties style:font-name="Liberation Serif" fo:font-size="12pt" fo:font-weight="normal" officeooo:rsid="000582b2" officeooo:paragraph-rsid="000582b2"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3008e8" officeooo:paragraph-rsid="003008e8" style:font-size-asian="12pt" style:font-weight-asian="normal" style:font-size-complex="12pt" style:font-weight-complex="normal"/>
    </style:style>
    <style:style style:name="P21" style:family="paragraph" style:parent-style-name="Standard">
      <style:text-properties style:font-name="Ubuntu Mono" fo:font-size="12pt" officeooo:rsid="0003b4da" officeooo:paragraph-rsid="0003b4da" style:font-size-asian="12pt" style:font-size-complex="12pt"/>
    </style:style>
    <style:style style:name="P22" style:family="paragraph" style:parent-style-name="Standard">
      <style:text-properties style:font-name="Ubuntu Mono" fo:font-size="12pt" officeooo:rsid="0003b4da" officeooo:paragraph-rsid="000809eb" style:font-size-asian="12pt" style:font-size-complex="12pt"/>
    </style:style>
    <style:style style:name="P23" style:family="paragraph" style:parent-style-name="Standard">
      <style:text-properties style:font-name="Ubuntu Mono" fo:font-size="12pt" officeooo:rsid="0003b4da" officeooo:paragraph-rsid="000828d7" style:font-size-asian="12pt" style:font-size-complex="12pt"/>
    </style:style>
    <style:style style:name="P24" style:family="paragraph" style:parent-style-name="Standard">
      <style:text-properties style:font-name="Ubuntu Mono" fo:font-size="12pt" officeooo:rsid="0003b4da" officeooo:paragraph-rsid="000e0ade" style:font-size-asian="12pt" style:font-size-complex="12pt"/>
    </style:style>
    <style:style style:name="P25" style:family="paragraph" style:parent-style-name="Standard">
      <style:text-properties style:font-name="Ubuntu Mono" fo:font-size="12pt" officeooo:rsid="0003b4da" officeooo:paragraph-rsid="000ffdfe" style:font-size-asian="12pt" style:font-size-complex="12pt"/>
    </style:style>
    <style:style style:name="P26" style:family="paragraph" style:parent-style-name="Standard">
      <style:text-properties style:font-name="Ubuntu Mono" fo:font-size="12pt" officeooo:rsid="0003b4da" officeooo:paragraph-rsid="00c46d37" style:font-size-asian="12pt" style:font-size-complex="12pt"/>
    </style:style>
    <style:style style:name="P27" style:family="paragraph" style:parent-style-name="Standard">
      <style:text-properties style:font-name="Ubuntu Mono" fo:font-size="12pt" officeooo:rsid="000e0ade" officeooo:paragraph-rsid="000ffdfe" style:font-size-asian="12pt" style:font-size-complex="12pt"/>
    </style:style>
    <style:style style:name="P28" style:family="paragraph" style:parent-style-name="Standard">
      <style:text-properties style:font-name="Ubuntu Mono" fo:font-size="12pt" officeooo:rsid="000809eb" officeooo:paragraph-rsid="000e0ade" style:font-size-asian="12pt" style:font-size-complex="12pt"/>
    </style:style>
    <style:style style:name="P29" style:family="paragraph" style:parent-style-name="Standard">
      <style:text-properties style:font-name="Ubuntu Mono" fo:font-size="12pt" officeooo:rsid="000809eb" officeooo:paragraph-rsid="000ffdfe" style:font-size-asian="12pt" style:font-size-complex="12pt"/>
    </style:style>
    <style:style style:name="P30" style:family="paragraph" style:parent-style-name="Standard">
      <style:paragraph-properties fo:line-height="115%"/>
      <style:text-properties style:font-name="Ubuntu Mono" fo:font-size="12pt" officeooo:rsid="00117cee" officeooo:paragraph-rsid="004bc7ad" style:font-size-asian="12pt" style:font-size-complex="12pt"/>
    </style:style>
    <style:style style:name="P31" style:family="paragraph" style:parent-style-name="Standard">
      <style:paragraph-properties fo:line-height="115%"/>
      <style:text-properties style:font-name="Ubuntu Mono" fo:font-size="12pt" officeooo:rsid="00117cee" officeooo:paragraph-rsid="004f784d" style:font-size-asian="12pt" style:font-size-complex="12pt"/>
    </style:style>
    <style:style style:name="P32" style:family="paragraph" style:parent-style-name="Standard">
      <style:text-properties style:font-name="Ubuntu Mono" fo:font-size="12pt" fo:font-weight="normal" officeooo:rsid="000582b2" officeooo:paragraph-rsid="000582b2" style:font-size-asian="12pt" style:font-weight-asian="normal" style:font-size-complex="12pt" style:font-weight-complex="normal"/>
    </style:style>
    <style:style style:name="P33" style:family="paragraph" style:parent-style-name="Standard">
      <style:text-properties officeooo:paragraph-rsid="000ffdfe"/>
    </style:style>
    <style:style style:name="P34" style:family="paragraph" style:parent-style-name="Standard">
      <style:text-properties fo:color="#000000" style:font-name="Liberation Serif" fo:font-size="12pt" fo:font-style="normal" fo:font-weight="normal" officeooo:rsid="000ffdfe" officeooo:paragraph-rsid="000ffdfe" style:font-size-asian="12pt" style:font-style-asian="normal" style:font-weight-asian="normal"/>
    </style:style>
    <style:style style:name="P35" style:family="paragraph" style:parent-style-name="Standard">
      <style:paragraph-properties fo:line-height="115%"/>
      <style:text-properties officeooo:rsid="000aedaf" officeooo:paragraph-rsid="00ba1a74"/>
    </style:style>
    <style:style style:name="P36" style:family="paragraph" style:parent-style-name="Text_20_body">
      <style:text-properties officeooo:rsid="00006daf" officeooo:paragraph-rsid="00006daf"/>
    </style:style>
    <style:style style:name="P37" style:family="paragraph" style:parent-style-name="Text_20_body">
      <style:text-properties officeooo:rsid="0000de01" officeooo:paragraph-rsid="0000de01"/>
    </style:style>
    <style:style style:name="P38" style:family="paragraph" style:parent-style-name="Text_20_body">
      <style:text-properties officeooo:rsid="0002913c" officeooo:paragraph-rsid="0002913c"/>
    </style:style>
    <style:style style:name="P39" style:family="paragraph" style:parent-style-name="Text_20_body">
      <style:text-properties fo:font-weight="normal" officeooo:rsid="00006daf" officeooo:paragraph-rsid="00006daf" style:font-weight-asian="normal" style:font-weight-complex="normal"/>
    </style:style>
    <style:style style:name="P40" style:family="paragraph" style:parent-style-name="Text_20_body">
      <style:paragraph-properties fo:line-height="100%"/>
      <style:text-properties style:font-name="Liberation Serif" fo:font-size="12pt" officeooo:paragraph-rsid="000809eb" style:font-size-asian="12pt" style:font-size-complex="12pt"/>
    </style:style>
    <style:style style:name="P41" style:family="paragraph" style:parent-style-name="Text_20_body">
      <style:text-properties style:font-name="Liberation Serif" fo:font-size="12pt" officeooo:rsid="000809eb" officeooo:paragraph-rsid="000809eb" style:font-size-asian="12pt" style:font-size-complex="12pt"/>
    </style:style>
    <style:style style:name="P42" style:family="paragraph" style:parent-style-name="Text_20_body">
      <style:text-properties style:font-name="Liberation Serif" fo:font-size="12pt" officeooo:rsid="00093721" officeooo:paragraph-rsid="00093721" style:font-size-asian="12pt" style:font-size-complex="12pt"/>
    </style:style>
    <style:style style:name="P43" style:family="paragraph" style:parent-style-name="Text_20_body">
      <style:text-properties style:font-name="Liberation Serif" fo:font-size="12pt" officeooo:rsid="0014a337" officeooo:paragraph-rsid="0014a337" style:font-size-asian="12pt" style:font-size-complex="12pt"/>
    </style:style>
    <style:style style:name="P44" style:family="paragraph" style:parent-style-name="Text_20_body">
      <style:text-properties style:font-name="Liberation Serif" officeooo:rsid="000e0ade" officeooo:paragraph-rsid="000e0ade"/>
    </style:style>
    <style:style style:name="P45" style:family="paragraph" style:parent-style-name="Text_20_body">
      <style:text-properties fo:font-style="normal" fo:font-weight="normal" officeooo:rsid="0002913c" officeooo:paragraph-rsid="0002913c" style:font-style-asian="normal" style:font-weight-asian="normal" style:font-style-complex="normal" style:font-weight-complex="normal"/>
    </style:style>
    <style:style style:name="P46" style:family="paragraph" style:parent-style-name="Text_20_body">
      <style:text-properties fo:font-style="normal" fo:font-weight="normal" officeooo:rsid="002e878c" officeooo:paragraph-rsid="002e878c" style:font-style-asian="normal" style:font-weight-asian="normal" style:font-style-complex="normal" style:font-weight-complex="normal"/>
    </style:style>
    <style:style style:name="P47" style:family="paragraph" style:parent-style-name="Text_20_body">
      <style:text-properties fo:font-style="normal" fo:font-weight="normal" officeooo:rsid="00076e3b" officeooo:paragraph-rsid="00076e3b" style:font-style-asian="normal" style:font-weight-asian="normal" style:font-style-complex="normal" style:font-weight-complex="normal"/>
    </style:style>
    <style:style style:name="P48" style:family="paragraph" style:parent-style-name="Text_20_body">
      <style:paragraph-properties fo:line-height="115%"/>
      <style:text-properties officeooo:rsid="000aedaf" officeooo:paragraph-rsid="000aedaf"/>
    </style:style>
    <style:style style:name="P49" style:family="paragraph" style:parent-style-name="Text_20_body">
      <style:text-properties officeooo:rsid="000bb79f" officeooo:paragraph-rsid="000bb79f"/>
    </style:style>
    <style:style style:name="P50" style:family="paragraph" style:parent-style-name="Text_20_body">
      <style:text-properties officeooo:rsid="000d08bd" officeooo:paragraph-rsid="000d08bd"/>
    </style:style>
    <style:style style:name="P51" style:family="paragraph" style:parent-style-name="Text_20_body">
      <style:text-properties officeooo:rsid="000d08bd" officeooo:paragraph-rsid="000e0ade"/>
    </style:style>
    <style:style style:name="P52" style:family="paragraph" style:parent-style-name="Text_20_body">
      <style:text-properties officeooo:rsid="0012132f" officeooo:paragraph-rsid="0012132f"/>
    </style:style>
    <style:style style:name="P53" style:family="paragraph" style:parent-style-name="Text_20_body">
      <style:paragraph-properties fo:line-height="100%"/>
      <style:text-properties style:font-name="Ubuntu Mono" fo:font-size="12pt" officeooo:rsid="000809eb" officeooo:paragraph-rsid="000809eb" style:font-size-asian="12pt" style:font-size-complex="12pt"/>
    </style:style>
    <style:style style:name="P54" style:family="paragraph" style:parent-style-name="Text_20_body">
      <style:text-properties style:font-name="Ubuntu Mono" fo:font-size="12pt" officeooo:rsid="000809eb" officeooo:paragraph-rsid="00076e3b" style:font-size-asian="12pt" style:font-size-complex="12pt"/>
    </style:style>
    <style:style style:name="P55" style:family="paragraph" style:parent-style-name="Text_20_body">
      <style:text-properties style:font-name="Ubuntu Mono" fo:font-size="12pt" officeooo:rsid="000809eb" officeooo:paragraph-rsid="000809eb" style:font-size-asian="12pt" style:font-size-complex="12pt"/>
    </style:style>
    <style:style style:name="P56" style:family="paragraph" style:parent-style-name="Text_20_body">
      <style:text-properties style:font-name="Ubuntu Mono" fo:font-size="12pt" officeooo:rsid="000809eb" officeooo:paragraph-rsid="000e0ade" style:font-size-asian="12pt" style:font-size-complex="12pt"/>
    </style:style>
    <style:style style:name="P57" style:family="paragraph" style:parent-style-name="Text_20_body">
      <style:text-properties style:font-name="Ubuntu Mono" fo:font-size="10pt" officeooo:rsid="00117cee" officeooo:paragraph-rsid="0012132f" style:font-size-asian="10pt" style:font-size-complex="10pt"/>
    </style:style>
    <style:style style:name="P58" style:family="paragraph" style:parent-style-name="Text_20_body">
      <style:text-properties fo:font-size="18.2000007629395pt" officeooo:rsid="0012132f" officeooo:paragraph-rsid="0012132f" style:font-size-asian="18.2000007629395pt" style:font-size-complex="18.2000007629395pt"/>
    </style:style>
    <style:style style:name="P59" style:family="paragraph" style:parent-style-name="Title">
      <style:text-properties officeooo:rsid="00006daf" officeooo:paragraph-rsid="00006daf"/>
    </style:style>
    <style:style style:name="P60" style:family="paragraph" style:parent-style-name="Subtitle">
      <style:text-properties officeooo:rsid="00006daf" officeooo:paragraph-rsid="00006daf"/>
    </style:style>
    <style:style style:name="P61" style:family="paragraph" style:parent-style-name="Standard">
      <style:paragraph-properties fo:margin-top="0.101cm" fo:margin-bottom="0.101cm" loext:contextual-spacing="false"/>
      <style:text-properties style:font-name="Liberation Serif" fo:font-size="12pt" officeooo:paragraph-rsid="0002913c" style:font-size-asian="12pt" style:font-size-complex="12pt"/>
    </style:style>
    <style:style style:name="P62" style:family="paragraph" style:parent-style-name="Standard">
      <style:paragraph-properties fo:margin-top="0.101cm" fo:margin-bottom="0.101cm" loext:contextual-spacing="false"/>
      <style:text-properties style:font-name="Liberation Serif" fo:font-size="12pt" officeooo:rsid="0003b4da" officeooo:paragraph-rsid="0003b4da" style:font-size-asian="12pt" style:font-size-complex="12pt"/>
    </style:style>
    <style:style style:name="P63" style:family="paragraph" style:parent-style-name="Standard">
      <style:paragraph-properties fo:margin-top="0.101cm" fo:margin-bottom="0.101cm" loext:contextual-spacing="false"/>
      <style:text-properties officeooo:paragraph-rsid="000582b2"/>
    </style:style>
    <style:style style:name="P64" style:family="paragraph" style:parent-style-name="Standard">
      <style:paragraph-properties fo:margin-top="0cm" fo:margin-bottom="0cm" loext:contextual-spacing="false"/>
      <style:text-properties style:font-name="Liberation Serif" fo:font-size="12pt" officeooo:rsid="0003b4da" officeooo:paragraph-rsid="0003b4da" style:font-size-asian="12pt" style:font-size-complex="12pt"/>
    </style:style>
    <style:style style:name="P65" style:family="paragraph" style:parent-style-name="Standard">
      <style:paragraph-properties fo:margin-top="0cm" fo:margin-bottom="0cm" loext:contextual-spacing="false"/>
      <style:text-properties style:font-name="Ubuntu Mono" fo:font-size="12pt" officeooo:rsid="0003b4da" officeooo:paragraph-rsid="000809eb" style:font-size-asian="12pt" style:font-size-complex="12pt"/>
    </style:style>
    <style:style style:name="P66" style:family="paragraph" style:parent-style-name="Standard">
      <style:paragraph-properties fo:margin-top="0cm" fo:margin-bottom="0cm" loext:contextual-spacing="false"/>
      <style:text-properties style:font-name="Ubuntu Mono" fo:font-size="12pt" officeooo:rsid="0003b4da" officeooo:paragraph-rsid="0003b4da" style:font-size-asian="12pt" style:font-size-complex="12pt"/>
    </style:style>
    <style:style style:name="P67" style:family="paragraph" style:parent-style-name="Preformatted_20_Text">
      <style:paragraph-properties fo:margin-top="0cm" fo:margin-bottom="0cm" loext:contextual-spacing="false" fo:line-height="100%"/>
      <style:text-properties style:font-name="Ubuntu Mono" fo:font-size="12pt" officeooo:rsid="0012132f" officeooo:paragraph-rsid="0012132f" style:font-size-asian="12pt" style:font-size-complex="12pt"/>
    </style:style>
    <style:style style:name="P68" style:family="paragraph" style:parent-style-name="Preformatted_20_Text">
      <style:paragraph-properties fo:margin-top="0cm" fo:margin-bottom="0cm" loext:contextual-spacing="false" fo:line-height="100%"/>
      <style:text-properties style:font-name="Ubuntu Mono" fo:font-size="12pt" officeooo:rsid="0012132f" officeooo:paragraph-rsid="0012b080" style:font-size-asian="12pt" style:font-size-complex="12pt"/>
    </style:style>
    <style:style style:name="P69" style:family="paragraph" style:parent-style-name="Preformatted_20_Text">
      <style:paragraph-properties fo:margin-top="0cm" fo:margin-bottom="0cm" loext:contextual-spacing="false" fo:line-height="115%"/>
      <style:text-properties style:font-name="Ubuntu Mono" fo:font-size="12pt" officeooo:rsid="0012132f" officeooo:paragraph-rsid="0012b080" style:font-size-asian="12pt" style:font-size-complex="12pt"/>
    </style:style>
    <style:style style:name="P70" style:family="paragraph" style:parent-style-name="Preformatted_20_Text">
      <style:paragraph-properties fo:margin-top="0cm" fo:margin-bottom="0cm" loext:contextual-spacing="false" fo:line-height="115%"/>
      <style:text-properties style:font-name="Liberation Serif" fo:font-size="12pt" officeooo:rsid="0012b080" officeooo:paragraph-rsid="0012b080" style:font-size-asian="12pt" style:font-size-complex="12pt"/>
    </style:style>
    <style:style style:name="P71" style:family="paragraph" style:parent-style-name="Preformatted_20_Text">
      <style:paragraph-properties fo:margin-top="0cm" fo:margin-bottom="0cm" loext:contextual-spacing="false" fo:line-height="115%"/>
      <style:text-properties style:font-name="Liberation Serif" fo:font-size="12pt" officeooo:rsid="0012b080" officeooo:paragraph-rsid="0014442f" style:font-size-asian="12pt" style:font-size-complex="12pt"/>
    </style:style>
    <style:style style:name="P72" style:family="paragraph" style:parent-style-name="Text_20_body">
      <style:paragraph-properties fo:margin-top="0cm" fo:margin-bottom="0cm" loext:contextual-spacing="false" fo:line-height="115%"/>
      <style:text-properties style:font-name="Ubuntu Mono" fo:font-size="12pt" officeooo:rsid="0014a337" officeooo:paragraph-rsid="0014a337" style:font-size-asian="12pt" style:font-size-complex="12pt"/>
    </style:style>
    <style:style style:name="P73" style:family="paragraph" style:parent-style-name="Text_20_body">
      <style:paragraph-properties fo:margin-top="0cm" fo:margin-bottom="0cm" loext:contextual-spacing="false" fo:line-height="115%"/>
      <style:text-properties style:font-name="Ubuntu Mono" fo:font-size="12pt" officeooo:rsid="0099a6dd" officeooo:paragraph-rsid="011c83b5" style:font-size-asian="12pt" style:font-size-complex="12pt"/>
    </style:style>
    <style:style style:name="P74" style:family="paragraph" style:parent-style-name="Text_20_body">
      <style:paragraph-properties fo:margin-top="0cm" fo:margin-bottom="0cm" loext:contextual-spacing="false" fo:line-height="115%"/>
      <style:text-properties style:font-name="Ubuntu Mono" fo:font-size="12pt" officeooo:rsid="0099a6dd" officeooo:paragraph-rsid="0120474d" style:font-size-asian="12pt" style:font-size-complex="12pt"/>
    </style:style>
    <style:style style:name="P75" style:family="paragraph" style:parent-style-name="Text_20_body">
      <style:paragraph-properties fo:margin-top="0cm" fo:margin-bottom="0cm" loext:contextual-spacing="false" fo:line-height="115%"/>
      <style:text-properties style:font-name="Ubuntu Mono" fo:font-size="12pt" officeooo:rsid="0099a6dd" officeooo:paragraph-rsid="0122b645" style:font-size-asian="12pt" style:font-size-complex="12pt"/>
    </style:style>
    <style:style style:name="P76" style:family="paragraph" style:parent-style-name="Text_20_body">
      <style:paragraph-properties fo:margin-top="0cm" fo:margin-bottom="0cm" loext:contextual-spacing="false" fo:line-height="115%"/>
      <style:text-properties style:font-name="Liberation Serif" fo:font-size="12pt" officeooo:rsid="00150543" officeooo:paragraph-rsid="00150543" style:font-size-asian="12pt" style:font-size-complex="12pt"/>
    </style:style>
    <style:style style:name="P77" style:family="paragraph" style:parent-style-name="Text_20_body">
      <style:paragraph-properties fo:margin-top="0cm" fo:margin-bottom="0cm" loext:contextual-spacing="false" fo:line-height="115%"/>
      <style:text-properties style:font-name="Liberation Serif" fo:font-size="12pt" officeooo:rsid="00984fa4" officeooo:paragraph-rsid="00984fa4" style:font-size-asian="12pt" style:font-size-complex="12pt"/>
    </style:style>
    <style:style style:name="P78" style:family="paragraph" style:parent-style-name="Text_20_body">
      <style:paragraph-properties fo:margin-top="0cm" fo:margin-bottom="0cm" loext:contextual-spacing="false" fo:line-height="115%"/>
      <style:text-properties style:font-name="Liberation Serif" fo:font-size="12pt" officeooo:rsid="0099a6dd" officeooo:paragraph-rsid="0099a6dd" style:font-size-asian="12pt" style:font-size-complex="12pt"/>
    </style:style>
    <style:style style:name="P79" style:family="paragraph" style:parent-style-name="Text_20_body">
      <style:paragraph-properties fo:margin-top="0cm" fo:margin-bottom="0cm" loext:contextual-spacing="false" fo:line-height="115%"/>
      <style:text-properties style:font-name="Liberation Serif" fo:font-size="12pt" officeooo:rsid="012c7f0e" officeooo:paragraph-rsid="012c7f0e" style:font-size-asian="12pt" style:font-size-complex="12pt"/>
    </style:style>
    <style:style style:name="P80" style:family="paragraph" style:parent-style-name="Text_20_body">
      <style:paragraph-properties fo:margin-top="0cm" fo:margin-bottom="0cm" loext:contextual-spacing="false" fo:line-height="115%"/>
      <style:text-properties style:font-name="Liberation Serif" fo:font-size="12pt" officeooo:rsid="013b329d" officeooo:paragraph-rsid="013b329d" style:font-size-asian="12pt" style:font-size-complex="12pt"/>
    </style:style>
    <style:style style:name="P81" style:family="paragraph" style:parent-style-name="Text_20_body">
      <style:paragraph-properties fo:margin-top="0cm" fo:margin-bottom="0cm" loext:contextual-spacing="false" fo:line-height="115%"/>
      <style:text-properties style:font-name="Liberation Serif" fo:font-size="12pt" officeooo:rsid="0141e2c0" officeooo:paragraph-rsid="0141e2c0" style:font-size-asian="12pt" style:font-size-complex="12pt"/>
    </style:style>
    <style:style style:name="P82" style:family="paragraph" style:parent-style-name="Text_20_body">
      <style:paragraph-properties fo:margin-top="0cm" fo:margin-bottom="0cm" loext:contextual-spacing="false" fo:line-height="115%"/>
      <style:text-properties style:font-name="Liberation Serif" fo:font-size="12pt" officeooo:rsid="0148f726" officeooo:paragraph-rsid="0148f726" style:font-size-asian="12pt" style:font-size-complex="12pt"/>
    </style:style>
    <style:style style:name="P83" style:family="paragraph" style:parent-style-name="Text_20_body">
      <style:paragraph-properties fo:margin-top="0cm" fo:margin-bottom="0cm" loext:contextual-spacing="false" fo:line-height="115%"/>
      <style:text-properties style:font-name="Liberation Serif" fo:font-size="12pt" officeooo:rsid="014bee5f" officeooo:paragraph-rsid="014bee5f" style:font-size-asian="12pt" style:font-size-complex="12pt"/>
    </style:style>
    <style:style style:name="P84" style:family="paragraph" style:parent-style-name="Text_20_body">
      <style:paragraph-properties fo:margin-top="0cm" fo:margin-bottom="0cm" loext:contextual-spacing="false" fo:line-height="115%"/>
      <style:text-properties officeooo:paragraph-rsid="01319ace"/>
    </style:style>
    <style:style style:name="P85" style:family="paragraph" style:parent-style-name="Text_20_body">
      <style:paragraph-properties fo:margin-top="0.101cm" fo:margin-bottom="0.347cm" loext:contextual-spacing="false"/>
      <style:text-properties fo:font-style="normal" fo:font-weight="normal" officeooo:rsid="00076e3b" officeooo:paragraph-rsid="00076e3b" style:font-style-asian="normal" style:font-weight-asian="normal" style:font-style-complex="normal" style:font-weight-complex="normal"/>
    </style:style>
    <style:style style:name="P86" style:family="paragraph" style:parent-style-name="Text_20_body">
      <style:paragraph-properties fo:margin-top="0.101cm" fo:margin-bottom="0.347cm" loext:contextual-spacing="false"/>
      <style:text-properties officeooo:rsid="00076e3b" officeooo:paragraph-rsid="00076e3b"/>
    </style:style>
    <style:style style:name="P87" style:family="paragraph" style:parent-style-name="Preformatted_20_Text">
      <style:text-properties style:font-name="Ubuntu Mono"/>
    </style:style>
    <style:style style:name="P88" style:family="paragraph" style:parent-style-name="Preformatted_20_Text">
      <style:text-properties style:font-name="Ubuntu Mono" fo:font-size="10pt" style:font-size-asian="10pt" style:font-size-complex="10pt"/>
    </style:style>
    <style:style style:name="P89" style:family="paragraph" style:parent-style-name="Preformatted_20_Text">
      <style:text-properties style:font-name="Ubuntu Mono" fo:font-size="10pt" officeooo:paragraph-rsid="0012132f" style:font-size-asian="10pt" style:font-size-complex="10pt"/>
    </style:style>
    <style:style style:name="P90" style:family="paragraph" style:parent-style-name="Preformatted_20_Text">
      <style:text-properties style:font-name="Ubuntu Mono" fo:font-size="10pt" officeooo:rsid="00076e3b" officeooo:paragraph-rsid="0014442f" style:font-size-asian="10pt" style:font-size-complex="10pt"/>
    </style:style>
    <style:style style:name="P91" style:family="paragraph" style:parent-style-name="Preformatted_20_Text">
      <style:text-properties style:font-name="Ubuntu Mono" officeooo:paragraph-rsid="00150543"/>
    </style:style>
    <style:style style:name="P92" style:family="paragraph" style:parent-style-name="Preformatted_20_Text">
      <style:text-properties style:font-name="Ubuntu Mono" fo:font-size="9pt" officeooo:paragraph-rsid="0012132f" style:font-size-asian="9pt" style:font-size-complex="9pt"/>
    </style:style>
    <style:style style:name="P93" style:family="paragraph" style:parent-style-name="Preformatted_20_Text">
      <style:text-properties style:font-name="Liberation Serif" fo:font-size="12pt" officeooo:rsid="0015a2e3" officeooo:paragraph-rsid="0015a2e3" style:font-size-asian="10.5pt" style:font-size-complex="12pt"/>
    </style:style>
    <style:style style:name="P94" style:family="paragraph" style:parent-style-name="Preformatted_20_Text">
      <style:text-properties style:font-name="Liberation Serif" fo:font-size="12pt" officeooo:rsid="0016a45c" officeooo:paragraph-rsid="0016a45c" style:font-size-asian="10.5pt" style:font-size-complex="12pt"/>
    </style:style>
    <style:style style:name="P95" style:family="paragraph" style:parent-style-name="Preformatted_20_Text">
      <style:text-properties style:font-name="Liberation Serif" fo:font-size="12pt" officeooo:rsid="0071a1be" officeooo:paragraph-rsid="0071a1be" style:font-size-asian="12pt" style:font-size-complex="12pt"/>
    </style:style>
    <style:style style:name="P96" style:family="paragraph" style:parent-style-name="Preformatted_20_Text">
      <style:text-properties style:font-name="Liberation Serif" fo:font-size="12pt" officeooo:rsid="0071a1be" officeooo:paragraph-rsid="00ffe28f" style:font-size-asian="12pt" style:font-size-complex="12pt"/>
    </style:style>
    <style:style style:name="P97" style:family="paragraph" style:parent-style-name="Preformatted_20_Text">
      <style:text-properties style:font-name="Liberation Serif" fo:font-size="12pt" officeooo:rsid="0071a1be" officeooo:paragraph-rsid="0102ac21" style:font-size-asian="12pt" style:font-size-complex="12pt"/>
    </style:style>
    <style:style style:name="P98" style:family="paragraph" style:parent-style-name="Preformatted_20_Text">
      <style:text-properties style:font-name="Liberation Serif" fo:font-size="12pt" officeooo:rsid="010c5ece" officeooo:paragraph-rsid="010e3db3" style:font-size-asian="12pt" style:font-size-complex="12pt"/>
    </style:style>
    <style:style style:name="P99" style:family="paragraph" style:parent-style-name="Preformatted_20_Text">
      <style:paragraph-properties fo:margin-top="0cm" fo:margin-bottom="0.499cm" loext:contextual-spacing="false"/>
      <style:text-properties style:font-name="Ubuntu Mono" fo:font-size="10pt" style:font-size-asian="10pt" style:font-size-complex="10pt"/>
    </style:style>
    <style:style style:name="P100" style:family="paragraph" style:parent-style-name="Preformatted_20_Text">
      <style:paragraph-properties fo:margin-top="0cm" fo:margin-bottom="0.499cm" loext:contextual-spacing="false"/>
      <style:text-properties style:font-name="Ubuntu Mono" fo:font-size="12pt" officeooo:rsid="0012132f" officeooo:paragraph-rsid="0012132f" style:font-size-asian="12pt" style:font-size-complex="12pt"/>
    </style:style>
    <style:style style:name="P101" style:family="paragraph" style:parent-style-name="Preformatted_20_Text">
      <style:paragraph-properties fo:margin-top="0cm" fo:margin-bottom="0.499cm" loext:contextual-spacing="false"/>
      <style:text-properties style:font-name="Liberation Serif" fo:font-size="12pt" officeooo:rsid="0012132f" officeooo:paragraph-rsid="0012132f" style:font-size-asian="12pt" style:font-size-complex="12pt"/>
    </style:style>
    <style:style style:name="P102" style:family="paragraph" style:parent-style-name="Preformatted_20_Text">
      <style:paragraph-properties fo:margin-top="0cm" fo:margin-bottom="0.499cm" loext:contextual-spacing="false"/>
      <style:text-properties style:font-name="Liberation Serif" fo:font-size="12pt" officeooo:rsid="006fef0d" officeooo:paragraph-rsid="006fef0d" style:font-size-asian="10.5pt" style:font-size-complex="12pt"/>
    </style:style>
    <style:style style:name="P103" style:family="paragraph" style:parent-style-name="Preformatted_20_Text">
      <style:paragraph-properties fo:margin-top="0cm" fo:margin-bottom="0.499cm" loext:contextual-spacing="false"/>
      <style:text-properties fo:font-size="12pt" officeooo:paragraph-rsid="0017f6ad" style:font-size-asian="12pt" style:font-size-complex="12pt"/>
    </style:style>
    <style:style style:name="P104" style:family="paragraph" style:parent-style-name="Standard">
      <style:paragraph-properties fo:margin-top="0cm" fo:margin-bottom="0.499cm" loext:contextual-spacing="false"/>
      <style:text-properties style:font-name="Ubuntu Mono" fo:font-size="12pt" officeooo:paragraph-rsid="00891491" style:font-size-asian="12pt" style:font-size-complex="12pt"/>
    </style:style>
    <style:style style:name="P105" style:family="paragraph" style:parent-style-name="Standard">
      <style:paragraph-properties fo:margin-top="0cm" fo:margin-bottom="0.499cm" loext:contextual-spacing="false"/>
      <style:text-properties fo:font-size="12pt" officeooo:paragraph-rsid="008be4ec" style:font-size-asian="12pt" style:font-size-complex="12pt"/>
    </style:style>
    <style:style style:name="P106" style:family="paragraph" style:parent-style-name="Standard">
      <style:paragraph-properties fo:margin-top="0cm" fo:margin-bottom="0.499cm" loext:contextual-spacing="false"/>
      <style:text-properties fo:font-size="12pt" officeooo:paragraph-rsid="008f95d4" style:font-size-asian="12pt" style:font-size-complex="12pt"/>
    </style:style>
    <style:style style:name="P107" style:family="paragraph" style:parent-style-name="Standard">
      <style:paragraph-properties fo:line-height="115%"/>
      <style:text-properties style:font-name="Ubuntu Mono" fo:font-size="12pt" officeooo:rsid="000aedaf" officeooo:paragraph-rsid="00ba1a74" style:font-size-asian="12pt" style:font-size-complex="12pt"/>
    </style:style>
    <style:style style:name="P108" style:family="paragraph" style:parent-style-name="Text_20_body" style:list-style-name="L1">
      <style:text-properties style:font-name="Liberation Serif" officeooo:rsid="0002913c" officeooo:paragraph-rsid="0002913c"/>
    </style:style>
    <style:style style:name="P109" style:family="paragraph" style:parent-style-name="Text_20_body" style:list-style-name="L1">
      <style:text-properties style:font-name="Liberation Serif" fo:font-size="12pt" officeooo:rsid="0000de01" officeooo:paragraph-rsid="0002913c" style:font-size-asian="12pt" style:font-size-complex="12pt"/>
    </style:style>
    <style:style style:name="P110" style:family="paragraph" style:parent-style-name="Text_20_body" style:list-style-name="L1">
      <style:text-properties style:font-name="Liberation Serif" fo:font-size="12pt" fo:font-style="normal" fo:font-weight="bold" officeooo:rsid="0000de01" officeooo:paragraph-rsid="0002913c" style:font-size-asian="12pt" style:font-style-asian="normal" style:font-weight-asian="bold" style:font-size-complex="12pt" style:font-style-complex="normal" style:font-weight-complex="bold"/>
    </style:style>
    <style:style style:name="P111" style:family="paragraph" style:parent-style-name="Text_20_body" style:list-style-name="L2">
      <style:text-properties fo:font-weight="bold" officeooo:rsid="0002913c" officeooo:paragraph-rsid="0002913c" style:font-weight-asian="bold" style:font-weight-complex="bold"/>
    </style:style>
    <style:style style:name="P112" style:family="paragraph" style:parent-style-name="Text_20_body" style:list-style-name="L3">
      <style:text-properties fo:font-style="normal" fo:font-weight="normal" officeooo:rsid="002e878c" officeooo:paragraph-rsid="002e878c" style:font-style-asian="normal" style:font-weight-asian="normal" style:font-style-complex="normal" style:font-weight-complex="normal"/>
    </style:style>
    <style:style style:name="P113" style:family="paragraph" style:parent-style-name="Text_20_body" style:list-style-name="L4">
      <style:paragraph-properties fo:margin-top="0.101cm" fo:margin-bottom="0.347cm" loext:contextual-spacing="false"/>
      <style:text-properties officeooo:rsid="003225ac" officeooo:paragraph-rsid="003225ac"/>
    </style:style>
    <style:style style:name="P114" style:family="paragraph" style:parent-style-name="Text_20_body">
      <style:paragraph-properties fo:margin-top="0cm" fo:margin-bottom="0cm" loext:contextual-spacing="false" fo:line-height="115%"/>
      <style:text-properties style:font-name="Liberation Serif" fo:font-size="12pt" officeooo:rsid="0139926e" officeooo:paragraph-rsid="0139926e" style:font-size-asian="12pt" style:font-size-complex="12pt"/>
    </style:style>
    <style:style style:name="P115" style:family="paragraph" style:parent-style-name="Text_20_body">
      <style:paragraph-properties fo:margin-top="0cm" fo:margin-bottom="0cm" loext:contextual-spacing="false" fo:line-height="115%"/>
      <style:text-properties style:font-name="Liberation Serif" fo:font-size="12pt" officeooo:rsid="0148f726" officeooo:paragraph-rsid="0148f726" style:font-size-asian="12pt" style:font-size-complex="12pt"/>
    </style:style>
    <style:style style:name="P116" style:family="paragraph" style:parent-style-name="Text_20_body">
      <style:paragraph-properties fo:margin-top="0cm" fo:margin-bottom="0cm" loext:contextual-spacing="false" fo:line-height="115%"/>
      <style:text-properties style:font-name="Liberation Serif" fo:font-size="18.2000007629395pt" officeooo:rsid="01319ace" officeooo:paragraph-rsid="01319ace" style:font-size-asian="15.8999996185303pt" style:font-size-complex="18.2000007629395pt"/>
    </style:style>
    <style:style style:name="P117" style:family="paragraph" style:parent-style-name="Heading_20_1">
      <style:text-properties officeooo:rsid="00006daf" officeooo:paragraph-rsid="00006daf"/>
    </style:style>
    <style:style style:name="P118" style:family="paragraph" style:parent-style-name="Heading_20_1">
      <style:text-properties officeooo:rsid="0002913c" officeooo:paragraph-rsid="0002913c"/>
    </style:style>
    <style:style style:name="P119" style:family="paragraph" style:parent-style-name="Heading_20_3">
      <style:text-properties fo:font-size="16.1000003814697pt" officeooo:rsid="00076e3b" officeooo:paragraph-rsid="00076e3b" style:font-size-asian="16.1000003814697pt" style:font-size-complex="16.1000003814697pt"/>
    </style:style>
    <style:style style:name="P120" style:family="paragraph" style:parent-style-name="Heading_20_3">
      <style:text-properties fo:font-size="16.1000003814697pt" officeooo:rsid="000a8712" officeooo:paragraph-rsid="000a8712" style:font-size-asian="16.1000003814697pt" style:font-size-complex="16.1000003814697pt"/>
    </style:style>
    <style:style style:name="P121" style:family="paragraph" style:parent-style-name="Heading_20_3">
      <style:text-properties fo:font-size="16.1000003814697pt" officeooo:rsid="000a8712" officeooo:paragraph-rsid="005cd69a" style:font-size-asian="16.1000003814697pt" style:font-size-complex="16.1000003814697pt"/>
    </style:style>
    <style:style style:name="P122" style:family="paragraph" style:parent-style-name="Heading_20_3">
      <style:text-properties fo:font-size="16.1000003814697pt" officeooo:rsid="0014442f" officeooo:paragraph-rsid="0014442f" style:font-size-asian="16.1000003814697pt" style:font-size-complex="16.1000003814697pt"/>
    </style:style>
    <style:style style:name="P123" style:family="paragraph" style:parent-style-name="Heading_20_3">
      <style:text-properties fo:font-size="16.1000003814697pt" officeooo:paragraph-rsid="0016a45c" style:font-size-asian="16.1000003814697pt" style:font-size-complex="16.1000003814697pt"/>
    </style:style>
    <style:style style:name="P124" style:family="paragraph" style:parent-style-name="Heading_20_3">
      <style:text-properties officeooo:rsid="006ff122" officeooo:paragraph-rsid="006ff122"/>
    </style:style>
    <style:style style:name="P125" style:family="paragraph" style:parent-style-name="Heading_20_3">
      <style:paragraph-properties fo:margin-top="0cm" fo:margin-bottom="0cm" loext:contextual-spacing="false" fo:line-height="115%"/>
      <style:text-properties style:font-name="Liberation Sans" fo:font-size="16.1000003814697pt" officeooo:rsid="000a8712" officeooo:paragraph-rsid="008be4ec" style:font-size-asian="16.1000003814697pt" style:font-size-complex="16.1000003814697pt"/>
    </style:style>
    <style:style style:name="P126" style:family="paragraph" style:parent-style-name="Heading_20_2">
      <style:text-properties officeooo:rsid="0002913c" officeooo:paragraph-rsid="0002913c"/>
    </style:style>
    <style:style style:name="P127" style:family="paragraph" style:parent-style-name="Heading_20_2">
      <style:text-properties officeooo:rsid="0002913c" officeooo:paragraph-rsid="004f784d"/>
    </style:style>
    <style:style style:name="P128" style:family="paragraph" style:parent-style-name="Heading_20_2">
      <style:text-properties fo:font-size="18.2000007629395pt" officeooo:rsid="0012132f" officeooo:paragraph-rsid="0012132f" style:font-size-asian="18.2000007629395pt" style:font-size-complex="18.2000007629395pt"/>
    </style:style>
    <style:style style:name="P129" style:family="paragraph" style:parent-style-name="Heading_20_2">
      <style:text-properties fo:font-size="18.2000007629395pt" officeooo:rsid="0016a45c" officeooo:paragraph-rsid="0016a45c" style:font-size-asian="15.8999996185303pt" style:font-size-complex="18.2000007629395pt"/>
    </style:style>
    <style:style style:name="P130" style:family="paragraph" style:parent-style-name="Heading_20_2">
      <style:paragraph-properties fo:margin-top="0cm" fo:margin-bottom="0cm" loext:contextual-spacing="false" fo:line-height="115%"/>
      <style:text-properties style:font-name="Liberation Serif" fo:font-size="18.2000007629395pt" officeooo:rsid="01319ace" officeooo:paragraph-rsid="01319ace" style:font-size-asian="15.8999996185303pt" style:font-size-complex="18.2000007629395pt"/>
    </style:style>
    <style:style style:name="P131" style:family="paragraph" style:parent-style-name="Preformatted_20_Text">
      <style:text-properties officeooo:paragraph-rsid="015f23c6"/>
    </style:style>
    <style:style style:name="P132" style:family="paragraph" style:parent-style-name="Preformatted_20_Text">
      <style:paragraph-properties fo:margin-top="0cm" fo:margin-bottom="0.499cm" loext:contextual-spacing="false"/>
      <style:text-properties style:font-name="Liberation Serif" fo:font-size="12pt" officeooo:rsid="00f84d37" officeooo:paragraph-rsid="00f84d37" style:font-size-asian="10.5pt" style:font-size-complex="12pt"/>
    </style:style>
    <style:style style:name="P133" style:family="paragraph">
      <style:paragraph-properties fo:text-align="center"/>
    </style:style>
    <style:style style:name="P134" style:family="paragraph">
      <style:paragraph-properties fo:text-align="center"/>
      <style:text-properties fo:color="#ffffff" style:font-name="Ubuntu Mono"/>
    </style:style>
    <style:style style:name="P135" style:family="paragraph">
      <loext:graphic-properties draw:fill="none" draw:fill-color="#ffffff"/>
    </style:style>
    <style:style style:name="P136"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47e85d" style:font-weight-asian="bold" style:font-weight-complex="bold"/>
    </style:style>
    <style:style style:name="T3" style:family="text">
      <style:text-properties fo:font-weight="bold" officeooo:rsid="0048e62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2728f"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2896f2" style:font-style-asian="italic" style:font-style-complex="italic"/>
    </style:style>
    <style:style style:name="T9" style:family="text">
      <style:text-properties fo:font-style="italic" officeooo:rsid="00414404" style:font-style-asian="italic" style:font-style-complex="italic"/>
    </style:style>
    <style:style style:name="T10" style:family="text">
      <style:text-properties fo:font-style="italic" officeooo:rsid="000aedaf"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896f2"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b2e61" style:font-style-asian="normal" style:font-weight-asian="normal" style:font-style-complex="normal" style:font-weight-complex="normal"/>
    </style:style>
    <style:style style:name="T15" style:family="text">
      <style:text-properties fo:font-style="normal" fo:font-weight="normal" officeooo:rsid="001b978c"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00de01" style:font-style-asian="normal" style:font-weight-asian="bold" style:font-style-complex="normal" style:font-weight-complex="bold"/>
    </style:style>
    <style:style style:name="T18" style:family="text">
      <style:text-properties fo:font-style="normal" fo:font-weight="bold" officeooo:rsid="001b2e61" style:font-style-asian="normal" style:font-weight-asian="bold" style:font-style-complex="normal" style:font-weight-complex="bold"/>
    </style:style>
    <style:style style:name="T19" style:family="text">
      <style:text-properties fo:font-style="normal" fo:font-weight="bold" officeooo:rsid="0040b201" style:font-style-asian="normal" style:font-weight-asian="bold" style:font-style-complex="normal" style:font-weight-complex="bold"/>
    </style:style>
    <style:style style:name="T20" style:family="text">
      <style:text-properties style:font-name="Liberation Serif"/>
    </style:style>
    <style:style style:name="T21" style:family="text">
      <style:text-properties style:font-name="Liberation Serif" fo:font-size="12pt" fo:font-style="normal" fo:font-weight="normal" officeooo:rsid="002896f2" style:font-size-asian="12pt" style:font-style-asian="normal" style:font-weight-asian="normal" style:font-size-complex="12pt" style:font-style-complex="normal" style:font-weight-complex="normal"/>
    </style:style>
    <style:style style:name="T22" style:family="text">
      <style:text-properties style:font-name="Liberation Serif" fo:font-size="12pt" fo:font-style="normal" fo:font-weight="normal" officeooo:rsid="002a31e2" style:font-size-asian="12pt" style:font-style-asian="normal" style:font-weight-asian="normal" style:font-size-complex="12pt" style:font-style-complex="normal" style:font-weight-complex="normal"/>
    </style:style>
    <style:style style:name="T23" style:family="text">
      <style:text-properties style:font-name="Liberation Serif" fo:font-size="12pt" officeooo:rsid="000ffdfe" style:font-size-asian="12pt" style:font-size-complex="12pt"/>
    </style:style>
    <style:style style:name="T24" style:family="text">
      <style:text-properties style:font-name="Liberation Serif" fo:font-size="12pt" officeooo:rsid="010c33a5" style:font-size-asian="12pt" style:font-size-complex="12pt"/>
    </style:style>
    <style:style style:name="T25" style:family="text">
      <style:text-properties style:font-name="Liberation Serif" fo:font-size="12pt" officeooo:rsid="0107d0d2" style:font-size-asian="12pt" style:font-size-complex="12pt"/>
    </style:style>
    <style:style style:name="T26" style:family="text">
      <style:text-properties style:font-name="Liberation Serif" fo:font-size="12pt" officeooo:rsid="01097f44" style:font-size-asian="12pt" style:font-size-complex="12pt"/>
    </style:style>
    <style:style style:name="T27" style:family="text">
      <style:text-properties style:font-name="Liberation Serif" fo:font-size="12pt" officeooo:rsid="010f3168" style:font-size-asian="12pt" style:font-size-complex="12pt"/>
    </style:style>
    <style:style style:name="T28" style:family="text">
      <style:text-properties style:font-name="Liberation Serif" fo:font-size="12pt" officeooo:rsid="015f23c6" style:font-size-asian="12pt" style:font-size-complex="12pt"/>
    </style:style>
    <style:style style:name="T29" style:family="text">
      <style:text-properties style:font-name="Liberation Serif" fo:font-size="12pt" officeooo:rsid="01106963" style:font-size-asian="12pt" style:font-size-complex="12pt"/>
    </style:style>
    <style:style style:name="T30" style:family="text">
      <style:text-properties style:font-name="Liberation Serif" fo:font-size="12pt" officeooo:rsid="010a5579" style:font-size-asian="12pt" style:font-size-complex="12pt"/>
    </style:style>
    <style:style style:name="T31" style:family="text">
      <style:text-properties style:font-name="Liberation Serif" fo:font-size="12pt" officeooo:rsid="015fdf22" style:font-size-asian="12pt" style:font-size-complex="12pt"/>
    </style:style>
    <style:style style:name="T32" style:family="text">
      <style:text-properties style:font-name="Liberation Serif" fo:font-size="12pt" fo:font-weight="normal" officeooo:rsid="000582b2" style:font-size-asian="12pt" style:font-weight-asian="normal" style:font-size-complex="12pt" style:font-weight-complex="normal"/>
    </style:style>
    <style:style style:name="T33" style:family="text">
      <style:text-properties style:font-name="Liberation Serif" fo:font-size="12pt" fo:font-weight="normal" officeooo:rsid="002896f2" style:font-size-asian="12pt" style:font-weight-asian="normal" style:font-size-complex="12pt" style:font-weight-complex="normal"/>
    </style:style>
    <style:style style:name="T34" style:family="text">
      <style:text-properties style:font-name="Liberation Serif" fo:font-size="12pt" fo:font-weight="normal" officeooo:rsid="002b6648" style:font-size-asian="12pt" style:font-weight-asian="normal" style:font-size-complex="12pt" style:font-weight-complex="normal"/>
    </style:style>
    <style:style style:name="T35" style:family="text">
      <style:text-properties style:font-name="Liberation Serif" fo:font-size="12pt" fo:font-weight="normal" officeooo:rsid="002e824d" style:font-size-asian="12pt" style:font-weight-asian="normal" style:font-size-complex="12pt" style:font-weight-complex="normal"/>
    </style:style>
    <style:style style:name="T36" style:family="text">
      <style:text-properties style:font-name="Liberation Serif" fo:font-size="12pt" fo:font-weight="normal" officeooo:rsid="00a1d78d" style:font-size-asian="12pt" style:font-weight-asian="normal" style:font-size-complex="12pt" style:font-weight-complex="normal"/>
    </style:style>
    <style:style style:name="T37" style:family="text">
      <style:text-properties style:font-name="Liberation Serif" fo:font-size="12pt" fo:font-weight="normal" officeooo:rsid="00a2bea4" style:font-size-asian="12pt" style:font-weight-asian="normal" style:font-size-complex="12pt" style:font-weight-complex="normal"/>
    </style:style>
    <style:style style:name="T38" style:family="text">
      <style:text-properties style:font-name="Liberation Serif" fo:font-size="12pt" fo:font-style="italic" fo:font-weight="bold" officeooo:rsid="000582b2" style:font-size-asian="12pt" style:font-style-asian="italic" style:font-weight-asian="bold" style:font-size-complex="12pt" style:font-style-complex="italic" style:font-weight-complex="bold"/>
    </style:style>
    <style:style style:name="T39" style:family="text">
      <style:text-properties style:font-name="Liberation Serif" fo:font-size="12pt" fo:font-style="italic" fo:font-weight="normal" officeooo:rsid="000582b2" style:font-size-asian="12pt" style:font-style-asian="italic" style:font-weight-asian="normal" style:font-size-complex="12pt" style:font-style-complex="italic" style:font-weight-complex="normal"/>
    </style:style>
    <style:style style:name="T40" style:family="text">
      <style:text-properties style:font-name="Liberation Serif" fo:font-size="12pt" fo:font-style="italic" fo:font-weight="normal" officeooo:rsid="002896f2" style:font-size-asian="12pt" style:font-style-asian="italic" style:font-weight-asian="normal" style:font-size-complex="12pt" style:font-style-complex="italic" style:font-weight-complex="normal"/>
    </style:style>
    <style:style style:name="T41" style:family="text">
      <style:text-properties style:font-name="Liberation Serif" officeooo:rsid="000809eb"/>
    </style:style>
    <style:style style:name="T42" style:family="text">
      <style:text-properties style:font-name="Liberation Serif" officeooo:rsid="00118869"/>
    </style:style>
    <style:style style:name="T43" style:family="text">
      <style:text-properties style:font-name="Liberation Serif" officeooo:rsid="004bc7ad"/>
    </style:style>
    <style:style style:name="T44" style:family="text">
      <style:text-properties style:font-name="Liberation Serif" officeooo:rsid="004f784d"/>
    </style:style>
    <style:style style:name="T45" style:family="text">
      <style:text-properties style:font-name="Liberation Serif" officeooo:rsid="0050e246"/>
    </style:style>
    <style:style style:name="T46" style:family="text">
      <style:text-properties style:font-name="Liberation Serif" officeooo:rsid="006618ee"/>
    </style:style>
    <style:style style:name="T47" style:family="text">
      <style:text-properties style:font-name="Liberation Serif" officeooo:rsid="00668c2f"/>
    </style:style>
    <style:style style:name="T48" style:family="text">
      <style:text-properties style:font-name="Liberation Serif" officeooo:rsid="00771146"/>
    </style:style>
    <style:style style:name="T49" style:family="text">
      <style:text-properties style:font-name="Liberation Serif" officeooo:rsid="00ca648b"/>
    </style:style>
    <style:style style:name="T50" style:family="text">
      <style:text-properties style:font-name="Liberation Serif" officeooo:rsid="00cf5ca3"/>
    </style:style>
    <style:style style:name="T51" style:family="text">
      <style:text-properties style:font-name="Liberation Serif" officeooo:rsid="00d0769f"/>
    </style:style>
    <style:style style:name="T52" style:family="text">
      <style:text-properties style:font-name="Liberation Serif" officeooo:rsid="00d0cfdd"/>
    </style:style>
    <style:style style:name="T53" style:family="text">
      <style:text-properties style:font-name="Liberation Serif" officeooo:rsid="00d286d9"/>
    </style:style>
    <style:style style:name="T54" style:family="text">
      <style:text-properties style:font-name="Liberation Serif" officeooo:rsid="00d53005"/>
    </style:style>
    <style:style style:name="T55" style:family="text">
      <style:text-properties style:font-name="Liberation Serif" officeooo:rsid="00d98e1a"/>
    </style:style>
    <style:style style:name="T56" style:family="text">
      <style:text-properties style:font-name="Liberation Serif" officeooo:rsid="00dbb705"/>
    </style:style>
    <style:style style:name="T57" style:family="text">
      <style:text-properties style:font-name="Liberation Serif" officeooo:rsid="00dd2c60"/>
    </style:style>
    <style:style style:name="T58" style:family="text">
      <style:text-properties style:font-name="Liberation Serif" officeooo:rsid="00dd431c"/>
    </style:style>
    <style:style style:name="T59" style:family="text">
      <style:text-properties style:font-name="Liberation Serif" officeooo:rsid="00de4529"/>
    </style:style>
    <style:style style:name="T60" style:family="text">
      <style:text-properties style:font-name="Liberation Serif" officeooo:rsid="00e37248"/>
    </style:style>
    <style:style style:name="T61" style:family="text">
      <style:text-properties style:font-name="Liberation Serif" officeooo:rsid="011c83b5"/>
    </style:style>
    <style:style style:name="T62" style:family="text">
      <style:text-properties style:font-name="Liberation Serif" officeooo:rsid="011d52af"/>
    </style:style>
    <style:style style:name="T63" style:family="text">
      <style:text-properties style:font-name="Liberation Serif" officeooo:rsid="011eed79"/>
    </style:style>
    <style:style style:name="T64" style:family="text">
      <style:text-properties style:font-name="Liberation Serif" officeooo:rsid="0120474d"/>
    </style:style>
    <style:style style:name="T65" style:family="text">
      <style:text-properties style:font-name="Liberation Serif" officeooo:rsid="01221ddd"/>
    </style:style>
    <style:style style:name="T66" style:family="text">
      <style:text-properties style:font-name="Liberation Serif" officeooo:rsid="0122b645"/>
    </style:style>
    <style:style style:name="T67" style:family="text">
      <style:text-properties style:font-name="Liberation Serif" officeooo:rsid="00d9a2a0"/>
    </style:style>
    <style:style style:name="T68" style:family="text">
      <style:text-properties style:font-name="Liberation Serif" officeooo:rsid="00db1fcb"/>
    </style:style>
    <style:style style:name="T69" style:family="text">
      <style:text-properties style:font-name="Ubuntu Mono"/>
    </style:style>
    <style:style style:name="T70" style:family="text">
      <style:text-properties style:font-name="Ubuntu Mono" officeooo:rsid="000582b2"/>
    </style:style>
    <style:style style:name="T71" style:family="text">
      <style:text-properties style:font-name="Ubuntu Mono" officeooo:rsid="000809eb"/>
    </style:style>
    <style:style style:name="T72" style:family="text">
      <style:text-properties style:font-name="Ubuntu Mono" fo:font-size="12pt" style:font-size-asian="12pt" style:font-size-complex="12pt"/>
    </style:style>
    <style:style style:name="T73" style:family="text">
      <style:text-properties style:font-name="Ubuntu Mono" fo:font-size="12pt" officeooo:rsid="0003b4da" style:font-size-asian="12pt" style:font-size-complex="12pt"/>
    </style:style>
    <style:style style:name="T74" style:family="text">
      <style:text-properties style:font-name="Ubuntu Mono" fo:font-size="12pt" officeooo:rsid="000809eb" style:font-size-asian="12pt" style:font-size-complex="12pt"/>
    </style:style>
    <style:style style:name="T75" style:family="text">
      <style:text-properties style:font-name="Ubuntu Mono" fo:font-size="12pt" officeooo:rsid="000582b2" style:font-size-asian="12pt" style:font-size-complex="12pt"/>
    </style:style>
    <style:style style:name="T76" style:family="text">
      <style:text-properties style:font-name="Ubuntu Mono" fo:font-size="12pt" officeooo:rsid="000e0ade" style:font-size-asian="12pt" style:font-size-complex="12pt"/>
    </style:style>
    <style:style style:name="T77" style:family="text">
      <style:text-properties style:font-name="Ubuntu Mono" fo:font-size="12pt" officeooo:rsid="00ba1a74" style:font-size-asian="12pt" style:font-size-complex="12pt"/>
    </style:style>
    <style:style style:name="T78" style:family="text">
      <style:text-properties style:font-name="Ubuntu Mono" fo:font-size="12pt" officeooo:rsid="00baf94d" style:font-size-asian="12pt" style:font-size-complex="12pt"/>
    </style:style>
    <style:style style:name="T79" style:family="text">
      <style:text-properties style:font-name="Ubuntu Mono" fo:font-size="12pt" officeooo:rsid="00bb036e" style:font-size-asian="12pt" style:font-size-complex="12pt"/>
    </style:style>
    <style:style style:name="T80" style:family="text">
      <style:text-properties style:font-name="Ubuntu Mono" fo:font-size="12pt" officeooo:rsid="00c46d37" style:font-size-asian="12pt" style:font-size-complex="12pt"/>
    </style:style>
    <style:style style:name="T81" style:family="text">
      <style:text-properties style:font-name="Ubuntu Mono" fo:font-size="12pt" officeooo:rsid="00c230be" style:font-size-asian="12pt" style:font-size-complex="12pt"/>
    </style:style>
    <style:style style:name="T82" style:family="text">
      <style:text-properties style:font-name="Ubuntu Mono" officeooo:rsid="0003b4da"/>
    </style:style>
    <style:style style:name="T83" style:family="text">
      <style:text-properties style:font-name="Ubuntu Mono" officeooo:rsid="000828d7"/>
    </style:style>
    <style:style style:name="T84" style:family="text">
      <style:text-properties style:font-name="Ubuntu Mono" officeooo:rsid="000e0ade"/>
    </style:style>
    <style:style style:name="T85" style:family="text">
      <style:text-properties style:font-name="Ubuntu Mono" officeooo:rsid="000ffdfe"/>
    </style:style>
    <style:style style:name="T86" style:family="text">
      <style:text-properties style:font-name="Ubuntu Mono" officeooo:rsid="0021488f"/>
    </style:style>
    <style:style style:name="T87" style:family="text">
      <style:text-properties style:font-name="Ubuntu Mono" officeooo:rsid="006ff122"/>
    </style:style>
    <style:style style:name="T88" style:family="text">
      <style:text-properties style:font-name="Ubuntu Mono" officeooo:rsid="00a97fd2"/>
    </style:style>
    <style:style style:name="T89" style:family="text">
      <style:text-properties style:font-name="Ubuntu Mono" officeooo:rsid="00ae2d7f"/>
    </style:style>
    <style:style style:name="T90" style:family="text">
      <style:text-properties style:font-name="Ubuntu Mono" officeooo:rsid="00af2d2e"/>
    </style:style>
    <style:style style:name="T91" style:family="text">
      <style:text-properties style:font-name="Ubuntu Mono" officeooo:rsid="00b0dd45"/>
    </style:style>
    <style:style style:name="T92" style:family="text">
      <style:text-properties style:font-name="Ubuntu Mono" officeooo:rsid="00b2b3ae"/>
    </style:style>
    <style:style style:name="T93" style:family="text">
      <style:text-properties style:font-name="Ubuntu Mono" officeooo:rsid="00b34d6f"/>
    </style:style>
    <style:style style:name="T94" style:family="text">
      <style:text-properties style:font-name="Ubuntu Mono" officeooo:rsid="00f12d80"/>
    </style:style>
    <style:style style:name="T95" style:family="text">
      <style:text-properties style:font-name="Ubuntu Mono" officeooo:rsid="000d08bd"/>
    </style:style>
    <style:style style:name="T96" style:family="text">
      <style:text-properties style:font-name="Ubuntu Mono" officeooo:rsid="0017f6ad"/>
    </style:style>
    <style:style style:name="T97" style:family="text">
      <style:text-properties style:font-name="Ubuntu Mono" officeooo:rsid="00174c82"/>
    </style:style>
    <style:style style:name="T98" style:family="text">
      <style:text-properties style:font-name="Ubuntu Mono" officeooo:rsid="00f29560"/>
    </style:style>
    <style:style style:name="T99" style:family="text">
      <style:text-properties style:font-name="Ubuntu Mono" officeooo:rsid="0094bc42"/>
    </style:style>
    <style:style style:name="T100" style:family="text">
      <style:text-properties style:font-name="Ubuntu Mono" officeooo:rsid="00f6b20e"/>
    </style:style>
    <style:style style:name="T101" style:family="text">
      <style:text-properties style:font-name="Ubuntu Mono" officeooo:rsid="0101c5e3"/>
    </style:style>
    <style:style style:name="T102" style:family="text">
      <style:text-properties style:font-name="Ubuntu Mono" officeooo:rsid="008be4ec"/>
    </style:style>
    <style:style style:name="T103" style:family="text">
      <style:text-properties style:font-name="Ubuntu Mono" officeooo:rsid="008f95d4"/>
    </style:style>
    <style:style style:name="T104" style:family="text">
      <style:text-properties style:font-name="Ubuntu Mono" officeooo:rsid="009132fb"/>
    </style:style>
    <style:style style:name="T105" style:family="text">
      <style:text-properties style:font-name="Ubuntu Mono" officeooo:rsid="00914d74"/>
    </style:style>
    <style:style style:name="T106" style:family="text">
      <style:text-properties style:font-name="Ubuntu Mono" officeooo:rsid="0093e3ad"/>
    </style:style>
    <style:style style:name="T107" style:family="text">
      <style:text-properties style:font-name="Ubuntu Mono" officeooo:rsid="01170641"/>
    </style:style>
    <style:style style:name="T108" style:family="text">
      <style:text-properties style:font-name="Ubuntu Mono" fo:font-size="10pt" officeooo:rsid="00914d74" style:font-size-asian="10pt" style:font-size-complex="10pt"/>
    </style:style>
    <style:style style:name="T109" style:family="text">
      <style:text-properties style:font-name="Ubuntu Mono" fo:font-size="10pt" officeooo:rsid="0092d1e2" style:font-size-asian="10pt" style:font-size-complex="10pt"/>
    </style:style>
    <style:style style:name="T110" style:family="text">
      <style:text-properties style:font-name="Ubuntu Mono" fo:font-size="10pt" officeooo:rsid="0115dd91" style:font-size-asian="10pt" style:font-size-complex="10pt"/>
    </style:style>
    <style:style style:name="T111" style:family="text">
      <style:text-properties style:font-name="Ubuntu Mono" fo:font-size="10pt" officeooo:rsid="0093e3ad" style:font-size-asian="10pt" style:font-size-complex="10pt"/>
    </style:style>
    <style:style style:name="T112" style:family="text">
      <style:text-properties style:font-name="Ubuntu Mono" fo:font-size="10pt" officeooo:rsid="01236783" style:font-size-asian="10pt" style:font-size-complex="10pt"/>
    </style:style>
    <style:style style:name="T113" style:family="text">
      <style:text-properties style:font-name="Ubuntu Mono" officeooo:rsid="00241e3f"/>
    </style:style>
    <style:style style:name="T114" style:family="text">
      <style:text-properties style:font-name="Ubuntu Mono" officeooo:rsid="00a13774"/>
    </style:style>
    <style:style style:name="T115" style:family="text">
      <style:text-properties style:font-name="Ubuntu Mono" officeooo:rsid="00d98e1a"/>
    </style:style>
    <style:style style:name="T116" style:family="text">
      <style:text-properties style:font-name="Ubuntu Mono" officeooo:rsid="00dbb705"/>
    </style:style>
    <style:style style:name="T117" style:family="text">
      <style:text-properties officeooo:rsid="000809eb"/>
    </style:style>
    <style:style style:name="T118" style:family="text">
      <style:text-properties officeooo:rsid="000828d7"/>
    </style:style>
    <style:style style:name="T119" style:family="text">
      <style:text-properties officeooo:rsid="000aedaf"/>
    </style:style>
    <style:style style:name="T120" style:family="text">
      <style:text-properties officeooo:rsid="000d08bd"/>
    </style:style>
    <style:style style:name="T121" style:family="text">
      <style:text-properties officeooo:rsid="000e0ade"/>
    </style:style>
    <style:style style:name="T122" style:family="text">
      <style:text-properties fo:font-size="12pt" style:font-size-asian="12pt" style:font-size-complex="12pt"/>
    </style:style>
    <style:style style:name="T123" style:family="text">
      <style:text-properties fo:font-size="12pt" fo:font-weight="bold" style:font-size-asian="12pt" style:font-weight-asian="bold" style:font-size-complex="12pt" style:font-weight-complex="bold"/>
    </style:style>
    <style:style style:name="T124" style:family="text">
      <style:text-properties fo:font-size="12pt" fo:font-weight="normal" style:font-size-asian="12pt" style:font-weight-asian="normal" style:font-size-complex="12pt" style:font-weight-complex="normal"/>
    </style:style>
    <style:style style:name="T125" style:family="text">
      <style:text-properties fo:font-size="12pt" fo:font-style="italic" style:font-size-asian="12pt" style:font-style-asian="italic" style:font-size-complex="12pt" style:font-style-complex="italic"/>
    </style:style>
    <style:style style:name="T126" style:family="text">
      <style:text-properties fo:font-size="12pt" fo:font-style="normal" fo:font-weight="bold" officeooo:rsid="0000de01" style:font-size-asian="12pt" style:font-style-asian="normal" style:font-weight-asian="bold" style:font-size-complex="12pt" style:font-style-complex="normal" style:font-weight-complex="bold"/>
    </style:style>
    <style:style style:name="T127" style:family="text">
      <style:text-properties fo:font-size="12pt" fo:font-style="normal" fo:font-weight="normal" officeooo:rsid="0000de01" style:font-size-asian="12pt" style:font-style-asian="normal" style:font-weight-asian="normal" style:font-size-complex="12pt" style:font-style-complex="normal" style:font-weight-complex="normal"/>
    </style:style>
    <style:style style:name="T128" style:family="text">
      <style:text-properties officeooo:rsid="000ffdfe"/>
    </style:style>
    <style:style style:name="T129" style:family="text">
      <style:text-properties fo:color="#000000" style:font-name="Ubuntu Mono1" fo:font-size="12pt" fo:font-style="normal" fo:font-weight="normal" style:font-size-asian="12pt" style:font-style-asian="normal" style:font-weight-asian="normal"/>
    </style:style>
    <style:style style:name="T130" style:family="text">
      <style:text-properties fo:color="#000000" style:font-name="Liberation Serif" fo:font-size="12pt" fo:font-style="normal" fo:font-weight="normal" officeooo:rsid="000ffdfe" style:font-size-asian="12pt" style:font-style-asian="normal" style:font-weight-asian="normal"/>
    </style:style>
    <style:style style:name="T131" style:family="text">
      <style:text-properties fo:color="#000000" style:font-name="Ubuntu Mono" officeooo:rsid="000d08bd" fo:background-color="#d4d4d4" loext:char-shading-value="0"/>
    </style:style>
    <style:style style:name="T132" style:family="text">
      <style:text-properties fo:color="#000000" officeooo:rsid="000d08bd" fo:background-color="#d4d4d4" loext:char-shading-value="0"/>
    </style:style>
    <style:style style:name="T133" style:family="text">
      <style:text-properties officeooo:rsid="0012b080"/>
    </style:style>
    <style:style style:name="T134" style:family="text">
      <style:text-properties officeooo:rsid="0014442f"/>
    </style:style>
    <style:style style:name="T135" style:family="text">
      <style:text-properties officeooo:rsid="0016a45c"/>
    </style:style>
    <style:style style:name="T136" style:family="text">
      <style:text-properties officeooo:rsid="001a1a85"/>
    </style:style>
    <style:style style:name="T137" style:family="text">
      <style:text-properties officeooo:rsid="001da1e5"/>
    </style:style>
    <style:style style:name="T138" style:family="text">
      <style:text-properties officeooo:rsid="001f94c5"/>
    </style:style>
    <style:style style:name="T139" style:family="text">
      <style:text-properties officeooo:rsid="0021488f"/>
    </style:style>
    <style:style style:name="T140" style:family="text">
      <style:text-properties officeooo:rsid="00216fce"/>
    </style:style>
    <style:style style:name="T141" style:family="text">
      <style:text-properties officeooo:rsid="00241e3f"/>
    </style:style>
    <style:style style:name="T142" style:family="text">
      <style:text-properties officeooo:rsid="00260b49"/>
    </style:style>
    <style:style style:name="T143" style:family="text">
      <style:text-properties officeooo:rsid="0027048e"/>
    </style:style>
    <style:style style:name="T144" style:family="text">
      <style:text-properties officeooo:rsid="0032054d"/>
    </style:style>
    <style:style style:name="T145" style:family="text">
      <style:text-properties officeooo:rsid="00331b1d"/>
    </style:style>
    <style:style style:name="T146" style:family="text">
      <style:text-properties officeooo:rsid="00343d07"/>
    </style:style>
    <style:style style:name="T147" style:family="text">
      <style:text-properties officeooo:rsid="0034fadc"/>
    </style:style>
    <style:style style:name="T148" style:family="text">
      <style:text-properties officeooo:rsid="00355b45"/>
    </style:style>
    <style:style style:name="T149" style:family="text">
      <style:text-properties officeooo:rsid="003767a4"/>
    </style:style>
    <style:style style:name="T150" style:family="text">
      <style:text-properties officeooo:rsid="0037da7b"/>
    </style:style>
    <style:style style:name="T151" style:family="text">
      <style:text-properties officeooo:rsid="003d4cce"/>
    </style:style>
    <style:style style:name="T152" style:family="text">
      <style:text-properties officeooo:rsid="003e991d"/>
    </style:style>
    <style:style style:name="T153" style:family="text">
      <style:text-properties officeooo:rsid="003ff1d9"/>
    </style:style>
    <style:style style:name="T154" style:family="text">
      <style:text-properties officeooo:rsid="00512c22"/>
    </style:style>
    <style:style style:name="T155" style:family="text">
      <style:text-properties officeooo:rsid="0054d7a5"/>
    </style:style>
    <style:style style:name="T156" style:family="text">
      <style:text-properties officeooo:rsid="0055fb3c"/>
    </style:style>
    <style:style style:name="T157" style:family="text">
      <style:text-properties officeooo:rsid="005ca2f3"/>
    </style:style>
    <style:style style:name="T158" style:family="text">
      <style:text-properties officeooo:rsid="00694e9a"/>
    </style:style>
    <style:style style:name="T159" style:family="text">
      <style:text-properties officeooo:rsid="006d0355"/>
    </style:style>
    <style:style style:name="T160" style:family="text">
      <style:text-properties officeooo:rsid="006ff122"/>
    </style:style>
    <style:style style:name="T161" style:family="text">
      <style:text-properties officeooo:rsid="0071c4f8"/>
    </style:style>
    <style:style style:name="T162" style:family="text">
      <style:text-properties officeooo:rsid="00736eb4"/>
    </style:style>
    <style:style style:name="T163" style:family="text">
      <style:text-properties officeooo:rsid="00756bbf"/>
    </style:style>
    <style:style style:name="T164" style:family="text">
      <style:text-properties officeooo:rsid="00771146"/>
    </style:style>
    <style:style style:name="T165" style:family="text">
      <style:text-properties officeooo:rsid="0077d024"/>
    </style:style>
    <style:style style:name="T166" style:family="text">
      <style:text-properties officeooo:rsid="007ab4fd"/>
    </style:style>
    <style:style style:name="T167" style:family="text">
      <style:text-properties officeooo:rsid="007f92e7"/>
    </style:style>
    <style:style style:name="T168" style:family="text">
      <style:text-properties officeooo:rsid="0099a6dd"/>
    </style:style>
    <style:style style:name="T169" style:family="text">
      <style:text-properties officeooo:rsid="00a063d4"/>
    </style:style>
    <style:style style:name="T170" style:family="text">
      <style:text-properties officeooo:rsid="00a0b2b5"/>
    </style:style>
    <style:style style:name="T171" style:family="text">
      <style:text-properties officeooo:rsid="00a562a0"/>
    </style:style>
    <style:style style:name="T172" style:family="text">
      <style:text-properties officeooo:rsid="00b0af42"/>
    </style:style>
    <style:style style:name="T173" style:family="text">
      <style:text-properties officeooo:rsid="00b73c9b"/>
    </style:style>
    <style:style style:name="T174" style:family="text">
      <style:text-properties officeooo:rsid="00b8c911"/>
    </style:style>
    <style:style style:name="T175" style:family="text">
      <style:text-properties officeooo:rsid="00c72285"/>
    </style:style>
    <style:style style:name="T176" style:family="text">
      <style:text-properties officeooo:rsid="00c8a02d"/>
    </style:style>
    <style:style style:name="T177" style:family="text">
      <style:text-properties officeooo:rsid="00d7e190"/>
    </style:style>
    <style:style style:name="T178" style:family="text">
      <style:text-properties officeooo:rsid="00dfd3c6"/>
    </style:style>
    <style:style style:name="T179" style:family="text">
      <style:text-properties fo:font-size="8pt" style:font-size-asian="8pt" style:font-size-complex="8pt"/>
    </style:style>
    <style:style style:name="T180" style:family="text">
      <style:text-properties officeooo:rsid="00e62420"/>
    </style:style>
    <style:style style:name="T181" style:family="text">
      <style:text-properties officeooo:rsid="00e662d0"/>
    </style:style>
    <style:style style:name="T182" style:family="text">
      <style:text-properties officeooo:rsid="00e73a38"/>
    </style:style>
    <style:style style:name="T183" style:family="text">
      <style:text-properties officeooo:rsid="00e96238"/>
    </style:style>
    <style:style style:name="T184" style:family="text">
      <style:text-properties officeooo:rsid="00eed18f"/>
    </style:style>
    <style:style style:name="T185" style:family="text">
      <style:text-properties officeooo:rsid="00f03207"/>
    </style:style>
    <style:style style:name="T186" style:family="text">
      <style:text-properties officeooo:rsid="00f17d7f"/>
    </style:style>
    <style:style style:name="T187" style:family="text">
      <style:text-properties fo:font-size="16.1000003814697pt" style:font-size-asian="16.1000003814697pt" style:font-size-complex="16.1000003814697pt"/>
    </style:style>
    <style:style style:name="T188" style:family="text">
      <style:text-properties fo:font-size="16.1000003814697pt" officeooo:rsid="0014442f" style:font-size-asian="16.1000003814697pt" style:font-size-complex="16.1000003814697pt"/>
    </style:style>
    <style:style style:name="T189" style:family="text">
      <style:text-properties officeooo:rsid="0017f6ad"/>
    </style:style>
    <style:style style:name="T190" style:family="text">
      <style:text-properties officeooo:rsid="00174c82"/>
    </style:style>
    <style:style style:name="T191" style:family="text">
      <style:text-properties officeooo:rsid="0104a329"/>
    </style:style>
    <style:style style:name="T192" style:family="text">
      <style:text-properties officeooo:rsid="01130439"/>
    </style:style>
    <style:style style:name="T193" style:family="text">
      <style:text-properties officeooo:rsid="0119c2c5"/>
    </style:style>
    <style:style style:name="T194" style:family="text">
      <style:text-properties officeooo:rsid="011b5e5b"/>
    </style:style>
    <style:style style:name="T195" style:family="text">
      <style:text-properties officeooo:rsid="011bf829"/>
    </style:style>
    <style:style style:name="T196" style:family="text">
      <style:text-properties officeooo:rsid="0122b645"/>
    </style:style>
    <style:style style:name="T197" style:family="text">
      <style:text-properties officeooo:rsid="0124f47c"/>
    </style:style>
    <style:style style:name="T198" style:family="text">
      <style:text-properties officeooo:rsid="0126e0ca"/>
    </style:style>
    <style:style style:name="T199" style:family="text">
      <style:text-properties officeooo:rsid="0128a8e5"/>
    </style:style>
    <style:style style:name="T200" style:family="text">
      <style:text-properties officeooo:rsid="012be1dc"/>
    </style:style>
    <style:style style:name="T201" style:family="text">
      <style:text-properties officeooo:rsid="012d7e3a"/>
    </style:style>
    <style:style style:name="T202" style:family="text">
      <style:text-properties officeooo:rsid="0138ba99"/>
    </style:style>
    <style:style style:name="T203" style:family="text">
      <style:text-properties officeooo:rsid="013d6ff6"/>
    </style:style>
    <style:style style:name="T204" style:family="text">
      <style:text-properties officeooo:rsid="013dc41d"/>
    </style:style>
    <style:style style:name="T205" style:family="text">
      <style:text-properties officeooo:rsid="01438870"/>
    </style:style>
    <style:style style:name="T206" style:family="text">
      <style:text-properties officeooo:rsid="0149d626"/>
    </style:style>
    <style:style style:name="T207" style:family="text">
      <style:text-properties officeooo:rsid="014ac28c"/>
    </style:style>
    <style:style style:name="T208" style:family="text">
      <style:text-properties officeooo:rsid="014c810f"/>
    </style:style>
    <style:style style:name="T209" style:family="text">
      <style:text-properties officeooo:rsid="0151ba70"/>
    </style:style>
    <style:style style:name="T210" style:family="text">
      <style:text-properties officeooo:rsid="0157fd92"/>
    </style:style>
    <style:style style:name="T211" style:family="text">
      <style:text-properties officeooo:rsid="01586603"/>
    </style:style>
    <style:style style:name="T212" style:family="text">
      <style:text-properties style:font-name="Liberation Serif" fo:font-size="12pt" style:font-size-asian="12pt" style:font-size-complex="12pt"/>
    </style:style>
    <style:style style:name="T213" style:family="text">
      <style:text-properties style:font-name="Liberation Serif" officeooo:rsid="0160e003"/>
    </style:style>
    <style:style style:name="T214" style:family="text">
      <style:text-properties style:font-name="Ubuntu Mono" fo:font-size="12pt" style:font-size-asian="12pt" style:font-size-complex="12pt"/>
    </style:style>
    <style:style style:name="T215" style:family="text">
      <style:text-properties style:font-name="Ubuntu Mono" officeooo:rsid="0160e003"/>
    </style:style>
    <style:style style:name="T216" style:family="text">
      <style:text-properties officeooo:rsid="0160e003"/>
    </style:style>
    <style:style style:name="T217" style:family="text">
      <style:text-properties fo:color="#ffffff" style:font-name="Ubuntu Mono"/>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run-through="foreground" style:wrap="none" style:vertical-pos="from-top" style:vertical-rel="paragraph" style:horizontal-pos="center" style:horizontal-rel="paragraph" draw:ole-draw-aspect="1"/>
    </style:style>
    <style:style style:name="fr3" style:family="graphic" style:parent-style-name="OLE">
      <style:graphic-properties style:vertical-pos="from-top" style:vertical-rel="paragraph" style:horizontal-pos="center" style:horizontal-rel="paragraph" draw:ole-draw-aspect="1"/>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1.219cm" fo:min-width="4.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32cm" fo:min-width="0.8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219cm" fo:min-width="4.2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272cm" fo:min-width="0.8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875cm" fo:min-width="2.84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vertical-align="middle" draw:auto-grow-height="false" fo:min-height="1.907cm" fo:min-width="1.9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Progetto Big Data @ Roma 3</text:p>
      <text:p text:style-name="P60">Luigi D’<text:span text:style-name="T136">O</text:span>nofrio – Mariano Scazzariello</text:p>
      <text:p text:style-name="P36"/>
      <text:h text:style-name="P117" text:outline-level="1">Introduzione</text:h>
      <text:p text:style-name="P36">In questa trattazione andremo a discutere i dettagli implementativi delle soluzioni proposte agli esercizi. Questi sono divisi in tre punti (come da specifiche) e per ognuno di essi era necessario produrre una soluzione con tre tecnologie diverse: <text:span text:style-name="T1">MapReduce</text:span><text:span text:style-name="T4">, </text:span><text:span text:style-name="T1">Hive</text:span><text:span text:style-name="T4"> e </text:span><text:span text:style-name="T1">Spark</text:span><text:span text:style-name="T4">.</text:span></text:p>
      <text:p text:style-name="P39">Pertanto la trattazione verrà divisa per tecnologia in modo da rendere tutto più scorrevole e comprensibile.</text:p>
      <text:p text:style-name="P36"><text:span text:style-name="T4">I test che verranno proposti saranno divisi fra </text:span><text:span text:style-name="T16">esecuzione in locale</text:span><text:span text:style-name="T13"> ed </text:span><text:span text:style-name="T16">es</text:span><text:span text:style-name="T17">e</text:span><text:span text:style-name="T16">cuzione su un cluster</text:span><text:span text:style-name="T13"> sul cloud (in particolare è stata utilizzata la piattaforma </text:span><text:span text:style-name="T6">Microsoft Azure</text:span><text:span text:style-name="T13">).</text:span></text:p>
      <text:p text:style-name="P37"><text:span text:style-name="T13">Per quanto concerne </text:span><text:span text:style-name="T6">l’esecuzione in locale</text:span><text:span text:style-name="T13">, i test sono stati effettuati su una macchina così composta:</text:span></text:p>
      <text:list xml:id="list3771832769" text:style-name="L1">
        <text:list-item>
          <text:p text:style-name="P108"><text:span text:style-name="T126">Intel Core i7-4710HQ</text:span><text:span text:style-name="T127"> – (4 cores/8 threads 2.50GHz, TurboBoost 3.50 GHz)</text:span></text:p>
        </text:list-item>
        <text:list-item>
          <text:p text:style-name="P110">RAM 8GB DDR3 1600MHz</text:p>
        </text:list-item>
        <text:list-item>
          <text:p text:style-name="P109"><text:span text:style-name="T16">NVIDIA GTX860M</text:span><text:span text:style-name="T13"> – 4GB GDDR5 VRAM</text:span></text:p>
        </text:list-item>
        <text:list-item>
          <text:p text:style-name="P109"><text:span text:style-name="T18">Corsair Performance Pro</text:span><text:span text:style-name="T13"> – SSD </text:span><text:span text:style-name="T14">256</text:span><text:span text:style-name="T13">GB</text:span></text:p>
        </text:list-item>
      </text:list>
      <text:p text:style-name="P38"><text:span text:style-name="T13">Per quanto riguarda invece l’esecuzione su cluster, la configurazione fornita dalla piattaforma </text:span><text:span text:style-name="T6">Microsoft Azure</text:span><text:span text:style-name="T13"> era così composta:</text:span></text:p>
      <text:list xml:id="list976220584" text:style-name="L2">
        <text:list-item>
          <text:p text:style-name="P111"><text:span text:style-name="T11">2 master nodes</text:span><text:span text:style-name="T13">: CPU 8-</text:span><text:span text:style-name="T15">vC</text:span><text:span text:style-name="T13">ores + 28GB RAM (cad.)</text:span></text:p>
        </text:list-item>
        <text:list-item>
          <text:p text:style-name="P111"><text:span text:style-name="T11">4 data nodes</text:span><text:span text:style-name="T13">: CPU 32-</text:span><text:span text:style-name="T15">vC</text:span><text:span text:style-name="T13">ores + 28GB RAM (cad.)</text:span></text:p>
        </text:list-item>
      </text:list>
      <text:p text:style-name="P46">Tutti i test sono stati eseguiti su input di dimensione <text:span text:style-name="T200">variabile</text:span>:</text:p>
      <text:list xml:id="list1252123745" text:style-name="L3">
        <text:list-item>
          <text:p text:style-name="P112">50 righe</text:p>
        </text:list-item>
        <text:list-item>
          <text:p text:style-name="P112">50k righe</text:p>
        </text:list-item>
        <text:list-item>
          <text:p text:style-name="P112">142k righe (¼ del file originale)</text:p>
        </text:list-item>
        <text:list-item>
          <text:p text:style-name="P112">248k righe (½ del file originale)</text:p>
        </text:list-item>
        <text:list-item>
          <text:p text:style-name="P112">File originale</text:p>
        </text:list-item>
        <text:list-item>
          <text:p text:style-name="P112">618k righe (file originale + 50k)</text:p>
        </text:list-item>
        <text:list-item>
          <text:p text:style-name="P112">1M righe (2 volte file originale)</text:p>
        </text:list-item>
      </text:list>
      <text:p text:style-name="P45">Fatte queste premesse tecniche possiamo procedere a<text:span text:style-name="T170">l</text:span>le soluzioni agli esercizi.</text:p>
      <text:h text:style-name="P118" text:outline-level="1"/>
      <text:p text:style-name="P38"/>
      <text:p text:style-name="P38"/>
      <text:h text:style-name="P118" text:outline-level="1"><text:soft-page-break/>MapReduce</text:h>
      <text:h text:style-name="P126" text:outline-level="2">Esercizio 1 – Top 10 Parole più utilizzate per ogni anno</text:h>
      <text:p text:style-name="P61">Un job che sia in grado di generare, per ciascun anno, le dieci parole che sono state più usate nelle recensioni (campo <text:span text:style-name="T137">S</text:span>ummary) in ordine di frequenza, indicando, per ogni parola, la sua frequenza, ovvero il numero di occorrenze della parola nelle recensioni di quell’anno.</text:p>
      <text:p text:style-name="P62">La soluzione che abbiamo proposto e testato si avvale di un solo passo MapReduce con l’utilizzo di un Combiner.</text:p>
      <text:p text:style-name="P4"/>
      <text:p text:style-name="P64">La fase di <text:span text:style-name="T1">Mapping</text:span> <text:span text:style-name="T138">esegue le seguenti operazioni (in pseudocodice)</text:span>:</text:p>
      <text:p text:style-name="P64"/>
      <text:p text:style-name="P64"><text:span text:style-name="T71">function</text:span><text:span text:style-name="T69"> </text:span><text:span text:style-name="T71">map</text:span><text:span text:style-name="T69">(</text:span><text:span text:style-name="T70">k, v</text:span><text:span text:style-name="T69">) {</text:span></text:p>
      <text:p text:style-name="P64"><text:span text:style-name="T69"><text:tab/></text:span><text:span text:style-name="T71">csvLine</text:span><text:span text:style-name="T69"> = </text:span><text:span text:style-name="T70">v;</text:span></text:p>
      <text:p text:style-name="P65"><text:tab/>fiel<text:span text:style-name="T117">ds</text:span>[] = <text:span text:style-name="T117">parseLine</text:span>(<text:span text:style-name="T117">csvLine</text:span>); /* <text:span text:style-name="T139">Estrae i campi dalla riga CSV */</text:span></text:p>
      <text:p text:style-name="P66"><text:tab/></text:p>
      <text:p text:style-name="P65"><text:tab/><text:span text:style-name="T117">year</text:span> = fiel<text:span text:style-name="T117">ds</text:span>[<text:span text:style-name="T117">YEAR</text:span>];</text:p>
      <text:p text:style-name="P66"><text:tab/>summary = fiel<text:span text:style-name="T117">ds</text:span>[SUMMARY];</text:p>
      <text:p text:style-name="P66"><text:tab/>word[] = splitOnNonWords(summary); /* <text:span text:style-name="T140">Splitta non solo su Spazio */</text:span></text:p>
      <text:p text:style-name="P64"><text:span text:style-name="T69"><text:tab/>filter(</text:span><text:span text:style-name="T70">nonS</text:span><text:span text:style-name="T69">topWords, words[]); /* </text:span><text:span text:style-name="T86">Filtro per eliminare stopwords */</text:span></text:p>
      <text:p text:style-name="P66"><text:tab/><text:tab/></text:p>
      <text:p text:style-name="P66"><text:tab/>for (w in words)</text:p>
      <text:p text:style-name="P66"><text:tab/><text:tab/>output ← (year, (w, 1));</text:p>
      <text:p text:style-name="P66">}</text:p>
      <text:p text:style-name="P21"/>
      <text:p text:style-name="P18">Dopo la fase di Map, avviene lo Shuffle &amp; Sort che, in questo caso, aggregherà tutte le parole dello stesso anno in un’unica <text:span text:style-name="T141">coppia </text:span><text:span text:style-name="T113">(</text:span><text:span text:style-name="T114">a</text:span><text:span text:style-name="T113">nno, Lista di </text:span><text:span text:style-name="T114">parole del campo summary</text:span><text:span text:style-name="T113">)</text:span><text:span text:style-name="T141">.</text:span></text:p>
      <text:p text:style-name="P21"/>
      <text:p text:style-name="P5">La fase di <text:span text:style-name="T1">Reduce </text:span><text:span text:style-name="T5">esegue (in pseudocodice)</text:span><text:span text:style-name="T4">:</text:span></text:p>
      <text:p text:style-name="P19"><text:tab/></text:p>
      <text:p text:style-name="P32">function <text:span text:style-name="T117">r</text:span>educe(k, v) {</text:p>
      <text:p text:style-name="P32"><text:tab/>year = k;</text:p>
      <text:p text:style-name="P32"><text:tab/>/* <text:span text:style-name="T142">Aggrega le parole uguali in un’unica entry con il contatore */</text:span></text:p>
      <text:p text:style-name="P32"><text:tab/>/* <text:span text:style-name="T143">Ordina per numero di occorrenze */</text:span></text:p>
      <text:p text:style-name="P32"><text:tab/>word2occ = countByWords(v); </text:p>
      <text:p text:style-name="P32"><text:tab/><text:tab/>## eg. Bettlejuice – 23465 ##</text:p>
      <text:p text:style-name="P32"><text:tab/><text:tab/>##<text:tab/> Good – 7836<text:tab/> <text:s text:c="2"/>##</text:p>
      <text:p text:style-name="P32"><text:tab/><text:tab/>## <text:s/><text:tab/>…<text:tab/><text:tab/><text:tab/> <text:s text:c="2"/>##</text:p>
      <text:p text:style-name="P32"><text:tab/>/* <text:span text:style-name="T143">Prendi solo i primi 10 risultati */</text:span></text:p>
      <text:p text:style-name="P32"><text:tab/>filter(top10Byoccourrencies, word2occ);</text:p>
      <text:p text:style-name="P32"><text:tab/>output ← (year, word2occ);</text:p>
      <text:p text:style-name="P32">}</text:p>
      <text:p text:style-name="P32"/>
      <text:p text:style-name="P63"><text:span text:style-name="T32">Il </text:span><text:span text:style-name="T38">Combiner</text:span><text:span text:style-name="T32"> esegue un passo intermedio per facilitare il lavoro al </text:span><text:span text:style-name="T39">Reducer </text:span><text:span text:style-name="T21">al fine di </text:span><text:span text:style-name="T22">alleggerire lo scambio di dati</text:span><text:span text:style-name="T21"> </text:span><text:span text:style-name="T22">tra i vari nodi durante lo Shuffle &amp; Sort</text:span><text:span text:style-name="T32">. </text:span><text:span text:style-name="T36">Il codice</text:span><text:span text:style-name="T32"> che </text:span><text:span text:style-name="T34">esegue,</text:span><text:span text:style-name="T32"> però, è esattamente uguale al </text:span><text:span text:style-name="T39">Reducer</text:span><text:span text:style-name="T32"> appena proposto. </text:span><text:span text:style-name="T33">Infatti, il </text:span><text:span text:style-name="T40">Combiner</text:span><text:span text:style-name="T33"> non sempre viene </text:span><text:span text:style-name="T37">usato</text:span><text:span text:style-name="T33"> da Hadoop </text:span><text:span text:style-name="T35">(soltanto se gli split sono 3 o più)</text:span><text:span text:style-name="T33"> e pertanto non deve contenere logica aggiuntiva rispetto al </text:span><text:span text:style-name="T40">Mapper</text:span><text:span text:style-name="T7"> </text:span><text:span text:style-name="T12">e al </text:span><text:span text:style-name="T8">Reducer</text:span><text:span text:style-name="T12">.</text:span></text:p>
      <text:p text:style-name="P19"/>
      <text:p text:style-name="P19"/>
      <text:p text:style-name="P19"/>
      <text:p text:style-name="P19"/>
      <text:p text:style-name="P19"/>
      <text:p text:style-name="P19"/>
      <text:p text:style-name="P19"/>
      <text:p text:style-name="P19"/>
      <text:p text:style-name="P20"><text:soft-page-break/>Di seguito è riportato il grafico <text:span text:style-name="T171">del</text:span>le tempistiche con dimensione di input variabile:</text:p>
      <text:p text:style-name="P20"/>
      <text:p text:style-name="P86"><draw:frame draw:style-name="fr1" draw:name="Oggetto1" text:anchor-type="paragraph" svg:width="15.998cm" svg:height="8.999cm" draw:z-index="0"><draw:object xlink:href="./Object 1" xlink:type="simple" xlink:show="embed" xlink:actuate="onLoad"/><draw:image xlink:href="./ObjectReplacements/Object 1" xlink:type="simple" xlink:show="embed" xlink:actuate="onLoad"/></draw:frame>Come si può evidenziare dal grafico, forse per qualche limitazione dovuta agli account non professionali forniti dall’università, <text:span text:style-name="T144">il cluster ha un rendimento peggiore del locale. Le cause potrebbero essere principalmente 2:</text:span></text:p>
      <text:list xml:id="list778560264" text:style-name="L4">
        <text:list-item>
          <text:p text:style-name="P113">La dimensione del file è troppo piccola, non vengono eseguiti split dell’input e quindi viene utilizzato soltanto un nodo per eseguire il job (lasciando gli altri 5 senza dati da processare)</text:p>
        </text:list-item>
        <text:list-item>
          <text:p text:style-name="P113">Lo storage virtuale fornito non è un SSD e dato che MapReduce è fortemente I/O bound poiché tutti i risultati vengono scritti su disco, le prestazioni degradano <text:span text:style-name="T147">velocemente</text:span>.</text:p>
        </text:list-item>
      </text:list>
      <text:p text:style-name="P85">L’andamento della soluzione lanciata in locale sembra, <text:span text:style-name="T145">d’altra parte,</text:span> scalare abbastanza bene se si considera che è stata <text:span text:style-name="T146">lanciata</text:span> su un laptop. Essa sembra avere un andamento comunque <text:span text:style-name="T7">sub-lineare</text:span>.</text:p>
      <text:p text:style-name="P47"/>
      <text:p text:style-name="P47"/>
      <text:p text:style-name="P47"/>
      <text:p text:style-name="P47"/>
      <text:p text:style-name="P47"/>
      <text:p text:style-name="P47"/>
      <text:p text:style-name="P47"/>
      <text:p text:style-name="P47"/>
      <text:p text:style-name="P47"/>
      <text:h text:style-name="P119" text:outline-level="3"><text:soft-page-break/>Esercizio 2 – Score medio per ogni anno per ogni prodotto</text:h>
      <text:p text:style-name="P14">Un job che sia in grado di generare, per ciascun prodotto, lo score medio ottenuto in ciascuno degli anni compresi tra il 2003 e il 2012, indicando ProductId seguito da tutti gli score medi ottenuti negli anni dell’intervallo. Il risultato deve essere ordinato in base al ProductId.</text:p>
      <text:p text:style-name="P6"/>
      <text:p text:style-name="P8">La soluzione che stiamo andando a proporre, si avvale, anche in questo caso, di un solo passo MapReduce. <text:span text:style-name="T148">L</text:span>o pseudo-codice della classe <text:span text:style-name="T7">Mapper</text:span> <text:span text:style-name="T148">è il seguente</text:span>:</text:p>
      <text:p text:style-name="P7"/>
      <text:p text:style-name="P40"><text:span text:style-name="T71">function</text:span><text:span text:style-name="T82"> </text:span><text:span text:style-name="T71">map</text:span><text:span text:style-name="T82">(</text:span><text:span text:style-name="T70">k, v</text:span><text:span text:style-name="T82">) {<text:line-break/><text:tab/></text:span><text:span text:style-name="T71">csvLine</text:span><text:span text:style-name="T82"> = </text:span><text:span text:style-name="T70">v;<text:line-break/><text:tab/></text:span><text:span text:style-name="T82">fiel</text:span><text:span text:style-name="T71">ds</text:span><text:span text:style-name="T82">[] = </text:span><text:span text:style-name="T71">parseLine</text:span><text:span text:style-name="T82">(</text:span><text:span text:style-name="T71">csvLine</text:span><text:span text:style-name="T82">);</text:span></text:p>
      <text:p text:style-name="P22"><text:tab/><text:span text:style-name="T117">year</text:span> = fiel<text:span text:style-name="T117">ds</text:span>[<text:span text:style-name="T117">YEAR</text:span>];</text:p>
      <text:p text:style-name="P22"><text:tab/><text:span text:style-name="T117">score</text:span> = fiel<text:span text:style-name="T117">ds</text:span>[<text:span text:style-name="T117">SCORE</text:span>];</text:p>
      <text:p text:style-name="P22"><text:tab/><text:span text:style-name="T117">productId</text:span> = fiel<text:span text:style-name="T117">ds</text:span>[<text:span text:style-name="T117">PRDOUCT_ID</text:span>];</text:p>
      <text:p text:style-name="P22"><text:tab/><text:tab/></text:p>
      <text:p text:style-name="P22"><text:tab/>output ← (<text:span text:style-name="T117">productId</text:span>, (<text:span text:style-name="T117">year</text:span>, <text:span text:style-name="T117">score</text:span>));</text:p>
      <text:p text:style-name="P53">}</text:p>
      <text:p text:style-name="P54"><text:tab/><text:tab/></text:p>
      <text:p text:style-name="P41">In questo caso abbiamo dato in output come chiave il <text:span text:style-name="T11">ProductId</text:span> e come valore la coppia <text:span text:style-name="T11">Year-Score.</text:span></text:p>
      <text:p text:style-name="P41">In questo modo, dopo la fase di Shuffle &amp; Sort, il Reducer riceverà dei dati nel formato:<text:line-break/><text:span text:style-name="T69">(</text:span><text:span text:style-name="T88">productId</text:span><text:span text:style-name="T69">, [(1999, 5), (1999, 3), (2003,4) … ])</text:span></text:p>
      <text:p text:style-name="P41">Pertanto, come auspicabile, quello che si dovrà effettuare nella fase di riduzione è un filtro sull’anno (fra il 2003 e il 2012) e poi effettuare una media sui valori, raggruppando per anno.</text:p>
      <text:p text:style-name="P41">Ecco lo pseudo-codice:</text:p>
      <text:p text:style-name="P9"><text:span text:style-name="T71">function</text:span><text:span text:style-name="T82"> </text:span><text:span text:style-name="T71">reduce</text:span><text:span text:style-name="T82">(</text:span><text:span text:style-name="T70">k, v</text:span><text:span text:style-name="T82">) {</text:span></text:p>
      <text:p text:style-name="P1"><text:span text:style-name="T69"><text:tab/></text:span><text:span text:style-name="T71">year2avg</text:span><text:span text:style-name="T69"> = </text:span><text:span text:style-name="T83">Map&lt;Year, ScoreSum&gt;</text:span><text:span text:style-name="T70">;</text:span></text:p>
      <text:p text:style-name="P22"><text:tab/><text:tab/></text:p>
      <text:p text:style-name="P22"><text:tab/><text:span text:style-name="T118">year2score = v;</text:span></text:p>
      <text:p text:style-name="P22"><text:tab/><text:tab/></text:p>
      <text:p text:style-name="P22"><text:tab/><text:span text:style-name="T118">for each year in year2score:</text:span></text:p>
      <text:p text:style-name="P22"><text:tab/><text:tab/><text:span text:style-name="T118">if (2003 &lt;= year &lt;= 2012)</text:span><text:tab/><text:tab/><text:tab/></text:p>
      <text:p text:style-name="P22"><text:tab/><text:tab/><text:tab/><text:span text:style-name="T118">if year2avg contains year</text:span></text:p>
      <text:p text:style-name="P22"><text:tab/><text:tab/><text:tab/><text:tab/><text:span text:style-name="T118">year2avg(year)(score++);</text:span></text:p>
      <text:p text:style-name="P22"><text:tab/><text:tab/><text:tab/><text:span text:style-name="T118">else</text:span></text:p>
      <text:p text:style-name="P22"><text:tab/><text:tab/><text:tab/><text:tab/><text:span text:style-name="T118">year2avg.put(year);</text:span></text:p>
      <text:p text:style-name="P23"><text:tab/><text:tab/><text:tab/><text:tab/><text:span text:style-name="T118">year2avg(year)(score++);</text:span></text:p>
      <text:p text:style-name="P23"/>
      <text:p text:style-name="P22"><text:tab/><text:tab/><text:tab/><text:span text:style-name="T118">for each key in year2avg</text:span></text:p>
      <text:p text:style-name="P22"><text:tab/><text:tab/><text:tab/><text:tab/><text:span text:style-name="T118">year2avg(key).average(value);</text:span></text:p>
      <text:p text:style-name="P22"/>
      <text:p text:style-name="P22"><text:tab/>output ← (<text:span text:style-name="T117">productId</text:span>, <text:span text:style-name="T118">year2avg</text:span>);</text:p>
      <text:p text:style-name="P55">} </text:p>
      <text:p text:style-name="P42"/>
      <text:p text:style-name="P42"/>
      <text:p text:style-name="P42"/>
      <text:p text:style-name="P42"/>
      <text:p text:style-name="P42"/>
      <text:p text:style-name="P42"><text:soft-page-break/><text:span text:style-name="T149">Di seguito i </text:span>risultati ottenuti con questa implementazione nelle due modalità di testing già viste:</text:p>
      <text:p text:style-name="P42"><draw:frame draw:style-name="fr1" draw:name="Oggetto2" text:anchor-type="paragraph" svg:width="15.998cm" svg:height="8.999cm" draw:z-index="1"><draw:object xlink:href="./Object 2" xlink:type="simple" xlink:show="embed" xlink:actuate="onLoad"/><draw:image xlink:href="./ObjectReplacements/Object 2" xlink:type="simple" xlink:show="embed" xlink:actuate="onLoad"/><svg:desc>grafico</svg:desc></draw:frame><text:span text:style-name="T150">C</text:span>ome si può notare, il grafico riflette a pieno quella che è la natura molto più sempl<text:span text:style-name="T121">ic</text:span>e del task in questione. Infatti, in questo caso, dobbiamo solo effettuare una media raggruppando per anno, un’operazione davver<text:span text:style-name="T121">o</text:span> molto semplice da elaborare per un calcolatore, anche con un numero di righe non indifferente. Nel caso di 1 milione di righe, infatti, abbiamo un risultato di una decina di secondi su un laptop.</text:p>
      <text:p text:style-name="P42">La lentezza nell’esecuzione su cluster, che si era evidenziata nel task precedente, viene ri<text:span text:style-name="T121">s</text:span>pecchiata anche in questo caso, <text:span text:style-name="T152">tuttavia </text:span>è interessante <text:span text:style-name="T151">notare</text:span> che l’andamento è molto si<text:span text:style-name="T121">mi</text:span>le a quello dell’esecuzione locale, chiaro indizio di un problema nelle risorse e non nell’algoritmo.</text:p>
      <text:h text:style-name="P120" text:outline-level="3">Esercizio 3 – Coppie di prodotti con numero di utenti in comune</text:h>
      <text:p text:style-name="P15">Un job in grado di generare coppie di prodotti che hanno almeno un utente in comune, ovvero che sono stati recensiti da uno stesso utente, indicando, per ciascuna coppia, il numero di utenti in comune. Il risultato deve essere ordinato in base allo ProductId del primo elemento della coppia e, possibilmente, non deve presentare duplicati. </text:p>
      <text:p text:style-name="P15"/>
      <text:p text:style-name="P10">In questa soluzione c’è stata la necessità di avvalersi di due passi MapReduce in cascata. Nel primo passo abbiamo solo mappato su <text:span text:style-name="T69">(</text:span><text:span text:style-name="T89">userId</text:span><text:span text:style-name="T69">, </text:span><text:span text:style-name="T90">productId</text:span><text:span text:style-name="T69">) </text:span>ottenendo una lista di tutti i prodotti recensiti da tutti gli utenti. <text:span text:style-name="T172">N</text:span>ella fase di <text:span text:style-name="T19">R</text:span><text:span text:style-name="T16">educe</text:span> abbiamo dovuto effettuare un’operazione simile a una join sul ProductId per creare tutte le coppie di utenti.</text:p>
      <text:p text:style-name="P10">Il risultato sono delle entries <text:span text:style-name="T69">(k, v)</text:span> in cui <text:span text:style-name="T69">k = (</text:span><text:span text:style-name="T91">userX</text:span><text:span text:style-name="T69">, </text:span><text:span text:style-name="T92">userY</text:span><text:span text:style-name="T69">)</text:span> e <text:span text:style-name="T69">v = </text:span><text:span text:style-name="T93">productId</text:span>.</text:p>
      <text:p text:style-name="P10"/>
      <text:p text:style-name="P10">Questo risultato è stato passato al <text:span text:style-name="T9">M</text:span><text:span text:style-name="T7">apper</text:span> del secondo passo, <text:span text:style-name="T173">ricaricando</text:span> <text:span text:style-name="T174">i</text:span> <text:span text:style-name="T174">risultati</text:span> senza far nulla, passando direttamente alla fase di Shuffle &amp; Sort nella quale abbiamo prepar<text:span text:style-name="T119">a</text:span>to i risultati per il <text:span text:style-name="T10">Reducer</text:span> in questo modo:</text:p>
      <text:p text:style-name="P35"><text:span text:style-name="T72">((</text:span><text:span text:style-name="T77">productX</text:span><text:span text:style-name="T72">, </text:span><text:span text:style-name="T77">productY</text:span><text:span text:style-name="T72">), [</text:span><text:span text:style-name="T78">user1</text:span><text:span text:style-name="T72">, </text:span><text:span text:style-name="T78">user</text:span><text:span text:style-name="T72">2, …, </text:span><text:span text:style-name="T79">userN</text:span><text:span text:style-name="T72">])</text:span></text:p>
      <text:p text:style-name="P107"/>
      <text:p text:style-name="P48">Dunque, banalmente, quello che restava da fare nella fase di <text:span text:style-name="T153">R</text:span>educe era semplicemente contare il numero di tali utenti.</text:p>
      <text:p text:style-name="P49"><draw:custom-shape text:anchor-type="paragraph" draw:z-index="2" draw:name="Forma1" draw:style-name="gr1" draw:text-style-name="P134" svg:width="4.446cm" svg:height="1.35cm" svg:x="0.139cm" svg:y="1.386cm"><text:p text:style-name="P133"><text:span text:style-name="T217">MapUtenteProd</text:span><text:span text:style-name="T217">otto</text:span></text:p><text:p text:style-name="P133"><text:span text:style-name="T217">(userId, </text:span><text:span text:style-name="T217">productI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a2" draw:style-name="gr2" svg:width="0.98cm" svg:height="0.662cm" svg:x="4.796cm" svg:y="1.70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name="Forma3" draw:style-name="gr3" draw:text-style-name="P135" svg:width="4.472cm" svg:height="2.243cm" svg:x="5.96cm" svg:y="1.439cm"><draw:text-box><text:p>(user1, product1)</text:p><text:p>(user1, product3)</text:p><text:p>(user2, product2)</text:p><text:p text:style-name="P133">. . .</text:p><text:p/></draw:text-box></draw:frame><draw:custom-shape text:anchor-type="paragraph" draw:z-index="5" draw:name="Forma2" draw:style-name="gr2" svg:width="0.98cm" svg:height="0.662cm" svg:x="10.59cm" svg:y="1.67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Forma1" draw:style-name="gr4" draw:text-style-name="P134" svg:width="4.398cm" svg:height="1.35cm" svg:x="11.749cm" svg:y="1.413cm"><text:p text:style-name="P133"><text:span text:style-name="T217">ReduceCoppiaUtente</text:span></text:p><text:p text:style-name="P133"><text:span text:style-name="T217">(p1, p2, userI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a4" draw:style-name="gr5" draw:text-style-name="P136" svg:width="1.246cm" svg:height="0.664cm" svg:x="16.305cm" svg:y="1.677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8" draw:name="Forma4" draw:style-name="gr5" draw:text-style-name="P136" svg:width="1.246cm" svg:height="0.664cm" svg:x="-0.125cm" svg:y="4.69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9" draw:name="Forma1" draw:style-name="gr1" draw:text-style-name="P134" svg:width="4.446cm" svg:height="1.35cm" svg:x="1.304cm" svg:y="4.323cm"><text:p text:style-name="P133"><text:span text:style-name="T217">Useless Mapp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Forma2" draw:style-name="gr2" svg:width="0.98cm" svg:height="0.662cm" svg:x="5.934cm" svg:y="4.6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a5" draw:style-name="gr6" draw:text-style-name="P134" svg:width="4.352cm" svg:height="2.892cm" svg:x="7.098cm" svg:y="3.681cm"><text:p text:style-name="P133"><text:span text:style-name="T217">Shuffle &amp; Sor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text:anchor-type="paragraph" draw:z-index="12" draw:name="Forma3" draw:style-name="gr3" draw:text-style-name="P135" svg:width="4.472cm" svg:height="2.243cm" svg:x="11.199cm" svg:y="6.572cm"><draw:text-box><text:p>((p1, p2) , [u1, u2, ...])</text:p><text:p>((p2, p3), <text:s/>[u4, u5, ...])</text:p><text:p>((p3, p4), <text:s/>[u6, u7, ...])</text:p><text:p text:style-name="P133">. . .</text:p><text:p/></draw:text-box></draw:frame><draw:custom-shape text:anchor-type="paragraph" draw:z-index="13" draw:name="Forma6" draw:style-name="gr7" draw:text-style-name="P133" svg:width="1.906cm" svg:height="1.906cm" draw:transform="rotate (-0.785398163397449) translate (12.7970138888889cm 3.87879166666667cm)"><text:p/><draw:enhanced-geometry svg:viewBox="0 0 21600 21600" draw:text-areas="0 0 21600 21600" draw:type="circular-arrow" draw:modifiers="174.14654148627 -19.5479170076665 6180.859237358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4" draw:name="Forma2" draw:style-name="gr2" svg:width="0.98cm" svg:height="0.662cm" draw:transform="rotate (-1.57131992557049) translate (13.4196666666667cm 8.583083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Forma1" draw:style-name="gr4" draw:text-style-name="P134" svg:width="4.398cm" svg:height="1.35cm" svg:x="10.929cm" svg:y="9.774cm"><text:p text:style-name="P133"><text:span text:style-name="T217">ReduceCoppiaUtenti</text:span></text:p><text:p text:style-name="P133"><text:span text:style-name="T217">(p1, p2, usersCou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Forma2" draw:style-name="gr2" svg:width="0.98cm" svg:height="0.662cm" draw:transform="rotate (3.14106905481419) translate (10.6926944444444cm 10.832041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7" draw:name="Forma3" draw:style-name="gr3" draw:text-style-name="P135" svg:width="2.832cm" svg:height="2.243cm" svg:x="6.675cm" svg:y="9.641cm"><draw:text-box><text:p>((p1, p2) , 649)</text:p><text:p>((p2, p3), <text:s/>32)</text:p><text:p>((p3, p4), <text:s/>216)</text:p><text:p text:style-name="P133">. . .</text:p><text:p/></draw:text-box></draw:frame><text:soft-page-break/>Diamo ora un’occhiata a<text:span text:style-name="T120">d un diagramma sperabilmente chiarificatore per quanto riguarda le operazioni coinvolte:</text:span></text:p>
      <text:p text:style-name="P49"/>
      <text:p text:style-name="P49"/>
      <text:p text:style-name="P49"/>
      <text:p text:style-name="P49"/>
      <text:p text:style-name="P49"/>
      <text:p text:style-name="P50"/>
      <text:p text:style-name="P50"/>
      <text:p text:style-name="P50"/>
      <text:p text:style-name="P50"/>
      <text:p text:style-name="P50"/>
      <text:p text:style-name="P50"/>
      <text:p text:style-name="P50"/>
      <text:p text:style-name="P50"/>
      <text:p text:style-name="P50"/>
      <text:p text:style-name="P50">Per quanto concerne, invece, lo pseudo-codice delle varie fasi coinvolte, partiamo con quello che, nell’immagine di cui sopra, viene denominato con <text:span text:style-name="T69">MapUtenteProdotto:</text:span></text:p>
      <text:p text:style-name="P51"><text:span text:style-name="T74">function</text:span><text:span text:style-name="T73"> </text:span><text:span text:style-name="T74">map</text:span><text:span text:style-name="T76">UtenteProdotto</text:span><text:span text:style-name="T73">(</text:span><text:span text:style-name="T75">k, v</text:span><text:span text:style-name="T73">) {<text:line-break/><text:tab/></text:span><text:span text:style-name="T74">csvLine</text:span><text:span text:style-name="T73"> = </text:span><text:span text:style-name="T75">v;<text:line-break/><text:tab/></text:span><text:span text:style-name="T73">fiel</text:span><text:span text:style-name="T74">ds</text:span><text:span text:style-name="T73">[] = </text:span><text:span text:style-name="T74">parseLine</text:span><text:span text:style-name="T73">(</text:span><text:span text:style-name="T74">csvLine</text:span><text:span text:style-name="T73">);</text:span></text:p>
      <text:p text:style-name="P24"><text:tab/><text:span text:style-name="T121">user</text:span> = fiel<text:span text:style-name="T117">ds</text:span>[<text:span text:style-name="T121">USER_ID</text:span>];</text:p>
      <text:p text:style-name="P24"><text:tab/><text:span text:style-name="T117">productId</text:span> = fiel<text:span text:style-name="T117">ds</text:span>[<text:span text:style-name="T117">PRDOUCT_ID</text:span>];</text:p>
      <text:p text:style-name="P24"><text:tab/><text:tab/></text:p>
      <text:p text:style-name="P24"><text:tab/>output ← (<text:span text:style-name="T121">user</text:span>, <text:span text:style-name="T117">productId</text:span>);</text:p>
      <text:p text:style-name="P56">}</text:p>
      <text:p text:style-name="P44"><text:span text:style-name="T122">Come si può denotare dall’immagine, il risultato (post Suffle &amp; Sort) sono coppie </text:span><text:span text:style-name="T72">(</text:span><text:span text:style-name="T81">userId</text:span><text:span text:style-name="T72">, </text:span><text:span text:style-name="T81">productId</text:span><text:span text:style-name="T72">)</text:span><text:span text:style-name="T122"> che vengono dati in pasto al </text:span><text:span text:style-name="T125">Reducer</text:span><text:span text:style-name="T122"> denominato con <text:s/></text:span><text:span text:style-name="T72">ReduceCoppiaUtente</text:span><text:span text:style-name="T122">. In questa fase quello che andiamo a fare è un’operazione,</text:span><text:span text:style-name="T123"> abbastanza costosa</text:span><text:span text:style-name="T124">,</text:span><text:span text:style-name="T122"> di prodotto cartesiano fra i prodotti di un utente (badando ad ordinare ed elidere le coppie uguali, nonché quelle con stessa semantica):</text:span></text:p>
      <text:p text:style-name="P44"><text:span text:style-name="T122"><text:s/></text:span><text:span text:style-name="T74">function</text:span><text:span text:style-name="T73"> </text:span><text:span text:style-name="T74">reduce</text:span><text:span text:style-name="T72">CoppiaUtente</text:span><text:span text:style-name="T73">(</text:span><text:span text:style-name="T75">k, v</text:span><text:span text:style-name="T73">) {<text:line-break/><text:tab/></text:span><text:span text:style-name="T72">user</text:span><text:span text:style-name="T80">Id</text:span><text:span text:style-name="T72"> = k;<text:line-break/><text:tab/>products = v;<text:line-break/><text:tab/>couplesSet = products X products;</text:span></text:p>
      <text:p text:style-name="P2"><text:span text:style-name="T84"><text:tab/>for each </text:span><text:span text:style-name="T85">(p1, p2)</text:span><text:span text:style-name="T84"> in couples</text:span></text:p>
      <text:p text:style-name="P2"><text:span text:style-name="T84"><text:tab/><text:tab/>sort(</text:span><text:span text:style-name="T85">p1</text:span><text:span text:style-name="T84"> &gt; </text:span><text:span text:style-name="T85">p2</text:span><text:span text:style-name="T84">) → being a Set duplicates are erased</text:span></text:p>
      <text:p text:style-name="P2"><text:span text:style-name="T84"><text:tab/><text:tab/>filter(</text:span><text:span text:style-name="T85">p</text:span><text:span text:style-name="T84">1 != </text:span><text:span text:style-name="T85">p</text:span><text:span text:style-name="T84">2)</text:span></text:p>
      <text:p text:style-name="P24"><text:tab/><text:tab/></text:p>
      <text:p text:style-name="P25"><text:tab/><text:span text:style-name="T121">for each (p1, p2) in couples (filtered and sorted)</text:span></text:p>
      <text:p text:style-name="P26"><text:tab/><text:tab/>output ← (<text:span text:style-name="T128">(p1, p2)</text:span>, <text:span text:style-name="T121">userId</text:span>);</text:p>
      <text:p text:style-name="P28">}</text:p>
      <text:p text:style-name="P12"><text:soft-page-break/></text:p>
      <text:p text:style-name="P12">A<text:span text:style-name="T117"> </text:span>questo punto abbiamo i dati pronti nella forma mostrata in figura e dobbiamo passarli ad un nuovo passo MapReduce, nel quale non faremo nulla nella fase di <text:span text:style-name="T2">M</text:span><text:span text:style-name="T1">apping</text:span> e sfrutteremo subito lo Shuffle &amp; Sort (pertanto non mostreremo lo pseudo-codice).</text:p>
      <text:p text:style-name="P12">La fase di reduce avrà in input i dati mostrati come in figura e quello che bisognerà fare, sarà esclusivamente contare gli utenti per ogni coppia (in quanto le coppie sono già state ordinate nella fase di <text:span text:style-name="T3">R</text:span><text:span text:style-name="T1">educe</text:span> precedente).</text:p>
      <text:p text:style-name="P11"/>
      <text:p text:style-name="P33"><text:span text:style-name="T23">Lo pseudo-codice di quello che in figura si chiama </text:span><text:span text:style-name="T129">ReduceCoppiaUtenti </text:span><text:span text:style-name="T130">è il seguente:</text:span></text:p>
      <text:p text:style-name="P34"/>
      <text:p text:style-name="P11"><text:span text:style-name="T71">function</text:span><text:span text:style-name="T82"> </text:span><text:span text:style-name="T71">reduce</text:span><text:span text:style-name="T84">CoppiaUtent</text:span><text:span text:style-name="T69">i</text:span><text:span text:style-name="T82">(</text:span><text:span text:style-name="T70">k, v</text:span><text:span text:style-name="T82">) {</text:span></text:p>
      <text:p text:style-name="P3"><text:span text:style-name="T69"><text:tab/></text:span><text:span text:style-name="T85">(p1, p2)</text:span><text:span text:style-name="T84"> = k;</text:span></text:p>
      <text:p text:style-name="P3"><text:span text:style-name="T84"><text:tab/></text:span><text:span text:style-name="T85">usersList</text:span><text:span text:style-name="T84"> = v;</text:span></text:p>
      <text:p text:style-name="P27"/>
      <text:p text:style-name="P25"><text:tab/><text:span text:style-name="T128">o</text:span>utput ← (<text:span text:style-name="T128">(p1, p2)</text:span>, <text:span text:style-name="T175">count(usersList)</text:span>);</text:p>
      <text:p text:style-name="P29">}</text:p>
      <text:p text:style-name="P29"/>
      <text:p text:style-name="P13">Per chiarificare la pesantezza di questa esecuzione che coinvolge un’operazione di prodotto cartesiano abbastanza <text:span text:style-name="T176">esosa</text:span> per il sistema, diamo un rapido sguardo ai grafici relativi ai tempi di calcolo nelle due configurazioni proposte:</text:p>
      <text:p text:style-name="P29"/>
      <text:p text:style-name="P30"><draw:frame draw:style-name="fr1" draw:name="Oggetto3" text:anchor-type="paragraph" svg:width="15.998cm" svg:height="8.999cm" draw:z-index="18"><draw:object xlink:href="./Object 3" xlink:type="simple" xlink:show="embed" xlink:actuate="onLoad"/><draw:image xlink:href="./ObjectReplacements/Object 3" xlink:type="simple" xlink:show="embed" xlink:actuate="onLoad"/><svg:desc>grafico</svg:desc></draw:frame><text:span text:style-name="T41">C</text:span><text:span text:style-name="T20">ome possiamo ancora osservare, gli andamenti si equivalgono </text:span><text:span text:style-name="T46">tra le due configurazioni, </text:span><text:span text:style-name="T20">seppur abbiano una scala totalmente differente rispetto alle soluzioni presentate precedentemente. </text:span><text:span text:style-name="T47">L’operazione in questione </text:span><text:span text:style-name="T20">risente sensibilmente l’aumentare della dimensione dell’input, si pensi che a parità di righe con l’operazione precedente (568k righe), abbiamo un aumento del tempo di calcolo del 600%, </text:span><text:span text:style-name="T43">passando</text:span><text:span text:style-name="T20"> da una decina di secondi a quasi un minuto. </text:span></text:p>
      <text:p text:style-name="P17"/>
      <text:p text:style-name="P31"><text:span text:style-name="T42">Inoltre questa soluzione </text:span><text:span text:style-name="T44">è influenzata molto dall’utilizzo di due job MapReduce distinti, poiché i risultati </text:span><text:span text:style-name="T49">delle fasi </text:span><text:span text:style-name="T50">coinvolte</text:span><text:span text:style-name="T49"> </text:span><text:span text:style-name="T44">vengono letti/scritti su disco </text:span><text:span text:style-name="T51">numerose</text:span><text:span text:style-name="T44"> volte.</text:span></text:p>
      <text:p text:style-name="P16"/>
      <text:h text:style-name="P128" text:outline-level="2"/>
      <text:p text:style-name="P58"/>
      <text:h text:style-name="P128" text:outline-level="2"><text:soft-page-break/>Hive</text:h>
      <text:p text:style-name="P52">Per quanto riguarda questa sezione, mostreremo fin da subito la query utilizzata, definendo e spiegandone le varie parti. Successivamente daremo, come nella sezione precedente, un’occhiata ai tempi di esecuzione e li confronteremo fra le due configurazioni proposte.</text:p>
      <text:h text:style-name="P127" text:outline-level="2">Esercizio 1 – Top 10 Parole più utilizzate per ogni anno</text:h>
      <text:p text:style-name="P57">SELECT word_year, word, occurencies</text:p>
      <text:p text:style-name="P89">FROM (</text:p>
      <text:p text:style-name="P92"><text:tab/>SELECT word2occurencies.*, RANK() OVER (PARTITION BY word_year ORDER BY occurencies DESC) AS rank</text:p>
      <text:p text:style-name="P88"><text:s text:c="7"/>FROM (</text:p>
      <text:p text:style-name="P88"><text:s text:c="14"/>SELECT word_year, word, COUNT(1) AS occurencies</text:p>
      <text:p text:style-name="P88"><text:s text:c="15"/>FROM (</text:p>
      <text:p text:style-name="P88"><text:s text:c="21"/>SELECT year(from_unixtime(CAST(time AS INT))) AS word_year, word</text:p>
      <text:p text:style-name="P88"><text:s text:c="21"/>FROM AmazonFineGoodsReviews LATERAL VIEW explode(split_and_purge(summary)) <text:tab/><text:tab/><text:tab/><text:tab/><text:tab/><text:tab/><text:tab/><text:tab/><text:tab/>AmazonFineGoodsReviews AS word</text:p>
      <text:p text:style-name="P88"><text:s text:c="16"/>) AS year2word</text:p>
      <text:p text:style-name="P88"><text:s text:c="16"/>WHERE word_year IS NOT NULL</text:p>
      <text:p text:style-name="P88"><text:s text:c="16"/>GROUP BY word_year, word</text:p>
      <text:p text:style-name="P88"><text:s text:c="8"/>) AS word2occurencies</text:p>
      <text:p text:style-name="P88">) AS top10</text:p>
      <text:p text:style-name="P99">WHERE rank &lt;= 10</text:p>
      <text:p text:style-name="P100"><text:span text:style-name="T20">Nella query più interna di tutte, </text:span><text:span text:style-name="T69">year2word</text:span><text:span text:style-name="T20">, quello che andiamo a fare è </text:span><text:span text:style-name="T52">estrarre</text:span><text:span text:style-name="T20">, usando una </text:span><text:span text:style-name="T60">f</text:span><text:span text:style-name="T20">unzione </text:span><text:span text:style-name="T60">built-in</text:span><text:span text:style-name="T20">, l’anno dal tempo, memorizzato in </text:span><text:span text:style-name="T44">UNIX</text:span><text:span text:style-name="T20"> time</text:span><text:span text:style-name="T44">stamp</text:span><text:span text:style-name="T20">, e la parola stessa. <text:line-break/></text:span><text:span text:style-name="T55">Queste operazioni vengono effettuate su una </text:span><text:span text:style-name="T115">LATERAL VIEW</text:span><text:span text:style-name="T55">, una specifica istruzione di Hive che viene usata assieme alle funzioni che producono N righe, come per esempio </text:span><text:span text:style-name="T115">explode</text:span><text:span text:style-name="T55">, </text:span><text:span text:style-name="T67">e serve a joinare i risultati di quest’ultime con altri campi richiesti </text:span><text:span text:style-name="T68">in operazioni successive</text:span><text:span text:style-name="T67">.</text:span><text:span text:style-name="T20"><text:line-break/></text:span><text:span text:style-name="T56">Nel nostro caso, le N righe vengono prodotte usando </text:span><text:span text:style-name="T116">explode</text:span><text:span text:style-name="T56"> e </text:span><text:span text:style-name="T20">splittando il campo </text:span><text:span text:style-name="T53">s</text:span><text:span text:style-name="T20">ummary tramite una UDF </text:span><text:span text:style-name="T54">(User Defined Function)</text:span><text:span text:style-name="T20"> </text:span><text:span text:style-name="T45">caricata</text:span><text:span text:style-name="T20"> usando un jar customizzato (nel quale applicheremo anche una fase di stop-wording). </text:span><text:span text:style-name="T57">Il campo extra richiesto </text:span><text:span text:style-name="T58">per la query proposta</text:span><text:span text:style-name="T57"> è year, </text:span><text:span text:style-name="T59">che viene dunque </text:span><text:span text:style-name="T57">joinato ad ogni parola prodotta.</text:span></text:p>
      <text:p text:style-name="P101"><text:span text:style-name="T178">Quindi,</text:span> le righe saranno qualcosa del tipo:</text:p>
      <text:p text:style-name="P67">2003 good</text:p>
      <text:p text:style-name="P67">2003 <text:span text:style-name="T133">good</text:span></text:p>
      <text:p text:style-name="P67">2004 wonderful</text:p>
      <text:p text:style-name="P68">2005 <text:span text:style-name="T133">phone</text:span></text:p>
      <text:p text:style-name="P68"/>
      <text:p text:style-name="P70">In questo modo sarà possibile effettuare un raggruppamento per parola in modo tale da contare le occorrenze di una certa parola in un certo anno passando a qualcosa di simile a:</text:p>
      <text:p text:style-name="P70"/>
      <text:p text:style-name="P68">2003 good <text:span text:style-name="T133">2</text:span></text:p>
      <text:p text:style-name="P68">2004 wonderful <text:span text:style-name="T133">1</text:span></text:p>
      <text:p text:style-name="P69">2005 <text:span text:style-name="T133">phone</text:span><text:tab/><text:span text:style-name="T133">1</text:span></text:p>
      <text:p text:style-name="P69"/>
      <text:p text:style-name="P70">A questo punto possiamo andare ad utilizzare la <text:span text:style-name="T177">window </text:span>fun<text:span text:style-name="T177">ction</text:span><text:span text:style-name="T69"> RANK() </text:span>per andare a fornire un indice di ranking <text:span text:style-name="T154">delle righe, dopo che a esse viene applicato un partizionamento per anno e un ordinamento per occorrenze.</text:span></text:p>
      <text:p text:style-name="P70">A questo punto effettueremo un filtraggio imponendo che il rank debba essere &lt;= 10 per estrarre i top 10 per ogni anno.</text:p>
      <text:p text:style-name="P70"/>
      <text:p text:style-name="P70"/>
      <text:p text:style-name="P70"/>
      <text:p text:style-name="P70"/>
      <text:p text:style-name="P70"><text:soft-page-break/>Vediamo ora come si è comportata questa implementazione sulle due architetture proposte:</text:p>
      <text:p text:style-name="P71"><draw:frame draw:style-name="fr1" draw:name="Oggetto4" text:anchor-type="paragraph" svg:width="15.998cm" svg:height="8.999cm" draw:z-index="19"><draw:object xlink:href="./Object 4" xlink:type="simple" xlink:show="embed" xlink:actuate="onLoad"/><draw:image xlink:href="./ObjectReplacements/Object 4" xlink:type="simple" xlink:show="embed" xlink:actuate="onLoad"/><svg:desc>grafico</svg:desc></draw:frame>Come si può evincere dalla figura, i tempi di esecuzione sono particolarmente dilatati, questo <text:span text:style-name="T156">è</text:span> dovuto <text:span text:style-name="T156">d</text:span>alla quantità di operazioni che vengono effettuate sul filesystem distribuito <text:span text:style-name="T155">e da un’esecuzione non ottimizzata di MapReduce da parte di Hive</text:span>. L’impressione <text:span text:style-name="T134">è che per un numero molto elevato di input le due soluzioni tendano ad equivalersi o ancor meglio il cluster tenda ad essere più efficiente del locale per inputs molto grossi, dove può utilizzare tutti i suoi nodi.</text:span></text:p>
      <text:p text:style-name="P71"/>
      <text:h text:style-name="P122" text:outline-level="3">Esercizio 2 – Score medio per ogni anno per ogni prodotto</text:h>
      <text:p text:style-name="P90">SELECT productid, score_year, AVG(float_score)</text:p>
      <text:p text:style-name="P88">FROM (</text:p>
      <text:p text:style-name="P88"><text:s text:c="8"/><text:span text:style-name="T179">SELECT productid, year(from_unixtime(CAST(time AS INT))) AS score_year, CAST(score AS FLOAT) AS float_score</text:span></text:p>
      <text:p text:style-name="P88"><text:s text:c="8"/>FROM AmazonFineGoodsReviews</text:p>
      <text:p text:style-name="P88">) AS product2score</text:p>
      <text:p text:style-name="P88">WHERE score_year &gt;= 2003 AND score_year &lt;= 2012</text:p>
      <text:p text:style-name="P88">GROUP BY productid, score_year</text:p>
      <text:p text:style-name="P99">ORDER BY productid, score_year;</text:p>
      <text:p text:style-name="P43">La query più interna è una selezione sulla tabella di riferimento su <text:span text:style-name="T180">p</text:span>roductId, <text:span text:style-name="T181">year</text:span> e <text:span text:style-name="T181">s</text:span>core. <text:span text:style-name="T182">year</text:span> viene ottenuto <text:span text:style-name="T182">attraverso la già discussa</text:span> conversione da <text:span text:style-name="T157">UNIX</text:span> <text:span text:style-name="T157">t</text:span>ime<text:span text:style-name="T157">stamp</text:span> e lo score viene castato a float per poter agevolmente effettuare una media o avere punteggi parziali.</text:p>
      <text:p text:style-name="P43">Su questi dati viene effettuato un filtraggio per anno, e, come da specifica viene calcolata la media degli score di un prodotto, raggruppata per anno. Pertanto le righe saranno qualcosa del tipo:</text:p>
      <text:p text:style-name="P72">AX0001<text:tab/>2003<text:tab/><text:tab/>4.3</text:p>
      <text:p text:style-name="P72">AX0001<text:tab/>2004<text:tab/><text:tab/>3.9</text:p>
      <text:p text:style-name="P72">AX0002<text:tab/>2003<text:tab/><text:tab/>4.21</text:p>
      <text:p text:style-name="P72"/>
      <text:p text:style-name="P76"/>
      <text:p text:style-name="P76"/>
      <text:p text:style-name="P76"/>
      <text:p text:style-name="P76"/>
      <text:p text:style-name="P76"/>
      <text:p text:style-name="P76"><draw:frame draw:style-name="fr2" draw:name="Oggetto5" text:anchor-type="paragraph" svg:y="-0.004cm" svg:width="16.062cm" svg:height="8.698cm" draw:z-index="20"><draw:object xlink:href="./Object 5" xlink:type="simple" xlink:show="embed" xlink:actuate="onLoad"/><draw:image xlink:href="./ObjectReplacements/Object 5" xlink:type="simple" xlink:show="embed" xlink:actuate="onLoad"/><svg:desc>grafico</svg:desc></draw:frame><text:soft-page-break/></text:p>
      <text:p text:style-name="P76">Anche in questo caso osserviamo che per input molto grandi, le due curve tendono a convergere, a dimostrazione del fatto che i cluster iniziano a “mostr<text:span text:style-name="T158">a</text:span>re i muscoli” quando la mole di dati è davvero “Big”, <text:span text:style-name="T158">ovvero quando è possibile effettuare numerosi split sul file di input da elaborare in parallelo</text:span>.</text:p>
      <text:h text:style-name="P121" text:outline-level="3">Esercizio 3 – Coppie di prodotti con numero di utenti in comune</text:h>
      <text:p text:style-name="P91">SELECT p1, p2, count(uid) as users </text:p>
      <text:p text:style-name="P87">FROM (</text:p>
      <text:p text:style-name="P87"><text:s text:c="8"/>SELECT t1.productid as p1, t2.productid as p2, t1.userid as uid</text:p>
      <text:p text:style-name="P87"><text:s text:c="8"/>FROM AmazonFineGoodsReviews t1 </text:p>
      <text:p text:style-name="P87"><text:s text:c="8"/>JOIN AmazonFineGoodsReviews t2 ON t1.userid = t2.userid </text:p>
      <text:p text:style-name="P87"><text:s text:c="8"/>WHERE t1.productid &lt; t2.productid AND t1.productid != t2.productid </text:p>
      <text:p text:style-name="P87"><text:s text:c="6"/>) AS biproduct2user</text:p>
      <text:p text:style-name="P87">GROUP BY p1, p2</text:p>
      <text:p text:style-name="P87">ORDER BY p1;</text:p>
      <text:p text:style-name="Preformatted_20_Text"/>
      <text:p text:style-name="P93">In questo caso la query più interna, denominata <text:span text:style-name="T69">biproduct2user </text:span>non fa altro che effettuare un’operazione di selezione sui productIds dei due prodotti e sull’<text:span text:style-name="T183">userId</text:span> che essi hanno in comune. Quest’operazione viene eseguita sulla <text:span text:style-name="T159">S</text:span>elf Join di <text:span text:style-name="T69">AmazonFineGoodsReviews </text:span>che è la relazione di riferimento, filtrando anche sui prodotti uguali e su quelli per cui l’id del <text:span text:style-name="T135">primo prodotto è maggiore del secondo (al fine di renderli ordinati).</text:span></text:p>
      <text:p text:style-name="P93"/>
      <text:p text:style-name="P93"><draw:frame draw:style-name="fr1" draw:name="Oggetto6" text:anchor-type="paragraph" svg:width="15.998cm" svg:height="8.999cm" draw:z-index="21"><draw:object xlink:href="./Object 6" xlink:type="simple" xlink:show="embed" xlink:actuate="onLoad"/><draw:image xlink:href="./ObjectReplacements/Object 6" xlink:type="simple" xlink:show="embed" xlink:actuate="onLoad"/><svg:desc>grafico</svg:desc></draw:frame><text:soft-page-break/></text:p>
      <text:p text:style-name="P94">Da questo grafico si <text:span text:style-name="T169">nota in maniera molto evidente che il cluster è molto più prestante dell’ambiente locale per task molto complessi e su un numero di dati molto alto. Trova, dunque, conferma l’intuizione iniziale, ovvero che per un numero di righe &gt;1M il cluster tenda a ridurre i tempi di esecuzione (poiché i file di input viene splittato in molti chunks che possono essere processati in parallelo) e non segua l’andamento apparentemente esponenziale del locale.</text:span></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P129" text:outline-level="2"><text:soft-page-break/>Spark</text:h>
      <text:h text:style-name="P123" text:outline-level="3"><text:span text:style-name="T135">Esercizio 1 – Top 10 parole più utilizzate</text:span><text:tab/></text:h>
      <text:p text:style-name="P103"><text:span text:style-name="T71">function</text:span><text:span text:style-name="T95"> getTopTenWordsPerYear() {<text:line-break/><text:tab/></text:span><text:span text:style-name="T69">reviews = loadData();<text:line-break/><text:tab/><text:tab/><text:line-break/><text:tab/></text:span><text:span text:style-name="T96">reviews</text:span><text:span text:style-name="T69">.filter(</text:span><text:span text:style-name="T97">NOT NULL</text:span><text:span text:style-name="T69">)<text:line-break/><text:tab/><text:tab/> .map(</text:span><text:span text:style-name="T96">review</text:span><text:span text:style-name="T69"> → (</text:span><text:span text:style-name="T96">year</text:span><text:span text:style-name="T69">, removeStopWords(</text:span><text:span text:style-name="T96">summary</text:span><text:span text:style-name="T69">)</text:span><text:span text:style-name="T97">)<text:line-break/><text:tab/><text:tab/> </text:span><text:span text:style-name="T69">.groupBy</text:span><text:span text:style-name="T96">Year</text:span><text:span text:style-name="T69">()<text:line-break/><text:tab/><text:tab/> .map(</text:span><text:span text:style-name="T96">(year, </text:span><text:span text:style-name="T98">List of </text:span><text:span text:style-name="T96">word</text:span><text:span text:style-name="T98">s</text:span><text:span text:style-name="T96">)</text:span><text:span text:style-name="T69"> → </text:span><text:span text:style-name="T97">(</text:span><text:span text:style-name="T96">year</text:span><text:span text:style-name="T97">, sumWordOccourrencies(</text:span><text:span text:style-name="T96">words</text:span><text:span text:style-name="T97">)</text:span><text:span text:style-name="T69">)<text:line-break/><text:tab/><text:tab/> .</text:span><text:span text:style-name="T97">getTopTen</text:span><text:span text:style-name="T69">()<text:line-break/><text:tab/><text:tab/> .sortBy</text:span><text:span text:style-name="T96">Year</text:span><text:span text:style-name="T69">();<text:line-break/></text:span><text:span text:style-name="T99">}</text:span></text:p>
      <text:p text:style-name="P102">Come da prassi, la prima operazione è quella di caricamento dei dati da<text:span text:style-name="T164">l</text:span> file <text:span text:style-name="T164">CSV fornitoci</text:span> <text:span text:style-name="T164">nella struttura</text:span> <text:span text:style-name="T69">JavaRDD </text:span><text:span text:style-name="T48">di Spark, che viene </text:span><text:span text:style-name="T184">allocata</text:span><text:span text:style-name="T48"> in memoria principale e condivisa </text:span><text:span text:style-name="T185">tr</text:span><text:span text:style-name="T48">a tutti i nodi del cluster</text:span>. Successivamente, andiamo a filtrare le reviews nulle per poi andare ad effettuare un mapping da review verso una coppia <text:span text:style-name="T69">(</text:span><text:span text:style-name="T94">year</text:span><text:span text:style-name="T69">, lista di parole del campo summary)</text:span>.</text:p>
      <text:p text:style-name="P102">Fatta questa operazione, andiamo a <text:span text:style-name="T165">r</text:span>aggruppare i risultati intermedi per <text:span text:style-name="T186">year</text:span> e contiamo le occorrenze di ciascuna parola (a l<text:span text:style-name="T160">i</text:span>vello di implementazione, siamo dovuti passare da una <text:span text:style-name="T160">l</text:span>ista di liste di parole a una singola lista tramite un’operazione di flattening).</text:p>
      <text:p text:style-name="P102">A questo punto abbiamo ordinato ciascuna lista di <text:span text:style-name="T69">(</text:span><text:span text:style-name="T100">word</text:span><text:span text:style-name="T69">, occorrenz</text:span><text:span text:style-name="T100">e</text:span><text:span text:style-name="T69">) </text:span>in base alle occor<text:span text:style-name="T160">r</text:span>enze e abbiamo filtrato, come da specifica, solo i primi 10 <text:span text:style-name="T160">risultati</text:span>.</text:p>
      <text:p text:style-name="P132">Di seguito il grafico. Si vuole specificare che per quanto riguarda l’ambiente locale, il job è stato eseguito con <text:span text:style-name="T69">--master local[8]</text:span>, mentre sul cluster con <text:span text:style-name="T69">--master yarn</text:span>.</text:p>
      <text:p text:style-name="P132"><text:span text:style-name="T20"/></text:p>
      <text:p text:style-name="P132"><text:span text:style-name="T20"/></text:p>
      <text:p text:style-name="P132"><text:span text:style-name="T20"/></text:p>
      <text:p text:style-name="P131"><draw:frame draw:style-name="fr3" draw:name="Oggetto7" text:anchor-type="paragraph" svg:y="0.134cm" svg:width="15.998cm" svg:height="8.999cm" draw:z-index="22"><draw:object xlink:href="./Object 7" xlink:type="simple" xlink:show="embed" xlink:actuate="onLoad"/><draw:image xlink:href="./ObjectReplacements/Object 7" xlink:type="simple" xlink:show="embed" xlink:actuate="onLoad"/><svg:desc>grafico</svg:desc></draw:frame><text:soft-page-break/><text:span text:style-name="T24">Come auspicabile, i</text:span><text:span text:style-name="T25"> risultati ottenuti da Spark sono nettamente migliori </text:span><text:span text:style-name="T26">e su una scala totalmente differente </text:span><text:span text:style-name="T25">rispetto a quelli di MapReduce e Hive, grazie all’utilizzo della memoria centrale e alla rimozione, dunque, del bottle-neck causato dall’I/O su storage. Le tempistiche leggermente </text:span><text:span text:style-name="T27">peggiori</text:span><text:span text:style-name="T25"> sul cluster sono probabilmente dovute alla sincronizzazione finale dei vari risultati ottenuti sui chunks dell’input, </text:span><text:span text:style-name="T28">che nel codice si rispecchia con l’utilizzo del metodo </text:span><text:span text:style-name="T72">coalesce</text:span><text:span text:style-name="T212">, </text:span><text:span text:style-name="T25">effettuata </text:span><text:span text:style-name="T29">alla fine del job</text:span><text:span text:style-name="T25"> </text:span><text:span text:style-name="T30">(cosa che in locale non </text:span><text:span text:style-name="T31">impatta le prestazioni poiché non siamo in ambiente distribuito</text:span><text:span text:style-name="T30">)</text:span><text:span text:style-name="T25">.</text:span></text:p>
      <text:h text:style-name="P124" text:outline-level="3"><text:span text:style-name="T187">Esercizio 2 - </text:span><text:span text:style-name="T188">Score medio per ogni anno per ogni prodotto</text:span></text:h>
      <text:p text:style-name="P104"><text:span text:style-name="T117">function get</text:span><text:span text:style-name="T132">AvgsByProductId</text:span><text:span text:style-name="T120">() {<text:line-break/><text:tab/></text:span>reviews = loadData();<text:line-break/><text:tab/><text:tab/><text:line-break/><text:tab/><text:span text:style-name="T189">reviews</text:span>.filter(<text:span text:style-name="T190">NOT NULL</text:span>)<text:line-break/><text:tab/><text:tab/> .map(<text:span text:style-name="T189">review</text:span> → <text:span text:style-name="T160">[productId, </text:span>(<text:span text:style-name="T189">year</text:span>, <text:span text:style-name="T160">score)])<text:line-break/><text:tab/><text:tab/> </text:span>.groupBy<text:span text:style-name="T160">ProductId()<text:line-break/><text:tab/><text:tab/> .filter([productId, (year, score)] → 2003 &lt;= year &lt;= 2012)</text:span><text:line-break/><text:tab/><text:tab/> .map(<text:span text:style-name="T160">[productId, List of (year, score)]</text:span> → <text:span text:style-name="T190">(<text:line-break/><text:tab/><text:tab/><text:tab/><text:tab/>productId, <text:tab/><text:tab/><text:tab/><text:tab/><text:tab/><text:tab/><text:tab/><text:tab/><text:tab/><text:tab/><text:tab/><text:tab/>getAverageScorePerYear(List of (year, score)<text:line-break/><text:tab/><text:tab/><text:tab/>)<text:line-break/><text:tab/><text:tab/> </text:span>)<text:line-break/><text:tab/><text:tab/> .sortBy<text:span text:style-name="T160">ProductId</text:span>();<text:span text:style-name="T134"><text:line-break/>}</text:span></text:p>
      <text:p text:style-name="P95">Anche in questo caso troviamo, ovviamente, il caricamento de<text:span text:style-name="T166">i</text:span> dati, di cui, per semplicità, omettiamo la trattazione.</text:p>
      <text:p text:style-name="P95"/>
      <text:p text:style-name="P95">Per prima cosa, ci proteggiamo dal rischio di malformattazioni delle reviews filtrando quelle nulle.</text:p>
      <text:p text:style-name="P96">Successivamente effettuiamo un mapping per passare ad una struttura intermedia più comoda per <text:span text:style-name="T161">eseguire</text:span> le operazioni richieste. Tale struttura è una tupla, in cui il primo campo è il productId del prodotto, ed il secondo campo è a sua volta una tupla composta da anno della review e score ottenuto. </text:p>
      <text:p text:style-name="P97">Effet<text:span text:style-name="T162">t</text:span>uiamo un raggrup<text:span text:style-name="T163">p</text:span>amento per productId in modo da avere come secondo campo una <text:span text:style-name="T101">Lista </text:span><text:span text:style-name="T69">di coppie (</text:span><text:span text:style-name="T101">year</text:span><text:span text:style-name="T69">, score)</text:span>. </text:p>
      <text:p text:style-name="P97">Come da specifica effettuiamo un filtraggio sugli anni richiesti (post-200<text:span text:style-name="T191">2</text:span> e ante-201<text:span text:style-name="T191">3)</text:span> e sui risultati ottenuti andiamo ad applicare una funzione <text:span text:style-name="T87">getAverageScorePerYear</text:span><text:span text:style-name="T160"> </text:span>che effettua la media degli score per ciascun anno (come una <text:span text:style-name="T69">GROUP BY</text:span>, ma programma<text:span text:style-name="T164">t</text:span>ica).</text:p>
      <text:p text:style-name="P95"/>
      <text:p text:style-name="P95"><text:soft-page-break/>Infine, per essere conformi all<text:span text:style-name="T167">e</text:span> <text:span text:style-name="T167">specifiche</text:span> richiest<text:span text:style-name="T167">e</text:span>, andiamo a ordinare <text:span text:style-name="T167">le tuple </text:span>per productId.</text:p>
      <text:p text:style-name="P98"><draw:frame draw:style-name="fr2" draw:name="Oggetto8" text:anchor-type="paragraph" svg:y="0.436cm" svg:width="16.058cm" svg:height="8.698cm" draw:z-index="23"><draw:object xlink:href="./Object 8" xlink:type="simple" xlink:show="embed" xlink:actuate="onLoad"/><draw:image xlink:href="./ObjectReplacements/Object 8" xlink:type="simple" xlink:show="embed" xlink:actuate="onLoad"/><svg:desc>grafico</svg:desc></draw:frame>Anche in questo caso, il job beneficia a pieno della memoria centrale, riducendo (rispetto a MapReduce e Hive) i tempi di esecuzione di circa 10 secondi su entrambe le configurazioni. <text:span text:style-name="T192">Per il cluster valgono le stesse considerazioni fatte per l’esercizio precedente.</text:span></text:p>
      <text:p text:style-name="P95"/>
      <text:p text:style-name="P95"/>
      <text:h text:style-name="P125" text:outline-level="3">Esercizio 3 – Coppie di prodotti con numero di utenti in comune</text:h>
      <text:p text:style-name="P72"/>
      <text:p text:style-name="P105"><text:span text:style-name="T71">function</text:span><text:span text:style-name="T95"> </text:span><text:span text:style-name="T131">getProductsWithSameUsers</text:span><text:span text:style-name="T95">() {<text:line-break/><text:tab/></text:span><text:span text:style-name="T69">reviews = loadData();</text:span></text:p>
      <text:p text:style-name="P106"><text:span text:style-name="T69"><text:tab/></text:span><text:span text:style-name="T102">user2product = reviews.filter(NOT NULL)<text:line-break/><text:tab/><text:tab/><text:tab/><text:tab/>.map(review → (userId, productId))</text:span><text:span text:style-name="T69"><text:line-break/><text:tab/><text:tab/><text:line-break/><text:tab/></text:span><text:span text:style-name="T102">user2product</text:span><text:span text:style-name="T96">.</text:span><text:span text:style-name="T102">join(user2product)<text:line-break/><text:tab/><text:tab/> <text:s text:c="4"/>.</text:span><text:span text:style-name="T103">filter(product1 != product2)<text:line-break/><text:tab/><text:tab/> <text:s text:c="4"/>.</text:span><text:span text:style-name="T104">mapValues</text:span><text:span text:style-name="T103">(<text:line-break/><text:tab/><text:tab/><text:tab/><text:tab/></text:span><text:span text:style-name="T104">(</text:span><text:span text:style-name="T103">product1, </text:span><text:span text:style-name="T104">product2) → <text:line-break/><text:tab/><text:tab/><text:tab/><text:tab/></text:span><text:span text:style-name="T105">(productX, productY) where productX &lt; productY<text:line-break/><text:tab/><text:tab/><text:tab/>)<text:line-break/><text:tab/><text:tab/> <text:s text:c="4"/>.removeDuplicates()<text:line-break/><text:tab/><text:tab/> <text:s text:c="4"/>.swapKeyWithValue()<text:line-break/><text:tab/><text:tab/> <text:s text:c="4"/>.groupByProductCouple()<text:line-break/><text:tab/><text:tab/> <text:s text:c="4"/></text:span><text:span text:style-name="T108">.map((pro</text:span><text:span text:style-name="T109">d</text:span><text:span text:style-name="T108">uctCouple, </text:span><text:span text:style-name="T110">List of </text:span><text:span text:style-name="T108">userI</text:span><text:span text:style-name="T111">d</text:span><text:span text:style-name="T112">s</text:span><text:span text:style-name="T108">) → (productCouple,count(userI</text:span><text:span text:style-name="T110">d</text:span><text:span text:style-name="T108">s))</text:span><text:span text:style-name="T105"><text:line-break/><text:tab/><text:tab/> <text:s text:c="4"/>.sortByProductCouple()</text:span><text:span text:style-name="T103">;<text:line-break/></text:span><text:span text:style-name="T106">}</text:span></text:p>
      <text:p text:style-name="P77">In questo caso, la prima operazione che andiamo ad effettuare è un filtraggio (sempre sui valori non nulli) e una mappatura da review a una tupla <text:span text:style-name="T69">(</text:span><text:span text:style-name="T107">userId</text:span><text:span text:style-name="T69">, </text:span><text:span text:style-name="T107">productId</text:span><text:span text:style-name="T69">)</text:span>, badando a tenere l’utente come primo <text:span text:style-name="T168">campo poiché l’operazione di join fornita da Spark viene effettuata sulla chiave delle tuple.</text:span></text:p>
      <text:p text:style-name="P78">Andiamo dunque ad <text:span text:style-name="T193">eseguire</text:span> l’operazione sopra citata ottenendo dei risultati intermedi nella forma <text:s/></text:p>
      <text:p text:style-name="P73"><text:span text:style-name="T195">[userId,</text:span> (prod<text:span text:style-name="T194">uctX</text:span>, pr<text:span text:style-name="T194">oductY</text:span>)<text:span text:style-name="T195">]</text:span><text:span text:style-name="T20">. </text:span></text:p>
      <text:p text:style-name="P74"><text:soft-page-break/><text:span text:style-name="T20">Successivamente vengono eseguiti dei passaggi che permetono di rimuovere le tuple </text:span><text:span text:style-name="T61">che hanno il </text:span><text:span text:style-name="T20">prodotto </text:span><text:span text:style-name="T61">X e Y uguale</text:span><text:span text:style-name="T20"> e di rispettare una </text:span><text:span text:style-name="T62">relazione</text:span><text:span text:style-name="T20"> d’ordine fra i prodotti della tupla </text:span><text:span text:style-name="T63">(X &lt; Y)</text:span><text:span text:style-name="T20">.</text:span></text:p>
      <text:p text:style-name="P75"><text:span text:style-name="T20">A questo punto andiamo a scambiare, </text:span><text:span text:style-name="T64">per ogni tupla,</text:span><text:span text:style-name="T20"> i</text:span><text:span text:style-name="T64">l</text:span><text:span text:style-name="T20"> valor</text:span><text:span text:style-name="T64">e</text:span><text:span text:style-name="T20"> con l</text:span><text:span text:style-name="T64">a</text:span><text:span text:style-name="T20"> chiav</text:span><text:span text:style-name="T64">e</text:span><text:span text:style-name="T65">,</text:span><text:span text:style-name="T20"> poiché abbiamo la necessità di effettuare dei raggruppamenti sulle coppie di prodotti, ottenendo dunque delle righe nella forma </text:span><text:span text:style-name="T66">[</text:span><text:span text:style-name="T69">(</text:span>prod<text:span text:style-name="T194">uctX</text:span><text:span text:style-name="T69">, </text:span>pr<text:span text:style-name="T194">oductY</text:span><text:span text:style-name="T69">), </text:span><text:span text:style-name="T196">Lista di userId]</text:span><text:span text:style-name="T20">.</text:span></text:p>
      <text:p text:style-name="P78">Infine, <text:span text:style-name="T197">banalmente</text:span>, <text:span text:style-name="T199">contiamo</text:span> gli utenti <text:span text:style-name="T198">c</text:span>he hanno recensito una coppia di prodotti e ordiniamo i risultati in base alla coppia.</text:p>
      <text:p text:style-name="P78"/>
      <text:p text:style-name="P78"/>
      <text:p text:style-name="P79"><draw:frame draw:style-name="fr4" draw:name="Oggetto9" text:anchor-type="paragraph" svg:width="15.543cm" svg:height="8.744cm" draw:z-index="24"><draw:object xlink:href="./Object 9" xlink:type="simple" xlink:show="embed" xlink:actuate="onLoad"/><draw:image xlink:href="./ObjectReplacements/Object 9" xlink:type="simple" xlink:show="embed" xlink:actuate="onLoad"/><svg:desc>grafico</svg:desc></draw:frame>I tempi, almeno fino a 142k, tendono ad essere identici su entrambe le configurazioni. Per i restanti input, l’andamento sembra assomigliarsi. <text:span text:style-name="T201">T</text:span>uttavia, il cluster risente dell’utilizzo <text:span text:style-name="T216">del metodo </text:span><text:span text:style-name="T215">coalesce</text:span><text:span text:style-name="T213">.</text:span></text:p>
      <text:p text:style-name="P79"/>
      <text:h text:style-name="P130" text:outline-level="2"/>
      <text:p text:style-name="P116"/>
      <text:p text:style-name="P116"/>
      <text:p text:style-name="P116"/>
      <text:p text:style-name="P116"/>
      <text:p text:style-name="P116"/>
      <text:p text:style-name="P116"/>
      <text:p text:style-name="P116"/>
      <text:p text:style-name="P116"/>
      <text:p text:style-name="P116"/>
      <text:p text:style-name="P116"/>
      <text:h text:style-name="P130" text:outline-level="2"><text:soft-page-break/></text:h>
      <text:h text:style-name="P130" text:outline-level="2">Grafici Cumulativi</text:h>
      <text:p text:style-name="P84"/>
      <text:p text:style-name="P114">Per rendere la trattazione esaustiva, vengono riportati di seguito dei grafici che mettono a confronto i tempi di ogni esercizio richiesto, suddivisi per dimensione dell’input e tecnologia utilizzata.</text:p>
      <text:p text:style-name="P82"/>
      <text:p text:style-name="P82">Verranno riportati soltanto i grafici delle esecuzioni sul cluster <text:span text:style-name="T7">Microsoft Azure</text:span>, poiché l’andamento di quello in locale è paragonabile ed è dunque possibile ometterlo.</text:p>
      <text:p text:style-name="P82"><draw:frame draw:style-name="fr5" draw:name="Oggetto10" text:anchor-type="paragraph" svg:x="2.729cm" svg:y="0.586cm" svg:width="11.543cm" svg:height="6.493cm" draw:z-index="25"><draw:object xlink:href="./Object 10" xlink:type="simple" xlink:show="embed" xlink:actuate="onLoad"/><draw:image xlink:href="./ObjectReplacements/Object 10" xlink:type="simple" xlink:show="embed" xlink:actuate="onLoad"/><svg:desc>grafico</svg:desc></draw:frame><draw:frame draw:style-name="fr2" draw:name="Oggetto12" text:anchor-type="paragraph" svg:y="15.002cm" svg:width="10.732cm" svg:height="6.038cm" draw:z-index="27"><draw:object xlink:href="./Object 12" xlink:type="simple" xlink:show="embed" xlink:actuate="onLoad"/><draw:image xlink:href="./ObjectReplacements/Object 12" xlink:type="simple" xlink:show="embed" xlink:actuate="onLoad"/><svg:desc>grafico</svg:desc></draw:frame><draw:frame draw:style-name="fr2" draw:name="Oggetto11" text:anchor-type="paragraph" svg:y="8.109cm" svg:width="10.846cm" svg:height="6.101cm" draw:z-index="26"><draw:object xlink:href="./Object 11" xlink:type="simple" xlink:show="embed" xlink:actuate="onLoad"/><draw:image xlink:href="./ObjectReplacements/Object 11" xlink:type="simple" xlink:show="embed" xlink:actuate="onLoad"/><svg:desc>grafico</svg:desc></draw:frame></text:p>
      <text:p text:style-name="P79"/>
      <text:p text:style-name="P79"/>
      <text:p text:style-name="P80"/>
      <text:p text:style-name="P80"><text:soft-page-break/>Si può notare che Hive è, <text:span text:style-name="T206">nei primi due casi</text:span>, la peggiore tecnologia per eseguire il task. Questo è dovuto <text:span text:style-name="T203">d</text:span>al fatto che, come <text:span text:style-name="T207">già </text:span>riportato, il motore converta la query SQL in jobs MapReduce non <text:span text:style-name="T209">sufficientemente</text:span> ottimizzati <text:span text:style-name="T204">che portano, quindi, a prestazioni non eccellenti. Tuttavia, lo scopo di Hive è quello di permettere a utenti senza competenze di programmazione di interrogare il filesystem distribuito, e non mira dunque ad ottenere delle performance notevoli, ma piuttosto a fornire un’interfaccia “semplice” e ben nota a molti analisti.</text:span></text:p>
      <text:p text:style-name="P83">Nel terzo task, invece, la self join eseguita su SQL è più performante delle controparti MapReduce/Spark. <text:span text:style-name="T210">M</text:span>olto probabilmente il motore riesce ad ottimizzare bene questo tipo di operazioni e si comporta meglio del codice scritto da noi.</text:p>
      <text:p text:style-name="P80"/>
      <text:p text:style-name="P81"><text:span text:style-name="T208">Per quanto riguarda </text:span>MapReduce e Spark, <text:span text:style-name="T208">alcune volte le tempistiche</text:span> tendono ad assomigliarsi <text:span text:style-name="T211">tra le due tecnologie</text:span>. Ma, nella maggior parte dei casi, <text:span text:style-name="T208">Spark </text:span>ottiene delle performance migliori della controparte. <text:span text:style-name="T205">Qui si evidenzia la vera essenza di questo framework: utilizzare a pieno la memoria centrale, molto più rapida dello storage tradizionale, su cui si basa MapReduce, per evitare bottle-nec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0:07:22.570810719</meta:creation-date>
    <dc:date>2018-05-24T02:11:15.023688539</dc:date>
    <meta:editing-duration>PT6H7M23S</meta:editing-duration>
    <meta:editing-cycles>311</meta:editing-cycles>
    <meta:generator>LibreOffice/6.0.3.2$Linux_X86_64 LibreOffice_project/00m0$Build-2</meta:generator>
    <meta:document-statistic meta:table-count="0" meta:image-count="0" meta:object-count="12" meta:page-count="17" meta:paragraph-count="221" meta:word-count="3424" meta:character-count="22597" meta:non-whitespace-character-count="189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5.124cm" svg:y="0.314cm" chart:style-name="ch2">
          <text:p>Top 10 Words (MapReduce)</text:p>
        </chart:title>
        <chart:legend chart:legend-position="end" svg:x="13.569cm" svg:y="4.03cm" style:legend-expansion="high" chart:style-name="ch3"/>
        <chart:plot-area chart:style-name="ch4" chart:data-source-has-labels="both" svg:x="1.278cm" svg:y="1.194cm" svg:width="11.972cm" svg:height="6.697cm">
          <chartooo:coordinate-region svg:x="2.455cm" svg:y="1.354cm" svg:width="10.555cm" svg:height="5.969cm"/>
          <chart:axis chart:dimension="x" chart:name="primary-x" chart:style-name="ch5" chartooo:axis-type="auto">
            <chartooo:date-scale/>
            <chart:title svg:x="6.797cm" svg:y="8.07cm" chart:style-name="ch6">
              <text:p>Rows</text:p>
            </chart:title>
            <chart:categories table:cell-range-address="local-table.$A$2:.$A$8"/>
          </chart:axis>
          <chart:axis chart:dimension="y" chart:name="primary-y" chart:style-name="ch7">
            <chart:title svg:x="0.451cm" svg:y="5.31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1698">
                <text:p>1698</text:p>
              </table:table-cell>
              <table:table-cell office:value-type="float" office:value="49739">
                <text:p>49739</text:p>
              </table:table-cell>
            </table:table-row>
            <table:table-row>
              <table:table-cell office:value-type="string">
                <text:p>50k</text:p>
              </table:table-cell>
              <table:table-cell office:value-type="float" office:value="3720">
                <text:p>3720</text:p>
              </table:table-cell>
              <table:table-cell office:value-type="float" office:value="33779">
                <text:p>33779</text:p>
              </table:table-cell>
            </table:table-row>
            <table:table-row>
              <table:table-cell office:value-type="string">
                <text:p>142k</text:p>
              </table:table-cell>
              <table:table-cell office:value-type="float" office:value="5770">
                <text:p>5770</text:p>
              </table:table-cell>
              <table:table-cell office:value-type="float" office:value="29747">
                <text:p>29747</text:p>
              </table:table-cell>
            </table:table-row>
            <table:table-row>
              <table:table-cell office:value-type="string">
                <text:p>284k</text:p>
              </table:table-cell>
              <table:table-cell office:value-type="float" office:value="8714">
                <text:p>8714</text:p>
              </table:table-cell>
              <table:table-cell office:value-type="float" office:value="37832">
                <text:p>37832</text:p>
              </table:table-cell>
            </table:table-row>
            <table:table-row>
              <table:table-cell office:value-type="string">
                <text:p>568k</text:p>
              </table:table-cell>
              <table:table-cell office:value-type="float" office:value="15743">
                <text:p>15743</text:p>
              </table:table-cell>
              <table:table-cell office:value-type="float" office:value="48328">
                <text:p>48328</text:p>
              </table:table-cell>
            </table:table-row>
            <table:table-row>
              <table:table-cell office:value-type="string">
                <text:p>618k</text:p>
              </table:table-cell>
              <table:table-cell office:value-type="float" office:value="15732">
                <text:p>15732</text:p>
              </table:table-cell>
              <table:table-cell office:value-type="float" office:value="51445">
                <text:p>51445</text:p>
              </table:table-cell>
            </table:table-row>
            <table:table-row>
              <table:table-cell office:value-type="string">
                <text:p>1M</text:p>
              </table:table-cell>
              <table:table-cell office:value-type="float" office:value="26769">
                <text:p>26769</text:p>
              </table:table-cell>
              <table:table-cell office:value-type="float" office:value="66193">
                <text:p>6619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1.542cm" svg:height="6.492cm" xlink:href="." xlink:type="simple" chart:class="chart:bar" chart:style-name="ch1">
        <chart:title svg:x="2.711cm" svg:y="0.264cm" chart:style-name="ch2">
          <text:p>Top 10 Words (Azure Cluster)</text:p>
        </chart:title>
        <chart:legend chart:legend-position="end" svg:x="8.961cm" svg:y="2.567cm" style:legend-expansion="high" chart:style-name="ch3"/>
        <chart:plot-area chart:style-name="ch4" chart:data-source-has-labels="both" svg:x="1.189cm" svg:y="1.094cm" svg:width="7.542cm" svg:height="4.34cm">
          <chartooo:coordinate-region svg:x="2.551cm" svg:y="1.254cm" svg:width="6.18cm" svg:height="3.612cm"/>
          <chart:axis chart:dimension="x" chart:name="primary-x" chart:style-name="ch5" chartooo:axis-type="auto">
            <chartooo:date-scale/>
            <chart:title svg:x="4.493cm" svg:y="5.563cm" chart:style-name="ch6">
              <text:p>Rows</text:p>
            </chart:title>
            <chart:categories table:cell-range-address="local-table.$A$2:.$A$8"/>
          </chart:axis>
          <chart:axis chart:dimension="y" chart:name="primary-y" chart:style-name="ch7">
            <chart:title svg:x="0.451cm" svg:y="4.036cm" chart:style-name="ch8">
              <text:p>Time (ms)</text:p>
            </chart:title>
            <chart:grid chart:style-name="ch9" chart:class="major"/>
            <chart:grid chart:style-name="ch10" chart:class="min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series chart:style-name="ch13" chart:values-cell-range-address="local-table.$D$2:.$D$8" chart:label-cell-address="local-table.$D$1" chart:class="chart:bar">
            <chart:data-point chart:repeated="7"/>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apReduce</text:p>
              </table:table-cell>
              <table:table-cell office:value-type="string">
                <text:p>Hive</text:p>
              </table:table-cell>
              <table:table-cell office:value-type="string">
                <text:p>Spark</text:p>
              </table:table-cell>
            </table:table-row>
          </table:table-header-rows>
          <table:table-rows>
            <table:table-row>
              <table:table-cell office:value-type="string">
                <text:p>50</text:p>
              </table:table-cell>
              <table:table-cell office:value-type="float" office:value="49739">
                <text:p>49739</text:p>
              </table:table-cell>
              <table:table-cell office:value-type="float" office:value="79077">
                <text:p>79077</text:p>
              </table:table-cell>
              <table:table-cell office:value-type="float" office:value="3867">
                <text:p>3867</text:p>
              </table:table-cell>
            </table:table-row>
            <table:table-row>
              <table:table-cell office:value-type="string">
                <text:p>50k</text:p>
              </table:table-cell>
              <table:table-cell office:value-type="float" office:value="33779">
                <text:p>33779</text:p>
              </table:table-cell>
              <table:table-cell office:value-type="float" office:value="72228">
                <text:p>72228</text:p>
              </table:table-cell>
              <table:table-cell office:value-type="float" office:value="2941">
                <text:p>2941</text:p>
              </table:table-cell>
            </table:table-row>
            <table:table-row>
              <table:table-cell office:value-type="string">
                <text:p>142k</text:p>
              </table:table-cell>
              <table:table-cell office:value-type="float" office:value="29747">
                <text:p>29747</text:p>
              </table:table-cell>
              <table:table-cell office:value-type="float" office:value="87418">
                <text:p>87418</text:p>
              </table:table-cell>
              <table:table-cell office:value-type="float" office:value="6057">
                <text:p>6057</text:p>
              </table:table-cell>
            </table:table-row>
            <table:table-row>
              <table:table-cell office:value-type="string">
                <text:p>284k</text:p>
              </table:table-cell>
              <table:table-cell office:value-type="float" office:value="37832">
                <text:p>37832</text:p>
              </table:table-cell>
              <table:table-cell office:value-type="float" office:value="93413">
                <text:p>93413</text:p>
              </table:table-cell>
              <table:table-cell office:value-type="float" office:value="9860">
                <text:p>9860</text:p>
              </table:table-cell>
            </table:table-row>
            <table:table-row>
              <table:table-cell office:value-type="string">
                <text:p>568k</text:p>
              </table:table-cell>
              <table:table-cell office:value-type="float" office:value="48328">
                <text:p>48328</text:p>
              </table:table-cell>
              <table:table-cell office:value-type="float" office:value="111471">
                <text:p>111471</text:p>
              </table:table-cell>
              <table:table-cell office:value-type="float" office:value="13784">
                <text:p>13784</text:p>
              </table:table-cell>
            </table:table-row>
            <table:table-row>
              <table:table-cell office:value-type="string">
                <text:p>618k</text:p>
              </table:table-cell>
              <table:table-cell office:value-type="float" office:value="51445">
                <text:p>51445</text:p>
              </table:table-cell>
              <table:table-cell office:value-type="float" office:value="110940">
                <text:p>110940</text:p>
              </table:table-cell>
              <table:table-cell office:value-type="float" office:value="16702">
                <text:p>16702</text:p>
              </table:table-cell>
            </table:table-row>
            <table:table-row>
              <table:table-cell office:value-type="string">
                <text:p>1M</text:p>
              </table:table-cell>
              <table:table-cell office:value-type="float" office:value="66193">
                <text:p>66193</text:p>
              </table:table-cell>
              <table:table-cell office:value-type="float" office:value="98147">
                <text:p>98147</text:p>
              </table:table-cell>
              <table:table-cell office:value-type="float" office:value="27649">
                <text:p>2764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845cm" svg:height="6.101cm" xlink:href="." xlink:type="simple" chart:class="chart:bar" chart:style-name="ch1">
        <chart:title svg:x="0.179cm" svg:y="0.257cm" chart:style-name="ch2">
          <text:p>Average Score Per Product By Year (Azure Cluster)</text:p>
        </chart:title>
        <chart:legend chart:legend-position="end" svg:x="8.264cm" svg:y="2.371cm" style:legend-expansion="high" chart:style-name="ch3"/>
        <chart:plot-area chart:style-name="ch4" chart:data-source-has-labels="both" svg:x="1.175cm" svg:y="1.08cm" svg:width="6.873cm" svg:height="3.97cm">
          <chartooo:coordinate-region svg:x="2.352cm" svg:y="1.24cm" svg:width="5.696cm" svg:height="3.242cm"/>
          <chart:axis chart:dimension="x" chart:name="primary-x" chart:style-name="ch5" chartooo:axis-type="auto">
            <chartooo:date-scale/>
            <chart:title svg:x="4.144cm" svg:y="5.172cm" chart:style-name="ch6">
              <text:p>Rows</text:p>
            </chart:title>
            <chart:categories table:cell-range-address="local-table.$A$2:.$A$8"/>
          </chart:axis>
          <chart:axis chart:dimension="y" chart:name="primary-y" chart:style-name="ch7">
            <chart:title svg:x="0.451cm" svg:y="3.837cm" chart:style-name="ch8">
              <text:p>Time (ms)</text:p>
            </chart:title>
            <chart:grid chart:style-name="ch9" chart:class="major"/>
            <chart:grid chart:style-name="ch10" chart:class="min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series chart:style-name="ch13" chart:values-cell-range-address="local-table.$D$2:.$D$8" chart:label-cell-address="local-table.$D$1" chart:class="chart:bar">
            <chart:data-point chart:repeated="7"/>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apReduce</text:p>
              </table:table-cell>
              <table:table-cell office:value-type="string">
                <text:p>Hive</text:p>
              </table:table-cell>
              <table:table-cell office:value-type="string">
                <text:p>Spark</text:p>
              </table:table-cell>
            </table:table-row>
          </table:table-header-rows>
          <table:table-rows>
            <table:table-row>
              <table:table-cell office:value-type="string">
                <text:p>50</text:p>
              </table:table-cell>
              <table:table-cell office:value-type="float" office:value="22790">
                <text:p>22790</text:p>
              </table:table-cell>
              <table:table-cell office:value-type="float" office:value="59677">
                <text:p>59677</text:p>
              </table:table-cell>
              <table:table-cell office:value-type="float" office:value="1385">
                <text:p>1385</text:p>
              </table:table-cell>
            </table:table-row>
            <table:table-row>
              <table:table-cell office:value-type="string">
                <text:p>50k</text:p>
              </table:table-cell>
              <table:table-cell office:value-type="float" office:value="26107">
                <text:p>26107</text:p>
              </table:table-cell>
              <table:table-cell office:value-type="float" office:value="60547">
                <text:p>60547</text:p>
              </table:table-cell>
              <table:table-cell office:value-type="float" office:value="3620">
                <text:p>3620</text:p>
              </table:table-cell>
            </table:table-row>
            <table:table-row>
              <table:table-cell office:value-type="string">
                <text:p>142k</text:p>
              </table:table-cell>
              <table:table-cell office:value-type="float" office:value="28845">
                <text:p>28845</text:p>
              </table:table-cell>
              <table:table-cell office:value-type="float" office:value="63102">
                <text:p>63102</text:p>
              </table:table-cell>
              <table:table-cell office:value-type="float" office:value="3960">
                <text:p>3960</text:p>
              </table:table-cell>
            </table:table-row>
            <table:table-row>
              <table:table-cell office:value-type="string">
                <text:p>284k</text:p>
              </table:table-cell>
              <table:table-cell office:value-type="float" office:value="31754">
                <text:p>31754</text:p>
              </table:table-cell>
              <table:table-cell office:value-type="float" office:value="69809">
                <text:p>69809</text:p>
              </table:table-cell>
              <table:table-cell office:value-type="float" office:value="6890">
                <text:p>6890</text:p>
              </table:table-cell>
            </table:table-row>
            <table:table-row>
              <table:table-cell office:value-type="string">
                <text:p>568k</text:p>
              </table:table-cell>
              <table:table-cell office:value-type="float" office:value="41730">
                <text:p>41730</text:p>
              </table:table-cell>
              <table:table-cell office:value-type="float" office:value="78198">
                <text:p>78198</text:p>
              </table:table-cell>
              <table:table-cell office:value-type="float" office:value="11023">
                <text:p>11023</text:p>
              </table:table-cell>
            </table:table-row>
            <table:table-row>
              <table:table-cell office:value-type="string">
                <text:p>618k</text:p>
              </table:table-cell>
              <table:table-cell office:value-type="float" office:value="41920">
                <text:p>41920</text:p>
              </table:table-cell>
              <table:table-cell office:value-type="float" office:value="82422">
                <text:p>82422</text:p>
              </table:table-cell>
              <table:table-cell office:value-type="float" office:value="14893">
                <text:p>14893</text:p>
              </table:table-cell>
            </table:table-row>
            <table:table-row>
              <table:table-cell office:value-type="string">
                <text:p>1M</text:p>
              </table:table-cell>
              <table:table-cell office:value-type="float" office:value="47019">
                <text:p>47019</text:p>
              </table:table-cell>
              <table:table-cell office:value-type="float" office:value="75181">
                <text:p>75181</text:p>
              </table:table-cell>
              <table:table-cell office:value-type="float" office:value="18278">
                <text:p>18278</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731cm" svg:height="6.037cm" xlink:href="." xlink:type="simple" chart:class="chart:bar" chart:style-name="ch1">
        <chart:title svg:x="-0.023cm" svg:y="0.255cm" chart:style-name="ch2">
          <text:p>Product Couples with Common Users (Azure Cluster)</text:p>
        </chart:title>
        <chart:legend chart:legend-position="end" svg:x="8.15cm" svg:y="2.339cm" style:legend-expansion="high" chart:style-name="ch3"/>
        <chart:plot-area chart:style-name="ch4" chart:data-source-has-labels="both" svg:x="1.173cm" svg:y="1.076cm" svg:width="6.763cm" svg:height="3.912cm">
          <chartooo:coordinate-region svg:x="2.535cm" svg:y="1.236cm" svg:width="5.401cm" svg:height="3.184cm"/>
          <chart:axis chart:dimension="x" chart:name="primary-x" chart:style-name="ch5" chartooo:axis-type="auto">
            <chartooo:date-scale/>
            <chart:title svg:x="4.087cm" svg:y="5.108cm" chart:style-name="ch6">
              <text:p>Rows</text:p>
            </chart:title>
            <chart:categories table:cell-range-address="local-table.$A$2:.$A$8"/>
          </chart:axis>
          <chart:axis chart:dimension="y" chart:name="primary-y" chart:style-name="ch7">
            <chart:title svg:x="0.451cm" svg:y="3.804cm" chart:style-name="ch8">
              <text:p>Time (ms)</text:p>
            </chart:title>
            <chart:grid chart:style-name="ch9" chart:class="major"/>
            <chart:grid chart:style-name="ch10" chart:class="min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series chart:style-name="ch13" chart:values-cell-range-address="local-table.$D$2:.$D$8" chart:label-cell-address="local-table.$D$1" chart:class="chart:bar">
            <chart:data-point chart:repeated="7"/>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apReduce</text:p>
              </table:table-cell>
              <table:table-cell office:value-type="string">
                <text:p>Hive</text:p>
              </table:table-cell>
              <table:table-cell office:value-type="string">
                <text:p>Spark</text:p>
              </table:table-cell>
            </table:table-row>
          </table:table-header-rows>
          <table:table-rows>
            <table:table-row>
              <table:table-cell office:value-type="string">
                <text:p>50</text:p>
              </table:table-cell>
              <table:table-cell office:value-type="float" office:value="44319">
                <text:p>44319</text:p>
              </table:table-cell>
              <table:table-cell office:value-type="float" office:value="65212">
                <text:p>65212</text:p>
              </table:table-cell>
              <table:table-cell office:value-type="float" office:value="1724">
                <text:p>1724</text:p>
              </table:table-cell>
            </table:table-row>
            <table:table-row>
              <table:table-cell office:value-type="string">
                <text:p>50k</text:p>
              </table:table-cell>
              <table:table-cell office:value-type="float" office:value="46638">
                <text:p>46638</text:p>
              </table:table-cell>
              <table:table-cell office:value-type="float" office:value="69717">
                <text:p>69717</text:p>
              </table:table-cell>
              <table:table-cell office:value-type="float" office:value="2808">
                <text:p>2808</text:p>
              </table:table-cell>
            </table:table-row>
            <table:table-row>
              <table:table-cell office:value-type="string">
                <text:p>142k</text:p>
              </table:table-cell>
              <table:table-cell office:value-type="float" office:value="55368">
                <text:p>55368</text:p>
              </table:table-cell>
              <table:table-cell office:value-type="float" office:value="79801">
                <text:p>79801</text:p>
              </table:table-cell>
              <table:table-cell office:value-type="float" office:value="8524">
                <text:p>8524</text:p>
              </table:table-cell>
            </table:table-row>
            <table:table-row>
              <table:table-cell office:value-type="string">
                <text:p>284k</text:p>
              </table:table-cell>
              <table:table-cell office:value-type="float" office:value="79909">
                <text:p>79909</text:p>
              </table:table-cell>
              <table:table-cell office:value-type="float" office:value="88935">
                <text:p>88935</text:p>
              </table:table-cell>
              <table:table-cell office:value-type="float" office:value="20673">
                <text:p>20673</text:p>
              </table:table-cell>
            </table:table-row>
            <table:table-row>
              <table:table-cell office:value-type="string">
                <text:p>568k</text:p>
              </table:table-cell>
              <table:table-cell office:value-type="float" office:value="160114">
                <text:p>160114</text:p>
              </table:table-cell>
              <table:table-cell office:value-type="float" office:value="123367">
                <text:p>123367</text:p>
              </table:table-cell>
              <table:table-cell office:value-type="float" office:value="92998">
                <text:p>92998</text:p>
              </table:table-cell>
            </table:table-row>
            <table:table-row>
              <table:table-cell office:value-type="string">
                <text:p>618k</text:p>
              </table:table-cell>
              <table:table-cell office:value-type="float" office:value="177914">
                <text:p>177914</text:p>
              </table:table-cell>
              <table:table-cell office:value-type="float" office:value="137641">
                <text:p>137641</text:p>
              </table:table-cell>
              <table:table-cell office:value-type="float" office:value="109978">
                <text:p>109978</text:p>
              </table:table-cell>
            </table:table-row>
            <table:table-row>
              <table:table-cell office:value-type="string">
                <text:p>1M</text:p>
              </table:table-cell>
              <table:table-cell office:value-type="float" office:value="300703">
                <text:p>300703</text:p>
              </table:table-cell>
              <table:table-cell office:value-type="float" office:value="129802">
                <text:p>129802</text:p>
              </table:table-cell>
              <table:table-cell office:value-type="float" office:value="221885">
                <text:p>22188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2.942cm" svg:y="0.314cm" chart:style-name="ch2">
          <text:p>Average Score Per Product By Year (MapReduce)</text:p>
        </chart:title>
        <chart:legend chart:legend-position="end" svg:x="13.569cm" svg:y="4.03cm" style:legend-expansion="high" chart:style-name="ch3"/>
        <chart:plot-area chart:style-name="ch4" chart:data-source-has-labels="both" svg:x="1.278cm" svg:y="1.194cm" svg:width="11.972cm" svg:height="6.697cm">
          <chartooo:coordinate-region svg:x="2.455cm" svg:y="1.354cm" svg:width="10.555cm" svg:height="5.969cm"/>
          <chart:axis chart:dimension="x" chart:name="primary-x" chart:style-name="ch5" chartooo:axis-type="auto">
            <chartooo:date-scale/>
            <chart:title svg:x="6.797cm" svg:y="8.07cm" chart:style-name="ch6">
              <text:p>Rows</text:p>
            </chart:title>
            <chart:categories table:cell-range-address="local-table.$A$2:.$A$8"/>
          </chart:axis>
          <chart:axis chart:dimension="y" chart:name="primary-y" chart:style-name="ch7">
            <chart:title svg:x="0.451cm" svg:y="5.31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1732">
                <text:p>1732</text:p>
              </table:table-cell>
              <table:table-cell office:value-type="float" office:value="22790">
                <text:p>22790</text:p>
              </table:table-cell>
            </table:table-row>
            <table:table-row>
              <table:table-cell office:value-type="string">
                <text:p>50k</text:p>
              </table:table-cell>
              <table:table-cell office:value-type="float" office:value="2745">
                <text:p>2745</text:p>
              </table:table-cell>
              <table:table-cell office:value-type="float" office:value="26107">
                <text:p>26107</text:p>
              </table:table-cell>
            </table:table-row>
            <table:table-row>
              <table:table-cell office:value-type="string">
                <text:p>142k</text:p>
              </table:table-cell>
              <table:table-cell office:value-type="float" office:value="4702">
                <text:p>4702</text:p>
              </table:table-cell>
              <table:table-cell office:value-type="float" office:value="28845">
                <text:p>28845</text:p>
              </table:table-cell>
            </table:table-row>
            <table:table-row>
              <table:table-cell office:value-type="string">
                <text:p>284k</text:p>
              </table:table-cell>
              <table:table-cell office:value-type="float" office:value="6755">
                <text:p>6755</text:p>
              </table:table-cell>
              <table:table-cell office:value-type="float" office:value="31754">
                <text:p>31754</text:p>
              </table:table-cell>
            </table:table-row>
            <table:table-row>
              <table:table-cell office:value-type="string">
                <text:p>568k</text:p>
              </table:table-cell>
              <table:table-cell office:value-type="float" office:value="9760">
                <text:p>9760</text:p>
              </table:table-cell>
              <table:table-cell office:value-type="float" office:value="41730">
                <text:p>41730</text:p>
              </table:table-cell>
            </table:table-row>
            <table:table-row>
              <table:table-cell office:value-type="string">
                <text:p>618k</text:p>
              </table:table-cell>
              <table:table-cell office:value-type="float" office:value="9730">
                <text:p>9730</text:p>
              </table:table-cell>
              <table:table-cell office:value-type="float" office:value="41920">
                <text:p>41920</text:p>
              </table:table-cell>
            </table:table-row>
            <table:table-row>
              <table:table-cell office:value-type="string">
                <text:p>1M</text:p>
              </table:table-cell>
              <table:table-cell office:value-type="float" office:value="13768">
                <text:p>13768</text:p>
              </table:table-cell>
              <table:table-cell office:value-type="float" office:value="47019">
                <text:p>4701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2.796cm" svg:y="0.314cm" chart:style-name="ch2">
          <text:p>Product Couples with Common Users (MapReduce)</text:p>
        </chart:title>
        <chart:legend chart:legend-position="end" svg:x="13.569cm" svg:y="4.03cm" style:legend-expansion="high" chart:style-name="ch3"/>
        <chart:plot-area chart:style-name="ch4" chart:data-source-has-labels="both" svg:x="1.278cm" svg:y="1.194cm" svg:width="11.972cm" svg:height="6.697cm">
          <chartooo:coordinate-region svg:x="2.64cm" svg:y="1.354cm" svg:width="10.371cm" svg:height="5.969cm"/>
          <chart:axis chart:dimension="x" chart:name="primary-x" chart:style-name="ch5" chartooo:axis-type="auto">
            <chartooo:date-scale/>
            <chart:title svg:x="6.797cm" svg:y="8.07cm" chart:style-name="ch6">
              <text:p>Rows</text:p>
            </chart:title>
            <chart:categories table:cell-range-address="local-table.$A$2:.$A$8"/>
          </chart:axis>
          <chart:axis chart:dimension="y" chart:name="primary-y" chart:style-name="ch7">
            <chart:title svg:x="0.451cm" svg:y="5.31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3583">
                <text:p>3583</text:p>
              </table:table-cell>
              <table:table-cell office:value-type="float" office:value="44319">
                <text:p>44319</text:p>
              </table:table-cell>
            </table:table-row>
            <table:table-row>
              <table:table-cell office:value-type="string">
                <text:p>50k</text:p>
              </table:table-cell>
              <table:table-cell office:value-type="float" office:value="4572">
                <text:p>4572</text:p>
              </table:table-cell>
              <table:table-cell office:value-type="float" office:value="46638">
                <text:p>46638</text:p>
              </table:table-cell>
            </table:table-row>
            <table:table-row>
              <table:table-cell office:value-type="string">
                <text:p>142k</text:p>
              </table:table-cell>
              <table:table-cell office:value-type="float" office:value="9561">
                <text:p>9561</text:p>
              </table:table-cell>
              <table:table-cell office:value-type="float" office:value="55368">
                <text:p>55368</text:p>
              </table:table-cell>
            </table:table-row>
            <table:table-row>
              <table:table-cell office:value-type="string">
                <text:p>284k</text:p>
              </table:table-cell>
              <table:table-cell office:value-type="float" office:value="20642">
                <text:p>20642</text:p>
              </table:table-cell>
              <table:table-cell office:value-type="float" office:value="79909">
                <text:p>79909</text:p>
              </table:table-cell>
            </table:table-row>
            <table:table-row>
              <table:table-cell office:value-type="string">
                <text:p>568k</text:p>
              </table:table-cell>
              <table:table-cell office:value-type="float" office:value="70643">
                <text:p>70643</text:p>
              </table:table-cell>
              <table:table-cell office:value-type="float" office:value="160114">
                <text:p>160114</text:p>
              </table:table-cell>
            </table:table-row>
            <table:table-row>
              <table:table-cell office:value-type="string">
                <text:p>618k</text:p>
              </table:table-cell>
              <table:table-cell office:value-type="float" office:value="71596">
                <text:p>71596</text:p>
              </table:table-cell>
              <table:table-cell office:value-type="float" office:value="177914">
                <text:p>177914</text:p>
              </table:table-cell>
            </table:table-row>
            <table:table-row>
              <table:table-cell office:value-type="string">
                <text:p>1M</text:p>
              </table:table-cell>
              <table:table-cell office:value-type="float" office:value="141745">
                <text:p>141745</text:p>
              </table:table-cell>
              <table:table-cell office:value-type="float" office:value="300703">
                <text:p>30070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5.852cm" svg:y="0.314cm" chart:style-name="ch2">
          <text:p>Top 10 Words (Hive)</text:p>
        </chart:title>
        <chart:legend chart:legend-position="end" svg:x="13.569cm" svg:y="4.03cm" style:legend-expansion="high" chart:style-name="ch3"/>
        <chart:plot-area chart:style-name="ch4" chart:data-source-has-labels="both" svg:x="1.278cm" svg:y="1.194cm" svg:width="11.972cm" svg:height="6.697cm">
          <chartooo:coordinate-region svg:x="2.455cm" svg:y="1.354cm" svg:width="10.37cm" svg:height="5.969cm"/>
          <chart:axis chart:dimension="x" chart:name="primary-x" chart:style-name="ch5" chartooo:axis-type="auto">
            <chartooo:date-scale/>
            <chart:title svg:x="6.797cm" svg:y="8.07cm" chart:style-name="ch6">
              <text:p>Rows</text:p>
            </chart:title>
            <chart:categories table:cell-range-address="local-table.$A$2:.$A$8"/>
          </chart:axis>
          <chart:axis chart:dimension="y" chart:name="primary-y" chart:style-name="ch7">
            <chart:title svg:x="0.451cm" svg:y="5.31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3914">
                <text:p>3914</text:p>
              </table:table-cell>
              <table:table-cell office:value-type="float" office:value="79077">
                <text:p>79077</text:p>
              </table:table-cell>
            </table:table-row>
            <table:table-row>
              <table:table-cell office:value-type="string">
                <text:p>50k</text:p>
              </table:table-cell>
              <table:table-cell office:value-type="float" office:value="6876">
                <text:p>6876</text:p>
              </table:table-cell>
              <table:table-cell office:value-type="float" office:value="72228">
                <text:p>72228</text:p>
              </table:table-cell>
            </table:table-row>
            <table:table-row>
              <table:table-cell office:value-type="string">
                <text:p>142k</text:p>
              </table:table-cell>
              <table:table-cell office:value-type="float" office:value="13175">
                <text:p>13175</text:p>
              </table:table-cell>
              <table:table-cell office:value-type="float" office:value="87418">
                <text:p>87418</text:p>
              </table:table-cell>
            </table:table-row>
            <table:table-row>
              <table:table-cell office:value-type="string">
                <text:p>284k</text:p>
              </table:table-cell>
              <table:table-cell office:value-type="float" office:value="12003">
                <text:p>12003</text:p>
              </table:table-cell>
              <table:table-cell office:value-type="float" office:value="93413">
                <text:p>93413</text:p>
              </table:table-cell>
            </table:table-row>
            <table:table-row>
              <table:table-cell office:value-type="string">
                <text:p>568k</text:p>
              </table:table-cell>
              <table:table-cell office:value-type="float" office:value="44119">
                <text:p>44119</text:p>
              </table:table-cell>
              <table:table-cell office:value-type="float" office:value="111471">
                <text:p>111471</text:p>
              </table:table-cell>
            </table:table-row>
            <table:table-row>
              <table:table-cell office:value-type="string">
                <text:p>618k</text:p>
              </table:table-cell>
              <table:table-cell office:value-type="float" office:value="41983">
                <text:p>41983</text:p>
              </table:table-cell>
              <table:table-cell office:value-type="float" office:value="110940">
                <text:p>110940</text:p>
              </table:table-cell>
            </table:table-row>
            <table:table-row>
              <table:table-cell office:value-type="string">
                <text:p>1M</text:p>
              </table:table-cell>
              <table:table-cell office:value-type="float" office:value="78588">
                <text:p>78588</text:p>
              </table:table-cell>
              <table:table-cell office:value-type="float" office:value="98147">
                <text:p>9814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61cm" svg:height="8.697cm" xlink:href="." xlink:type="simple" chart:class="chart:line" chart:style-name="ch1">
        <chart:title svg:x="3.7cm" svg:y="0.308cm" chart:style-name="ch2">
          <text:p>Average Score Per Product By Year (Hive)</text:p>
        </chart:title>
        <chart:legend chart:legend-position="end" svg:x="13.632cm" svg:y="3.879cm" style:legend-expansion="high" chart:style-name="ch3"/>
        <chart:plot-area chart:style-name="ch4" chart:data-source-has-labels="both" svg:x="1.28cm" svg:y="1.182cm" svg:width="12.031cm" svg:height="6.413cm">
          <chartooo:coordinate-region svg:x="2.457cm" svg:y="1.342cm" svg:width="10.614cm" svg:height="5.685cm"/>
          <chart:axis chart:dimension="x" chart:name="primary-x" chart:style-name="ch5" chartooo:axis-type="auto">
            <chartooo:date-scale/>
            <chart:title svg:x="6.828cm" svg:y="7.768cm" chart:style-name="ch6">
              <text:p>Rows</text:p>
            </chart:title>
            <chart:categories table:cell-range-address="local-table.$A$2:.$A$8"/>
          </chart:axis>
          <chart:axis chart:dimension="y" chart:name="primary-y" chart:style-name="ch7">
            <chart:title svg:x="0.451cm" svg:y="5.16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7922">
                <text:p>7922</text:p>
              </table:table-cell>
              <table:table-cell office:value-type="float" office:value="59677">
                <text:p>59677</text:p>
              </table:table-cell>
            </table:table-row>
            <table:table-row>
              <table:table-cell office:value-type="string">
                <text:p>50k</text:p>
              </table:table-cell>
              <table:table-cell office:value-type="float" office:value="7785">
                <text:p>7785</text:p>
              </table:table-cell>
              <table:table-cell office:value-type="float" office:value="60547">
                <text:p>60547</text:p>
              </table:table-cell>
            </table:table-row>
            <table:table-row>
              <table:table-cell office:value-type="string">
                <text:p>142k</text:p>
              </table:table-cell>
              <table:table-cell office:value-type="float" office:value="15984">
                <text:p>15984</text:p>
              </table:table-cell>
              <table:table-cell office:value-type="float" office:value="63102">
                <text:p>63102</text:p>
              </table:table-cell>
            </table:table-row>
            <table:table-row>
              <table:table-cell office:value-type="string">
                <text:p>284k</text:p>
              </table:table-cell>
              <table:table-cell office:value-type="float" office:value="23520">
                <text:p>23520</text:p>
              </table:table-cell>
              <table:table-cell office:value-type="float" office:value="69809">
                <text:p>69809</text:p>
              </table:table-cell>
            </table:table-row>
            <table:table-row>
              <table:table-cell office:value-type="string">
                <text:p>568k</text:p>
              </table:table-cell>
              <table:table-cell office:value-type="float" office:value="41046">
                <text:p>41046</text:p>
              </table:table-cell>
              <table:table-cell office:value-type="float" office:value="78198">
                <text:p>78198</text:p>
              </table:table-cell>
            </table:table-row>
            <table:table-row>
              <table:table-cell office:value-type="string">
                <text:p>618k</text:p>
              </table:table-cell>
              <table:table-cell office:value-type="float" office:value="44220">
                <text:p>44220</text:p>
              </table:table-cell>
              <table:table-cell office:value-type="float" office:value="82422">
                <text:p>82422</text:p>
              </table:table-cell>
            </table:table-row>
            <table:table-row>
              <table:table-cell office:value-type="string">
                <text:p>1M</text:p>
              </table:table-cell>
              <table:table-cell office:value-type="float" office:value="66460">
                <text:p>66460</text:p>
              </table:table-cell>
              <table:table-cell office:value-type="float" office:value="75181">
                <text:p>7518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3.524cm" svg:y="0.314cm" chart:style-name="ch2">
          <text:p>Product Couples with Common Users (Hive)</text:p>
        </chart:title>
        <chart:legend chart:legend-position="end" svg:x="13.569cm" svg:y="4.03cm" style:legend-expansion="high" chart:style-name="ch3"/>
        <chart:plot-area chart:style-name="ch4" chart:data-source-has-labels="both" svg:x="1.278cm" svg:y="1.194cm" svg:width="11.972cm" svg:height="6.697cm">
          <chartooo:coordinate-region svg:x="2.64cm" svg:y="1.354cm" svg:width="10.371cm" svg:height="5.969cm"/>
          <chart:axis chart:dimension="x" chart:name="primary-x" chart:style-name="ch5" chartooo:axis-type="auto">
            <chartooo:date-scale/>
            <chart:title svg:x="6.797cm" svg:y="8.07cm" chart:style-name="ch6">
              <text:p>Rows</text:p>
            </chart:title>
            <chart:categories table:cell-range-address="local-table.$A$2:.$A$8"/>
          </chart:axis>
          <chart:axis chart:dimension="y" chart:name="primary-y" chart:style-name="ch7">
            <chart:title svg:x="0.451cm" svg:y="5.31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16945">
                <text:p>16945</text:p>
              </table:table-cell>
              <table:table-cell office:value-type="float" office:value="65212">
                <text:p>65212</text:p>
              </table:table-cell>
            </table:table-row>
            <table:table-row>
              <table:table-cell office:value-type="string">
                <text:p>50k</text:p>
              </table:table-cell>
              <table:table-cell office:value-type="float" office:value="21786">
                <text:p>21786</text:p>
              </table:table-cell>
              <table:table-cell office:value-type="float" office:value="69717">
                <text:p>69717</text:p>
              </table:table-cell>
            </table:table-row>
            <table:table-row>
              <table:table-cell office:value-type="string">
                <text:p>142k</text:p>
              </table:table-cell>
              <table:table-cell office:value-type="float" office:value="22166">
                <text:p>22166</text:p>
              </table:table-cell>
              <table:table-cell office:value-type="float" office:value="79801">
                <text:p>79801</text:p>
              </table:table-cell>
            </table:table-row>
            <table:table-row>
              <table:table-cell office:value-type="string">
                <text:p>284k</text:p>
              </table:table-cell>
              <table:table-cell office:value-type="float" office:value="36201">
                <text:p>36201</text:p>
              </table:table-cell>
              <table:table-cell office:value-type="float" office:value="88935">
                <text:p>88935</text:p>
              </table:table-cell>
            </table:table-row>
            <table:table-row>
              <table:table-cell office:value-type="string">
                <text:p>568k</text:p>
              </table:table-cell>
              <table:table-cell office:value-type="float" office:value="82078">
                <text:p>82078</text:p>
              </table:table-cell>
              <table:table-cell office:value-type="float" office:value="123367">
                <text:p>123367</text:p>
              </table:table-cell>
            </table:table-row>
            <table:table-row>
              <table:table-cell office:value-type="string">
                <text:p>618k</text:p>
              </table:table-cell>
              <table:table-cell office:value-type="float" office:value="88047">
                <text:p>88047</text:p>
              </table:table-cell>
              <table:table-cell office:value-type="float" office:value="137641">
                <text:p>137641</text:p>
              </table:table-cell>
            </table:table-row>
            <table:table-row>
              <table:table-cell office:value-type="string">
                <text:p>1M</text:p>
              </table:table-cell>
              <table:table-cell office:value-type="float" office:value="244670">
                <text:p>244670</text:p>
              </table:table-cell>
              <table:table-cell office:value-type="float" office:value="129802">
                <text:p>12980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5.72cm" svg:y="0.314cm" chart:style-name="ch2">
          <text:p>Top 10 Words (Spark)</text:p>
        </chart:title>
        <chart:legend chart:legend-position="end" svg:x="13.569cm" svg:y="4.03cm" style:legend-expansion="high" chart:style-name="ch3"/>
        <chart:plot-area chart:style-name="ch4" chart:data-source-has-labels="both" svg:x="1.278cm" svg:y="1.194cm" svg:width="11.972cm" svg:height="6.697cm">
          <chartooo:coordinate-region svg:x="2.455cm" svg:y="1.354cm" svg:width="10.555cm" svg:height="5.969cm"/>
          <chart:axis chart:dimension="x" chart:name="primary-x" chart:style-name="ch5" chartooo:axis-type="auto">
            <chartooo:date-scale/>
            <chart:title svg:x="6.797cm" svg:y="8.07cm" chart:style-name="ch6">
              <text:p>Rows</text:p>
            </chart:title>
            <chart:categories table:cell-range-address="local-table.$A$2:.$A$8"/>
          </chart:axis>
          <chart:axis chart:dimension="y" chart:name="primary-y" chart:style-name="ch7">
            <chart:title svg:x="0.451cm" svg:y="5.31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3129">
                <text:p>3129</text:p>
              </table:table-cell>
              <table:table-cell office:value-type="float" office:value="3867">
                <text:p>3867</text:p>
              </table:table-cell>
            </table:table-row>
            <table:table-row>
              <table:table-cell office:value-type="string">
                <text:p>50k</text:p>
              </table:table-cell>
              <table:table-cell office:value-type="float" office:value="4714">
                <text:p>4714</text:p>
              </table:table-cell>
              <table:table-cell office:value-type="float" office:value="2941">
                <text:p>2941</text:p>
              </table:table-cell>
            </table:table-row>
            <table:table-row>
              <table:table-cell office:value-type="string">
                <text:p>142k</text:p>
              </table:table-cell>
              <table:table-cell office:value-type="float" office:value="5831">
                <text:p>5831</text:p>
              </table:table-cell>
              <table:table-cell office:value-type="float" office:value="6057">
                <text:p>6057</text:p>
              </table:table-cell>
            </table:table-row>
            <table:table-row>
              <table:table-cell office:value-type="string">
                <text:p>284k</text:p>
              </table:table-cell>
              <table:table-cell office:value-type="float" office:value="8130">
                <text:p>8130</text:p>
              </table:table-cell>
              <table:table-cell office:value-type="float" office:value="9860">
                <text:p>9860</text:p>
              </table:table-cell>
            </table:table-row>
            <table:table-row>
              <table:table-cell office:value-type="string">
                <text:p>568k</text:p>
              </table:table-cell>
              <table:table-cell office:value-type="float" office:value="12356">
                <text:p>12356</text:p>
              </table:table-cell>
              <table:table-cell office:value-type="float" office:value="13784">
                <text:p>13784</text:p>
              </table:table-cell>
            </table:table-row>
            <table:table-row>
              <table:table-cell office:value-type="string">
                <text:p>618k</text:p>
              </table:table-cell>
              <table:table-cell office:value-type="float" office:value="12766">
                <text:p>12766</text:p>
              </table:table-cell>
              <table:table-cell office:value-type="float" office:value="16702">
                <text:p>16702</text:p>
              </table:table-cell>
            </table:table-row>
            <table:table-row>
              <table:table-cell office:value-type="string">
                <text:p>1M</text:p>
              </table:table-cell>
              <table:table-cell office:value-type="float" office:value="14596">
                <text:p>14596</text:p>
              </table:table-cell>
              <table:table-cell office:value-type="float" office:value="27649">
                <text:p>276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58cm" svg:height="8.697cm" xlink:href="." xlink:type="simple" chart:class="chart:line" chart:style-name="ch1">
        <chart:title svg:x="3.567cm" svg:y="0.308cm" chart:style-name="ch2">
          <text:p>Average Score Per Product By Year (Spark)</text:p>
        </chart:title>
        <chart:legend chart:legend-position="end" svg:x="13.629cm" svg:y="3.879cm" style:legend-expansion="high" chart:style-name="ch3"/>
        <chart:plot-area chart:style-name="ch4" chart:data-source-has-labels="both" svg:x="1.28cm" svg:y="1.182cm" svg:width="12.028cm" svg:height="6.413cm">
          <chartooo:coordinate-region svg:x="2.272cm" svg:y="1.342cm" svg:width="10.612cm" svg:height="5.685cm"/>
          <chart:axis chart:dimension="x" chart:name="primary-x" chart:style-name="ch5" chartooo:axis-type="auto">
            <chartooo:date-scale/>
            <chart:title svg:x="6.827cm" svg:y="7.768cm" chart:style-name="ch6">
              <text:p>Rows</text:p>
            </chart:title>
            <chart:categories table:cell-range-address="local-table.$A$2:.$A$8"/>
          </chart:axis>
          <chart:axis chart:dimension="y" chart:name="primary-y" chart:style-name="ch7">
            <chart:title svg:x="0.451cm" svg:y="5.16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3092">
                <text:p>3092</text:p>
              </table:table-cell>
              <table:table-cell office:value-type="float" office:value="1385">
                <text:p>1385</text:p>
              </table:table-cell>
            </table:table-row>
            <table:table-row>
              <table:table-cell office:value-type="string">
                <text:p>50k</text:p>
              </table:table-cell>
              <table:table-cell office:value-type="float" office:value="4272">
                <text:p>4272</text:p>
              </table:table-cell>
              <table:table-cell office:value-type="float" office:value="3620">
                <text:p>3620</text:p>
              </table:table-cell>
            </table:table-row>
            <table:table-row>
              <table:table-cell office:value-type="string">
                <text:p>142k</text:p>
              </table:table-cell>
              <table:table-cell office:value-type="float" office:value="5149">
                <text:p>5149</text:p>
              </table:table-cell>
              <table:table-cell office:value-type="float" office:value="3960">
                <text:p>3960</text:p>
              </table:table-cell>
            </table:table-row>
            <table:table-row>
              <table:table-cell office:value-type="string">
                <text:p>284k</text:p>
              </table:table-cell>
              <table:table-cell office:value-type="float" office:value="6299">
                <text:p>6299</text:p>
              </table:table-cell>
              <table:table-cell office:value-type="float" office:value="6890">
                <text:p>6890</text:p>
              </table:table-cell>
            </table:table-row>
            <table:table-row>
              <table:table-cell office:value-type="string">
                <text:p>568k</text:p>
              </table:table-cell>
              <table:table-cell office:value-type="float" office:value="8166">
                <text:p>8166</text:p>
              </table:table-cell>
              <table:table-cell office:value-type="float" office:value="11023">
                <text:p>11023</text:p>
              </table:table-cell>
            </table:table-row>
            <table:table-row>
              <table:table-cell office:value-type="string">
                <text:p>618k</text:p>
              </table:table-cell>
              <table:table-cell office:value-type="float" office:value="8839">
                <text:p>8839</text:p>
              </table:table-cell>
              <table:table-cell office:value-type="float" office:value="14893">
                <text:p>14893</text:p>
              </table:table-cell>
            </table:table-row>
            <table:table-row>
              <table:table-cell office:value-type="string">
                <text:p>1M</text:p>
              </table:table-cell>
              <table:table-cell office:value-type="float" office:value="13232">
                <text:p>13232</text:p>
              </table:table-cell>
              <table:table-cell office:value-type="float" office:value="18278">
                <text:p>1827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543cm" svg:height="8.743cm" xlink:href="." xlink:type="simple" chart:class="chart:line" chart:style-name="ch1">
        <chart:title svg:x="3.163cm" svg:y="0.309cm" chart:style-name="ch2">
          <text:p>Product Couples with Common Users (Spark)</text:p>
        </chart:title>
        <chart:legend chart:legend-position="end" svg:x="13.114cm" svg:y="3.902cm" style:legend-expansion="high" chart:style-name="ch3"/>
        <chart:plot-area chart:style-name="ch4" chart:data-source-has-labels="both" svg:x="1.269cm" svg:y="1.184cm" svg:width="11.535cm" svg:height="6.456cm">
          <chartooo:coordinate-region svg:x="2.631cm" svg:y="1.344cm" svg:width="9.933cm" svg:height="5.728cm"/>
          <chart:axis chart:dimension="x" chart:name="primary-x" chart:style-name="ch5" chartooo:axis-type="auto">
            <chartooo:date-scale/>
            <chart:title svg:x="6.569cm" svg:y="7.814cm" chart:style-name="ch6">
              <text:p>Rows</text:p>
            </chart:title>
            <chart:categories table:cell-range-address="local-table.$A$2:.$A$8"/>
          </chart:axis>
          <chart:axis chart:dimension="y" chart:name="primary-y" chart:style-name="ch7">
            <chart:title svg:x="0.451cm" svg:y="5.18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3134">
                <text:p>3134</text:p>
              </table:table-cell>
              <table:table-cell office:value-type="float" office:value="1724">
                <text:p>1724</text:p>
              </table:table-cell>
            </table:table-row>
            <table:table-row>
              <table:table-cell office:value-type="string">
                <text:p>50k</text:p>
              </table:table-cell>
              <table:table-cell office:value-type="float" office:value="4828">
                <text:p>4828</text:p>
              </table:table-cell>
              <table:table-cell office:value-type="float" office:value="2808">
                <text:p>2808</text:p>
              </table:table-cell>
            </table:table-row>
            <table:table-row>
              <table:table-cell office:value-type="string">
                <text:p>142k</text:p>
              </table:table-cell>
              <table:table-cell office:value-type="float" office:value="7588">
                <text:p>7588</text:p>
              </table:table-cell>
              <table:table-cell office:value-type="float" office:value="8524">
                <text:p>8524</text:p>
              </table:table-cell>
            </table:table-row>
            <table:table-row>
              <table:table-cell office:value-type="string">
                <text:p>284k</text:p>
              </table:table-cell>
              <table:table-cell office:value-type="float" office:value="16199">
                <text:p>16199</text:p>
              </table:table-cell>
              <table:table-cell office:value-type="float" office:value="20673">
                <text:p>20673</text:p>
              </table:table-cell>
            </table:table-row>
            <table:table-row>
              <table:table-cell office:value-type="string">
                <text:p>568k</text:p>
              </table:table-cell>
              <table:table-cell office:value-type="float" office:value="66034">
                <text:p>66034</text:p>
              </table:table-cell>
              <table:table-cell office:value-type="float" office:value="92998">
                <text:p>92998</text:p>
              </table:table-cell>
            </table:table-row>
            <table:table-row>
              <table:table-cell office:value-type="string">
                <text:p>618k</text:p>
              </table:table-cell>
              <table:table-cell office:value-type="float" office:value="79493">
                <text:p>79493</text:p>
              </table:table-cell>
              <table:table-cell office:value-type="float" office:value="109978">
                <text:p>109978</text:p>
              </table:table-cell>
            </table:table-row>
            <table:table-row>
              <table:table-cell office:value-type="string">
                <text:p>1M</text:p>
              </table:table-cell>
              <table:table-cell office:value-type="float" office:value="125148">
                <text:p>125148</text:p>
              </table:table-cell>
              <table:table-cell office:value-type="float" office:value="221885">
                <text:p>22188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